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3965in"/>
    </style:style>
    <style:style style:name="co2" style:family="table-column">
      <style:table-column-properties fo:break-before="auto" style:column-width="0.4929in"/>
    </style:style>
    <style:style style:name="co3" style:family="table-column">
      <style:table-column-properties fo:break-before="auto" style:column-width="0.5252in"/>
    </style:style>
    <style:style style:name="co4" style:family="table-column">
      <style:table-column-properties fo:break-before="auto" style:column-width="0.6319in"/>
    </style:style>
    <style:style style:name="co5" style:family="table-column">
      <style:table-column-properties fo:break-before="auto" style:column-width="0.7929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0.9146in"/>
    </style:style>
    <style:style style:name="co8" style:family="table-column">
      <style:table-column-properties fo:break-before="auto" style:column-width="1.0535in"/>
    </style:style>
    <style:style style:name="co9" style:family="table-column">
      <style:table-column-properties fo:break-before="auto" style:column-width="0.8819in"/>
    </style:style>
    <style:style style:name="co10" style:family="table-column">
      <style:table-column-properties fo:break-before="auto" style:column-width="1.0429in"/>
    </style:style>
    <style:style style:name="co11" style:family="table-column">
      <style:table-column-properties fo:break-before="auto" style:column-width="1.3217in"/>
    </style:style>
    <style:style style:name="co12" style:family="table-column">
      <style:table-column-properties fo:break-before="auto" style:column-width="1.5043in"/>
    </style:style>
    <style:style style:name="co13" style:family="table-column">
      <style:table-column-properties fo:break-before="auto" style:column-width="9.1484in"/>
    </style:style>
    <style:style style:name="co14" style:family="table-column">
      <style:table-column-properties fo:break-before="auto" style:column-width="0.8398in"/>
    </style:style>
    <style:style style:name="co15" style:family="table-column">
      <style:table-column-properties fo:break-before="auto" style:column-width="1.461in"/>
    </style:style>
    <style:style style:name="co16" style:family="table-column">
      <style:table-column-properties fo:break-before="auto" style:column-width="0.55in"/>
    </style:style>
    <style:style style:name="co17" style:family="table-column">
      <style:table-column-properties fo:break-before="auto" style:column-width="0.8071in"/>
    </style:style>
    <style:style style:name="co18" style:family="table-column">
      <style:table-column-properties fo:break-before="auto" style:column-width="3.9598in"/>
    </style:style>
    <style:style style:name="co19" style:family="table-column">
      <style:table-column-properties fo:break-before="auto" style:column-width="0.889in"/>
    </style:style>
    <style:style style:name="ro1" style:family="table-row">
      <style:table-row-properties style:row-height="0.1756in" fo:break-before="auto" style:use-optimal-row-height="true"/>
    </style:style>
    <style:style style:name="ro2" style:family="table-row">
      <style:table-row-properties style:row-height="0.168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row table:style-name="ro1">
          <table:table-cell office:value-type="string">
            <text:p>plate</text:p>
          </table:table-cell>
          <table:table-cell office:value-type="string">
            <text:p>col</text:p>
          </table:table-cell>
          <table:table-cell office:value-type="string">
            <text:p>row</text:p>
          </table:table-cell>
          <table:table-cell office:value-type="string">
            <text:p>qubit_ng_per_ul</text:p>
          </table:table-cell>
          <table:table-cell office:value-type="string">
            <text:p>dna</text:p>
          </table:table-cell>
          <table:table-cell office:value-type="string">
            <text:p>h2o</text:p>
          </table:table-cell>
          <table:table-cell office:value-type="string">
            <text:p>field_series</text:p>
          </table:table-cell>
          <table:table-cell office:value-type="string">
            <text:p>field_number</text:p>
          </table:table-cell>
          <table:table-cell office:value-type="string">
            <text:p>catalog_series</text:p>
          </table:table-cell>
          <table:table-cell office:value-type="string">
            <text:p>catalog_number</text:p>
          </table:table-cell>
          <table:table-cell office:value-type="string">
            <text:p>genus</text:p>
          </table:table-cell>
          <table:table-cell office:value-type="string">
            <text:p>epithet</text:p>
          </table:table-cell>
          <table:table-cell office:value-type="string">
            <text:p>country</text:p>
          </table:table-cell>
          <table:table-cell office:value-type="string">
            <text:p>island</text:p>
          </table:table-cell>
          <table:table-cell office:value-type="string">
            <text:p>paic</text:p>
          </table:table-cell>
          <table:table-cell office:value-type="string">
            <text:p>locality</text:p>
          </table:table-cell>
          <table:table-cell office:value-type="string">
            <text:p>lat</text:p>
          </table:table-cell>
          <table:table-cell office:value-type="string">
            <text:p>long</text:p>
          </table:table-cell>
          <table:table-cell office:value-type="string">
            <text:p>tissue</text:p>
          </table:table-cell>
          <table:table-cell office:value-type="string">
            <text:p>extract</text:p>
          </table:table-cell>
          <table:table-cell office:value-type="string">
            <text:p>date</text:p>
          </table:table-cell>
          <table:table-cell office:value-type="string">
            <text:p>source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64">
            <text:p>64</text:p>
          </table:table-cell>
          <table:table-cell table:formula="of:=175/[.D2]" office:value-type="float" office:value="2.734375">
            <text:p>2.734375</text:p>
          </table:table-cell>
          <table:table-cell table:formula="of:=35-[.E2]" office:value-type="float" office:value="32.265625">
            <text:p>32.265625</text:p>
          </table:table-cell>
          <table:table-cell office:value-type="string">
            <text:p>KU</text:p>
          </table:table-cell>
          <table:table-cell office:value-type="float" office:value="324366">
            <text:p>324366</text:p>
          </table:table-cell>
          <table:table-cell office:value-type="string">
            <text:p>CDS</text:p>
          </table:table-cell>
          <table:table-cell office:value-type="float" office:value="4485">
            <text:p>4485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W-338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103">
            <text:p>103</text:p>
          </table:table-cell>
          <table:table-cell table:formula="of:=175/[.D3]" office:value-type="float" office:value="1.69902912621359">
            <text:p>1.6990291262</text:p>
          </table:table-cell>
          <table:table-cell table:formula="of:=35-[.E3]" office:value-type="float" office:value="33.3009708737864">
            <text:p>33.3009708738</text:p>
          </table:table-cell>
          <table:table-cell office:value-type="string">
            <text:p>KU</text:p>
          </table:table-cell>
          <table:table-cell office:value-type="float" office:value="324369">
            <text:p>324369</text:p>
          </table:table-cell>
          <table:table-cell office:value-type="string">
            <text:p>CDS</text:p>
          </table:table-cell>
          <table:table-cell office:value-type="float" office:value="4658">
            <text:p>4658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X-346-H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264">
            <text:p>264</text:p>
          </table:table-cell>
          <table:table-cell table:formula="of:=175/[.D4]" office:value-type="float" office:value="0.662878787878788">
            <text:p>0.6628787879</text:p>
          </table:table-cell>
          <table:table-cell table:formula="of:=35-[.E4]" office:value-type="float" office:value="34.3371212121212">
            <text:p>34.3371212121</text:p>
          </table:table-cell>
          <table:table-cell office:value-type="string">
            <text:p>KU</text:p>
          </table:table-cell>
          <table:table-cell office:value-type="float" office:value="324370">
            <text:p>324370</text:p>
          </table:table-cell>
          <table:table-cell office:value-type="string">
            <text:p>CDS</text:p>
          </table:table-cell>
          <table:table-cell office:value-type="float" office:value="4659">
            <text:p>465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X-346-H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150">
            <text:p>150</text:p>
          </table:table-cell>
          <table:table-cell table:formula="of:=175/[.D5]" office:value-type="float" office:value="1.16666666666667">
            <text:p>1.1666666667</text:p>
          </table:table-cell>
          <table:table-cell table:formula="of:=35-[.E5]" office:value-type="float" office:value="33.8333333333333">
            <text:p>33.8333333333</text:p>
          </table:table-cell>
          <table:table-cell office:value-type="string">
            <text:p>KU</text:p>
          </table:table-cell>
          <table:table-cell office:value-type="float" office:value="324371">
            <text:p>324371</text:p>
          </table:table-cell>
          <table:table-cell office:value-type="string">
            <text:p>CDS</text:p>
          </table:table-cell>
          <table:table-cell office:value-type="float" office:value="4660">
            <text:p>4660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Bohol</text:p>
          </table:table-cell>
          <table:table-cell office:value-type="string">
            <text:p>Mindanao</text:p>
          </table:table-cell>
          <table:table-cell office:value-type="string">
            <text:p>Bohol Province; Municipality of Bilar; Barangay Riverside; Magsaysay Park; Raja Sikatuna Natural Park</text:p>
          </table:table-cell>
          <table:table-cell office:value-type="float" office:value="9.70551">
            <text:p>9.70551</text:p>
          </table:table-cell>
          <table:table-cell office:value-type="float" office:value="124.12344">
            <text:p>124.12344</text:p>
          </table:table-cell>
          <table:table-cell office:value-type="string">
            <text:p>X-346-I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8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194">
            <text:p>194</text:p>
          </table:table-cell>
          <table:table-cell table:formula="of:=175/[.D6]" office:value-type="float" office:value="0.902061855670103">
            <text:p>0.9020618557</text:p>
          </table:table-cell>
          <table:table-cell table:formula="of:=35-[.E6]" office:value-type="float" office:value="34.0979381443299">
            <text:p>34.0979381443</text:p>
          </table:table-cell>
          <table:table-cell office:value-type="string">
            <text:p>KU</text:p>
          </table:table-cell>
          <table:table-cell office:value-type="float" office:value="309365">
            <text:p>309365</text:p>
          </table:table-cell>
          <table:table-cell office:value-type="string">
            <text:p>RMB</text:p>
          </table:table-cell>
          <table:table-cell office:value-type="float" office:value="8043">
            <text:p>8043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Mambajao; Barangay Pandan, Sito Pamahawan</text:p>
          </table:table-cell>
          <table:table-cell table:number-columns-repeated="2"/>
          <table:table-cell office:value-type="string">
            <text:p>P-239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6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111">
            <text:p>111</text:p>
          </table:table-cell>
          <table:table-cell table:formula="of:=175/[.D7]" office:value-type="float" office:value="1.57657657657658">
            <text:p>1.5765765766</text:p>
          </table:table-cell>
          <table:table-cell table:formula="of:=35-[.E7]" office:value-type="float" office:value="33.4234234234234">
            <text:p>33.4234234234</text:p>
          </table:table-cell>
          <table:table-cell office:value-type="string">
            <text:p>KU</text:p>
          </table:table-cell>
          <table:table-cell office:value-type="float" office:value="309363">
            <text:p>309363</text:p>
          </table:table-cell>
          <table:table-cell office:value-type="string">
            <text:p>RMB</text:p>
          </table:table-cell>
          <table:table-cell office:value-type="float" office:value="8201">
            <text:p>8201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Mambajao; Barangay Pandan, Sito Pamahawan</text:p>
          </table:table-cell>
          <table:table-cell table:number-columns-repeated="2"/>
          <table:table-cell office:value-type="string">
            <text:p>Q-241-B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6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232">
            <text:p>232</text:p>
          </table:table-cell>
          <table:table-cell table:formula="of:=175/[.D8]" office:value-type="float" office:value="0.754310344827586">
            <text:p>0.7543103448</text:p>
          </table:table-cell>
          <table:table-cell table:formula="of:=35-[.E8]" office:value-type="float" office:value="34.2456896551724">
            <text:p>34.2456896552</text:p>
          </table:table-cell>
          <table:table-cell office:value-type="string">
            <text:p>KU</text:p>
          </table:table-cell>
          <table:table-cell office:value-type="float" office:value="309366">
            <text:p>309366</text:p>
          </table:table-cell>
          <table:table-cell office:value-type="string">
            <text:p>RMB</text:p>
          </table:table-cell>
          <table:table-cell office:value-type="float" office:value="8220">
            <text:p>8220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Mambajao; Barangay Pandan, Sito Pamahawan</text:p>
          </table:table-cell>
          <table:table-cell table:number-columns-repeated="2"/>
          <table:table-cell office:value-type="string">
            <text:p>Q-241-D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6-1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140">
            <text:p>140</text:p>
          </table:table-cell>
          <table:table-cell table:formula="of:=175/[.D9]" office:value-type="float" office:value="1.25">
            <text:p>1.25</text:p>
          </table:table-cell>
          <table:table-cell table:formula="of:=35-[.E9]" office:value-type="float" office:value="33.75">
            <text:p>33.75</text:p>
          </table:table-cell>
          <table:table-cell office:value-type="string">
            <text:p>KU</text:p>
          </table:table-cell>
          <table:table-cell office:value-type="float" office:value="309364">
            <text:p>309364</text:p>
          </table:table-cell>
          <table:table-cell office:value-type="string">
            <text:p>RMB</text:p>
          </table:table-cell>
          <table:table-cell office:value-type="float" office:value="8232">
            <text:p>8232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Mambajao; Barangay Pandan, Sito Pamahawan</text:p>
          </table:table-cell>
          <table:table-cell table:number-columns-repeated="2"/>
          <table:table-cell office:value-type="string">
            <text:p>Q-241-E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6-1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42.1">
            <text:p>42.1</text:p>
          </table:table-cell>
          <table:table-cell table:formula="of:=175/[.D10]" office:value-type="float" office:value="4.15676959619953">
            <text:p>4.1567695962</text:p>
          </table:table-cell>
          <table:table-cell table:formula="of:=35-[.E10]" office:value-type="float" office:value="30.8432304038005">
            <text:p>30.8432304038</text:p>
          </table:table-cell>
          <table:table-cell office:value-type="string">
            <text:p>KU</text:p>
          </table:table-cell>
          <table:table-cell office:value-type="float" office:value="305567">
            <text:p>305567</text:p>
          </table:table-cell>
          <table:table-cell office:value-type="string">
            <text:p>CDS</text:p>
          </table:table-cell>
          <table:table-cell office:value-type="float" office:value="1768">
            <text:p>1768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ebu</text:p>
          </table:table-cell>
          <table:table-cell office:value-type="string">
            <text:p>Visayan</text:p>
          </table:table-cell>
          <table:table-cell office:value-type="string">
            <text:p>Cebu Province; Municipality of Alcoy; Barangay Nug-as, CBCF field station</text:p>
          </table:table-cell>
          <table:table-cell office:value-type="float" office:value="9.71119">
            <text:p>9.71119</text:p>
          </table:table-cell>
          <table:table-cell office:value-type="float" office:value="123.44884">
            <text:p>123.44884</text:p>
          </table:table-cell>
          <table:table-cell office:value-type="string">
            <text:p>H-118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6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177">
            <text:p>177</text:p>
          </table:table-cell>
          <table:table-cell table:formula="of:=175/[.D11]" office:value-type="float" office:value="0.988700564971751">
            <text:p>0.988700565</text:p>
          </table:table-cell>
          <table:table-cell table:formula="of:=35-[.E11]" office:value-type="float" office:value="34.0112994350282">
            <text:p>34.011299435</text:p>
          </table:table-cell>
          <table:table-cell office:value-type="string">
            <text:p>KU</text:p>
          </table:table-cell>
          <table:table-cell office:value-type="float" office:value="305568">
            <text:p>305568</text:p>
          </table:table-cell>
          <table:table-cell office:value-type="string">
            <text:p>CWL</text:p>
          </table:table-cell>
          <table:table-cell office:value-type="float" office:value="88">
            <text:p>88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ebu</text:p>
          </table:table-cell>
          <table:table-cell office:value-type="string">
            <text:p>Visayan</text:p>
          </table:table-cell>
          <table:table-cell office:value-type="string">
            <text:p>Cebu Province; Municipality of Alcoy; Barangay Nug-as, CBCF field station</text:p>
          </table:table-cell>
          <table:table-cell office:value-type="float" office:value="9.71368">
            <text:p>9.71368</text:p>
          </table:table-cell>
          <table:table-cell office:value-type="float" office:value="123.44672">
            <text:p>123.44672</text:p>
          </table:table-cell>
          <table:table-cell office:value-type="string">
            <text:p>I-125-6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6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83.2">
            <text:p>83.2</text:p>
          </table:table-cell>
          <table:table-cell table:formula="of:=175/[.D12]" office:value-type="float" office:value="2.10336538461538">
            <text:p>2.1033653846</text:p>
          </table:table-cell>
          <table:table-cell table:formula="of:=35-[.E12]" office:value-type="float" office:value="32.8966346153846">
            <text:p>32.8966346154</text:p>
          </table:table-cell>
          <table:table-cell office:value-type="string">
            <text:p>KU</text:p>
          </table:table-cell>
          <table:table-cell office:value-type="float" office:value="305569">
            <text:p>305569</text:p>
          </table:table-cell>
          <table:table-cell office:value-type="string">
            <text:p>CWL</text:p>
          </table:table-cell>
          <table:table-cell office:value-type="float" office:value="89">
            <text:p>8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ebu</text:p>
          </table:table-cell>
          <table:table-cell office:value-type="string">
            <text:p>Visayan</text:p>
          </table:table-cell>
          <table:table-cell office:value-type="string">
            <text:p>Cebu Province; Municipality of Alcoy; Barangay Nug-as, CBCF field station</text:p>
          </table:table-cell>
          <table:table-cell office:value-type="float" office:value="9.71368">
            <text:p>9.71368</text:p>
          </table:table-cell>
          <table:table-cell office:value-type="float" office:value="123.44672">
            <text:p>123.44672</text:p>
          </table:table-cell>
          <table:table-cell office:value-type="string">
            <text:p>I-125-6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6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17.2">
            <text:p>17.2</text:p>
          </table:table-cell>
          <table:table-cell table:formula="of:=175/[.D13]" office:value-type="float" office:value="10.1744186046512">
            <text:p>10.1744186047</text:p>
          </table:table-cell>
          <table:table-cell table:formula="of:=35-[.E13]" office:value-type="float" office:value="24.8255813953488">
            <text:p>24.8255813953</text:p>
          </table:table-cell>
          <table:table-cell office:value-type="string">
            <text:p>KU</text:p>
          </table:table-cell>
          <table:table-cell office:value-type="float" office:value="305570">
            <text:p>305570</text:p>
          </table:table-cell>
          <table:table-cell office:value-type="string">
            <text:p>CWL</text:p>
          </table:table-cell>
          <table:table-cell office:value-type="float" office:value="90">
            <text:p>90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Cebu</text:p>
          </table:table-cell>
          <table:table-cell office:value-type="string">
            <text:p>Visayan</text:p>
          </table:table-cell>
          <table:table-cell office:value-type="string">
            <text:p>Cebu Province; Municipality of Alcoy; Barangay Nug-as, CBCF field station</text:p>
          </table:table-cell>
          <table:table-cell office:value-type="float" office:value="9.71205">
            <text:p>9.71205</text:p>
          </table:table-cell>
          <table:table-cell office:value-type="float" office:value="123.44303">
            <text:p>123.44303</text:p>
          </table:table-cell>
          <table:table-cell office:value-type="string">
            <text:p>I-125-6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6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318">
            <text:p>318</text:p>
          </table:table-cell>
          <table:table-cell table:formula="of:=175/[.D14]" office:value-type="float" office:value="0.550314465408805">
            <text:p>0.5503144654</text:p>
          </table:table-cell>
          <table:table-cell table:formula="of:=35-[.E14]" office:value-type="float" office:value="34.4496855345912">
            <text:p>34.4496855346</text:p>
          </table:table-cell>
          <table:table-cell table:number-columns-repeated="2"/>
          <table:table-cell office:value-type="string">
            <text:p>PNM/CMNH H</text:p>
          </table:table-cell>
          <table:table-cell office:value-type="float" office:value="1289">
            <text:p>128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3-H8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32">
            <text:p>132</text:p>
          </table:table-cell>
          <table:table-cell table:formula="of:=175/[.D15]" office:value-type="float" office:value="1.32575757575758">
            <text:p>1.3257575758</text:p>
          </table:table-cell>
          <table:table-cell table:formula="of:=35-[.E15]" office:value-type="float" office:value="33.6742424242424">
            <text:p>33.6742424242</text:p>
          </table:table-cell>
          <table:table-cell table:number-columns-repeated="2"/>
          <table:table-cell office:value-type="string">
            <text:p>PNM/CMNH H</text:p>
          </table:table-cell>
          <table:table-cell office:value-type="float" office:value="1292">
            <text:p>1292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5-F9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62.4">
            <text:p>62.4</text:p>
          </table:table-cell>
          <table:table-cell table:formula="of:=175/[.D16]" office:value-type="float" office:value="2.80448717948718">
            <text:p>2.8044871795</text:p>
          </table:table-cell>
          <table:table-cell table:formula="of:=35-[.E16]" office:value-type="float" office:value="32.1955128205128">
            <text:p>32.1955128205</text:p>
          </table:table-cell>
          <table:table-cell table:number-columns-repeated="2"/>
          <table:table-cell office:value-type="string">
            <text:p>PNM/CMNH H</text:p>
          </table:table-cell>
          <table:table-cell office:value-type="float" office:value="1293">
            <text:p>1293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3-D7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float" office:value="265">
            <text:p>265</text:p>
          </table:table-cell>
          <table:table-cell table:formula="of:=175/[.D17]" office:value-type="float" office:value="0.660377358490566">
            <text:p>0.6603773585</text:p>
          </table:table-cell>
          <table:table-cell table:formula="of:=35-[.E17]" office:value-type="float" office:value="34.3396226415094">
            <text:p>34.3396226415</text:p>
          </table:table-cell>
          <table:table-cell table:number-columns-repeated="2"/>
          <table:table-cell office:value-type="string">
            <text:p>PNM/CMNH H</text:p>
          </table:table-cell>
          <table:table-cell office:value-type="float" office:value="1298">
            <text:p>1298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Mindanao</text:p>
          </table:table-cell>
          <table:table-cell/>
          <table:table-cell office:value-type="string">
            <text:p>Davao City Province; Municipality of Calinan; Barangay Malagos; Malagos Eagle Station</text:p>
          </table:table-cell>
          <table:table-cell table:number-columns-repeated="2"/>
          <table:table-cell office:value-type="string">
            <text:p>J-144-A4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209">
            <text:p>209</text:p>
          </table:table-cell>
          <table:table-cell table:formula="of:=175/[.D18]" office:value-type="float" office:value="0.837320574162679">
            <text:p>0.8373205742</text:p>
          </table:table-cell>
          <table:table-cell table:formula="of:=35-[.E18]" office:value-type="float" office:value="34.1626794258373">
            <text:p>34.1626794258</text:p>
          </table:table-cell>
          <table:table-cell office:value-type="string">
            <text:p>KU</text:p>
          </table:table-cell>
          <table:table-cell office:value-type="float" office:value="319651">
            <text:p>319651</text:p>
          </table:table-cell>
          <table:table-cell office:value-type="string">
            <text:p>RMB</text:p>
          </table:table-cell>
          <table:table-cell office:value-type="float" office:value="11229">
            <text:p>1122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La Paz, Sitio Nancy</text:p>
          </table:table-cell>
          <table:table-cell office:value-type="float" office:value="7.085">
            <text:p>7.085</text:p>
          </table:table-cell>
          <table:table-cell office:value-type="float" office:value="122.027">
            <text:p>122.027</text:p>
          </table:table-cell>
          <table:table-cell office:value-type="string">
            <text:p>V-317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171">
            <text:p>171</text:p>
          </table:table-cell>
          <table:table-cell table:formula="of:=175/[.D19]" office:value-type="float" office:value="1.0233918128655">
            <text:p>1.0233918129</text:p>
          </table:table-cell>
          <table:table-cell table:formula="of:=35-[.E19]" office:value-type="float" office:value="33.9766081871345">
            <text:p>33.9766081871</text:p>
          </table:table-cell>
          <table:table-cell office:value-type="string">
            <text:p>KU</text:p>
          </table:table-cell>
          <table:table-cell office:value-type="float" office:value="319653">
            <text:p>319653</text:p>
          </table:table-cell>
          <table:table-cell office:value-type="string">
            <text:p>RMB</text:p>
          </table:table-cell>
          <table:table-cell office:value-type="float" office:value="11302">
            <text:p>11302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La Paz, Sitio Nancy</text:p>
          </table:table-cell>
          <table:table-cell office:value-type="float" office:value="7.085">
            <text:p>7.085</text:p>
          </table:table-cell>
          <table:table-cell office:value-type="float" office:value="122.027">
            <text:p>122.027</text:p>
          </table:table-cell>
          <table:table-cell office:value-type="string">
            <text:p>V-318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420">
            <text:p>420</text:p>
          </table:table-cell>
          <table:table-cell table:formula="of:=175/[.D20]" office:value-type="float" office:value="0.416666666666667">
            <text:p>0.4166666667</text:p>
          </table:table-cell>
          <table:table-cell table:formula="of:=35-[.E20]" office:value-type="float" office:value="34.5833333333333">
            <text:p>34.5833333333</text:p>
          </table:table-cell>
          <table:table-cell office:value-type="string">
            <text:p>KU</text:p>
          </table:table-cell>
          <table:table-cell office:value-type="float" office:value="319659">
            <text:p>319659</text:p>
          </table:table-cell>
          <table:table-cell office:value-type="string">
            <text:p>RMB</text:p>
          </table:table-cell>
          <table:table-cell office:value-type="float" office:value="11309">
            <text:p>11309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La Paz, Sitio Nancy</text:p>
          </table:table-cell>
          <table:table-cell office:value-type="float" office:value="7.085">
            <text:p>7.085</text:p>
          </table:table-cell>
          <table:table-cell office:value-type="float" office:value="122.027">
            <text:p>122.027</text:p>
          </table:table-cell>
          <table:table-cell office:value-type="string">
            <text:p>V-318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5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28">
            <text:p>228</text:p>
          </table:table-cell>
          <table:table-cell table:formula="of:=175/[.D21]" office:value-type="float" office:value="0.767543859649123">
            <text:p>0.7675438596</text:p>
          </table:table-cell>
          <table:table-cell table:formula="of:=35-[.E21]" office:value-type="float" office:value="34.2324561403509">
            <text:p>34.2324561404</text:p>
          </table:table-cell>
          <table:table-cell office:value-type="string">
            <text:p>KU</text:p>
          </table:table-cell>
          <table:table-cell office:value-type="float" office:value="319845">
            <text:p>319845</text:p>
          </table:table-cell>
          <table:table-cell office:value-type="string">
            <text:p>RMB</text:p>
          </table:table-cell>
          <table:table-cell office:value-type="float" office:value="11714">
            <text:p>11714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V-323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56.6">
            <text:p>56.6</text:p>
          </table:table-cell>
          <table:table-cell table:formula="of:=175/[.D22]" office:value-type="float" office:value="3.09187279151943">
            <text:p>3.0918727915</text:p>
          </table:table-cell>
          <table:table-cell table:formula="of:=35-[.E22]" office:value-type="float" office:value="31.9081272084806">
            <text:p>31.9081272085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16">
            <text:p>7716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G5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352">
            <text:p>352</text:p>
          </table:table-cell>
          <table:table-cell table:formula="of:=175/[.D23]" office:value-type="float" office:value="0.497159090909091">
            <text:p>0.4971590909</text:p>
          </table:table-cell>
          <table:table-cell table:formula="of:=35-[.E23]" office:value-type="float" office:value="34.5028409090909">
            <text:p>34.5028409091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20">
            <text:p>7720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G9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86.5">
            <text:p>86.5</text:p>
          </table:table-cell>
          <table:table-cell table:formula="of:=175/[.D24]" office:value-type="float" office:value="2.02312138728324">
            <text:p>2.0231213873</text:p>
          </table:table-cell>
          <table:table-cell table:formula="of:=35-[.E24]" office:value-type="float" office:value="32.9768786127168">
            <text:p>32.9768786127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22">
            <text:p>7722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H2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48.7">
            <text:p>48.7</text:p>
          </table:table-cell>
          <table:table-cell table:formula="of:=175/[.D25]" office:value-type="float" office:value="3.59342915811088">
            <text:p>3.5934291581</text:p>
          </table:table-cell>
          <table:table-cell table:formula="of:=35-[.E25]" office:value-type="float" office:value="31.4065708418891">
            <text:p>31.4065708419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24">
            <text:p>7724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H4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45">
            <text:p>45</text:p>
          </table:table-cell>
          <table:table-cell table:formula="of:=175/[.D26]" office:value-type="float" office:value="3.88888888888889">
            <text:p>3.8888888889</text:p>
          </table:table-cell>
          <table:table-cell table:formula="of:=35-[.E26]" office:value-type="float" office:value="31.1111111111111">
            <text:p>31.1111111111</text:p>
          </table:table-cell>
          <table:table-cell table:number-columns-repeated="2"/>
          <table:table-cell office:value-type="string">
            <text:p>RMB</text:p>
          </table:table-cell>
          <table:table-cell office:value-type="float" office:value="7725">
            <text:p>7725</text:p>
          </table:table-cell>
          <table:table-cell office:value-type="string">
            <text:p>Cyrtodactylus</text:p>
          </table:table-cell>
          <table:table-cell office:value-type="string">
            <text:p>annulat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/>
          <table:table-cell office:value-type="string">
            <text:p>Mainit</text:p>
          </table:table-cell>
          <table:table-cell table:number-columns-repeated="2"/>
          <table:table-cell office:value-type="string">
            <text:p>M-190-H5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90.8">
            <text:p>90.8</text:p>
          </table:table-cell>
          <table:table-cell table:formula="of:=175/[.D27]" office:value-type="float" office:value="1.9273127753304">
            <text:p>1.9273127753</text:p>
          </table:table-cell>
          <table:table-cell table:formula="of:=35-[.E27]" office:value-type="float" office:value="33.0726872246696">
            <text:p>33.0726872247</text:p>
          </table:table-cell>
          <table:table-cell table:number-columns-repeated="2"/>
          <table:table-cell office:value-type="string">
            <text:p>SP</text:p>
          </table:table-cell>
          <table:table-cell office:value-type="float" office:value="6891">
            <text:p>6891</text:p>
          </table:table-cell>
          <table:table-cell office:value-type="string">
            <text:p>Cyrtodactylus</text:p>
          </table:table-cell>
          <table:table-cell office:value-type="string">
            <text:p>baluensis</text:p>
          </table:table-cell>
          <table:table-cell office:value-type="string">
            <text:p>Malaysia</text:p>
          </table:table-cell>
          <table:table-cell office:value-type="string">
            <text:p>Kinabalu</text:p>
          </table:table-cell>
          <table:table-cell/>
          <table:table-cell office:value-type="string">
            <text:p>Mt. Kinabalu Park; Kinabalu headquarters; ; CDS3506</text:p>
          </table:table-cell>
          <table:table-cell table:number-columns-repeated="2"/>
          <table:table-cell office:value-type="string">
            <text:p>R-270-A8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61">
            <text:p>161</text:p>
          </table:table-cell>
          <table:table-cell table:formula="of:=175/[.D28]" office:value-type="float" office:value="1.08695652173913">
            <text:p>1.0869565217</text:p>
          </table:table-cell>
          <table:table-cell table:formula="of:=35-[.E28]" office:value-type="float" office:value="33.9130434782609">
            <text:p>33.9130434783</text:p>
          </table:table-cell>
          <table:table-cell table:number-columns-repeated="2"/>
          <table:table-cell office:value-type="string">
            <text:p>SP</text:p>
          </table:table-cell>
          <table:table-cell office:value-type="float" office:value="6892">
            <text:p>6892</text:p>
          </table:table-cell>
          <table:table-cell office:value-type="string">
            <text:p>Cyrtodactylus</text:p>
          </table:table-cell>
          <table:table-cell office:value-type="string">
            <text:p>baluensis</text:p>
          </table:table-cell>
          <table:table-cell office:value-type="string">
            <text:p>Malaysia</text:p>
          </table:table-cell>
          <table:table-cell office:value-type="string">
            <text:p>Kinabalu</text:p>
          </table:table-cell>
          <table:table-cell/>
          <table:table-cell office:value-type="string">
            <text:p>Mt. Kinabalu Park; Kinabalu headquarters; ; CDS3507</text:p>
          </table:table-cell>
          <table:table-cell table:number-columns-repeated="2"/>
          <table:table-cell office:value-type="string">
            <text:p>R-270-A9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237">
            <text:p>237</text:p>
          </table:table-cell>
          <table:table-cell table:formula="of:=175/[.D29]" office:value-type="float" office:value="0.738396624472574">
            <text:p>0.7383966245</text:p>
          </table:table-cell>
          <table:table-cell table:formula="of:=35-[.E29]" office:value-type="float" office:value="34.2616033755274">
            <text:p>34.2616033755</text:p>
          </table:table-cell>
          <table:table-cell table:number-columns-repeated="2"/>
          <table:table-cell office:value-type="string">
            <text:p>SP</text:p>
          </table:table-cell>
          <table:table-cell office:value-type="float" office:value="6906">
            <text:p>6906</text:p>
          </table:table-cell>
          <table:table-cell office:value-type="string">
            <text:p>Cyrtodactylus</text:p>
          </table:table-cell>
          <table:table-cell office:value-type="string">
            <text:p>baluensis</text:p>
          </table:table-cell>
          <table:table-cell office:value-type="string">
            <text:p>Malaysia</text:p>
          </table:table-cell>
          <table:table-cell office:value-type="string">
            <text:p>Kinabalu</text:p>
          </table:table-cell>
          <table:table-cell/>
          <table:table-cell office:value-type="string">
            <text:p>Mt. Kinabalu Park; Kinabalu headquarters; ; CDS3539</text:p>
          </table:table-cell>
          <table:table-cell table:number-columns-repeated="2"/>
          <table:table-cell office:value-type="string">
            <text:p>R-270-B1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57.5">
            <text:p>57.5</text:p>
          </table:table-cell>
          <table:table-cell table:formula="of:=175/[.D30]" office:value-type="float" office:value="3.04347826086957">
            <text:p>3.0434782609</text:p>
          </table:table-cell>
          <table:table-cell table:formula="of:=35-[.E30]" office:value-type="float" office:value="31.9565217391304">
            <text:p>31.9565217391</text:p>
          </table:table-cell>
          <table:table-cell office:value-type="string">
            <text:p>KU</text:p>
          </table:table-cell>
          <table:table-cell office:value-type="float" office:value="326520">
            <text:p>326520</text:p>
          </table:table-cell>
          <table:table-cell office:value-type="string">
            <text:p>RMB</text:p>
          </table:table-cell>
          <table:table-cell office:value-type="float" office:value="8931">
            <text:p>8931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186">
            <text:p>186</text:p>
          </table:table-cell>
          <table:table-cell table:formula="of:=175/[.D31]" office:value-type="float" office:value="0.940860215053763">
            <text:p>0.9408602151</text:p>
          </table:table-cell>
          <table:table-cell table:formula="of:=35-[.E31]" office:value-type="float" office:value="34.0591397849462">
            <text:p>34.0591397849</text:p>
          </table:table-cell>
          <table:table-cell office:value-type="string">
            <text:p>KU</text:p>
          </table:table-cell>
          <table:table-cell office:value-type="float" office:value="326521">
            <text:p>326521</text:p>
          </table:table-cell>
          <table:table-cell office:value-type="string">
            <text:p>RMB</text:p>
          </table:table-cell>
          <table:table-cell office:value-type="float" office:value="8932">
            <text:p>8932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65.2">
            <text:p>65.2</text:p>
          </table:table-cell>
          <table:table-cell table:formula="of:=175/[.D32]" office:value-type="float" office:value="2.6840490797546">
            <text:p>2.6840490798</text:p>
          </table:table-cell>
          <table:table-cell table:formula="of:=35-[.E32]" office:value-type="float" office:value="32.3159509202454">
            <text:p>32.3159509202</text:p>
          </table:table-cell>
          <table:table-cell office:value-type="string">
            <text:p>KU</text:p>
          </table:table-cell>
          <table:table-cell office:value-type="float" office:value="326522">
            <text:p>326522</text:p>
          </table:table-cell>
          <table:table-cell office:value-type="string">
            <text:p>RMB</text:p>
          </table:table-cell>
          <table:table-cell office:value-type="float" office:value="8933">
            <text:p>8933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138">
            <text:p>138</text:p>
          </table:table-cell>
          <table:table-cell table:formula="of:=175/[.D33]" office:value-type="float" office:value="1.26811594202899">
            <text:p>1.268115942</text:p>
          </table:table-cell>
          <table:table-cell table:formula="of:=35-[.E33]" office:value-type="float" office:value="33.731884057971">
            <text:p>33.731884058</text:p>
          </table:table-cell>
          <table:table-cell office:value-type="string">
            <text:p>KU</text:p>
          </table:table-cell>
          <table:table-cell office:value-type="float" office:value="326523">
            <text:p>326523</text:p>
          </table:table-cell>
          <table:table-cell office:value-type="string">
            <text:p>RMB</text:p>
          </table:table-cell>
          <table:table-cell office:value-type="float" office:value="8934">
            <text:p>8934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116">
            <text:p>116</text:p>
          </table:table-cell>
          <table:table-cell table:formula="of:=175/[.D34]" office:value-type="float" office:value="1.50862068965517">
            <text:p>1.5086206897</text:p>
          </table:table-cell>
          <table:table-cell table:formula="of:=35-[.E34]" office:value-type="float" office:value="33.4913793103448">
            <text:p>33.4913793103</text:p>
          </table:table-cell>
          <table:table-cell office:value-type="string">
            <text:p>KU</text:p>
          </table:table-cell>
          <table:table-cell office:value-type="float" office:value="326526">
            <text:p>326526</text:p>
          </table:table-cell>
          <table:table-cell office:value-type="string">
            <text:p>RMB</text:p>
          </table:table-cell>
          <table:table-cell office:value-type="float" office:value="8937">
            <text:p>8937</text:p>
          </table:table-cell>
          <table:table-cell office:value-type="string">
            <text:p>Cyrtodactylus</text:p>
          </table:table-cell>
          <table:table-cell office:value-type="string">
            <text:p>gubaot</text:p>
          </table:table-cell>
          <table:table-cell office:value-type="string">
            <text:p>Philippines</text:p>
          </table:table-cell>
          <table:table-cell office:value-type="string">
            <text:p>Leyte</text:p>
          </table:table-cell>
          <table:table-cell office:value-type="string">
            <text:p>Mindanao</text:p>
          </table:table-cell>
          <table:table-cell office:value-type="string">
            <text:p>Leyte Province; Municipality of Baybay; Visayas State University Campus</text:p>
          </table:table-cell>
          <table:table-cell office:value-type="float" office:value="10.7451667">
            <text:p>10.7451667</text:p>
          </table:table-cell>
          <table:table-cell office:value-type="float" office:value="124.8042833">
            <text:p>124.8042833</text:p>
          </table:table-cell>
          <table:table-cell office:value-type="string">
            <text:p>R-263-H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4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40">
            <text:p>140</text:p>
          </table:table-cell>
          <table:table-cell table:formula="of:=175/[.D35]" office:value-type="float" office:value="1.25">
            <text:p>1.25</text:p>
          </table:table-cell>
          <table:table-cell table:formula="of:=35-[.E35]" office:value-type="float" office:value="33.75">
            <text:p>33.75</text:p>
          </table:table-cell>
          <table:table-cell office:value-type="string">
            <text:p>KU</text:p>
          </table:table-cell>
          <table:table-cell office:value-type="float" office:value="319657">
            <text:p>319657</text:p>
          </table:table-cell>
          <table:table-cell office:value-type="string">
            <text:p>RMB</text:p>
          </table:table-cell>
          <table:table-cell office:value-type="float" office:value="11591">
            <text:p>11591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Tulosa, Sitio Santa Clara, Cabo Negro Outpost</text:p>
          </table:table-cell>
          <table:table-cell office:value-type="float" office:value="7.108">
            <text:p>7.108</text:p>
          </table:table-cell>
          <table:table-cell office:value-type="float" office:value="122.119">
            <text:p>122.119</text:p>
          </table:table-cell>
          <table:table-cell office:value-type="string">
            <text:p>V-322-C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226">
            <text:p>226</text:p>
          </table:table-cell>
          <table:table-cell table:formula="of:=175/[.D36]" office:value-type="float" office:value="0.774336283185841">
            <text:p>0.7743362832</text:p>
          </table:table-cell>
          <table:table-cell table:formula="of:=35-[.E36]" office:value-type="float" office:value="34.2256637168142">
            <text:p>34.2256637168</text:p>
          </table:table-cell>
          <table:table-cell office:value-type="string">
            <text:p>KU</text:p>
          </table:table-cell>
          <table:table-cell office:value-type="float" office:value="319844">
            <text:p>319844</text:p>
          </table:table-cell>
          <table:table-cell office:value-type="string">
            <text:p>RMB</text:p>
          </table:table-cell>
          <table:table-cell office:value-type="float" office:value="11670">
            <text:p>11670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Barangay Tulosa, Sitio Santa Clara, Cabo Negro Outpost</text:p>
          </table:table-cell>
          <table:table-cell office:value-type="float" office:value="7.108">
            <text:p>7.108</text:p>
          </table:table-cell>
          <table:table-cell office:value-type="float" office:value="122.119">
            <text:p>122.119</text:p>
          </table:table-cell>
          <table:table-cell office:value-type="string">
            <text:p>V-323-C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236">
            <text:p>236</text:p>
          </table:table-cell>
          <table:table-cell table:formula="of:=175/[.D37]" office:value-type="float" office:value="0.741525423728814">
            <text:p>0.7415254237</text:p>
          </table:table-cell>
          <table:table-cell table:formula="of:=35-[.E37]" office:value-type="float" office:value="34.2584745762712">
            <text:p>34.2584745763</text:p>
          </table:table-cell>
          <table:table-cell office:value-type="string">
            <text:p>KU</text:p>
          </table:table-cell>
          <table:table-cell office:value-type="float" office:value="314807">
            <text:p>314807</text:p>
          </table:table-cell>
          <table:table-cell office:value-type="string">
            <text:p>RMB</text:p>
          </table:table-cell>
          <table:table-cell office:value-type="float" office:value="9207">
            <text:p>9207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S-284-H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7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float" office:value="29.7">
            <text:p>29.7</text:p>
          </table:table-cell>
          <table:table-cell table:formula="of:=175/[.D38]" office:value-type="float" office:value="5.89225589225589">
            <text:p>5.8922558923</text:p>
          </table:table-cell>
          <table:table-cell table:formula="of:=35-[.E38]" office:value-type="float" office:value="29.1077441077441">
            <text:p>29.1077441077</text:p>
          </table:table-cell>
          <table:table-cell office:value-type="string">
            <text:p>KU</text:p>
          </table:table-cell>
          <table:table-cell office:value-type="float" office:value="314836">
            <text:p>314836</text:p>
          </table:table-cell>
          <table:table-cell office:value-type="string">
            <text:p>RMB</text:p>
          </table:table-cell>
          <table:table-cell office:value-type="float" office:value="9223">
            <text:p>9223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S-285-A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7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18">
            <text:p>118</text:p>
          </table:table-cell>
          <table:table-cell table:formula="of:=175/[.D39]" office:value-type="float" office:value="1.48305084745763">
            <text:p>1.4830508475</text:p>
          </table:table-cell>
          <table:table-cell table:formula="of:=35-[.E39]" office:value-type="float" office:value="33.5169491525424">
            <text:p>33.5169491525</text:p>
          </table:table-cell>
          <table:table-cell office:value-type="string">
            <text:p>KU</text:p>
          </table:table-cell>
          <table:table-cell office:value-type="float" office:value="319661">
            <text:p>319661</text:p>
          </table:table-cell>
          <table:table-cell office:value-type="string">
            <text:p>RMB</text:p>
          </table:table-cell>
          <table:table-cell office:value-type="float" office:value="11746">
            <text:p>11746</text:p>
          </table:table-cell>
          <table:table-cell office:value-type="string">
            <text:p>Cyrtodactylus</text:p>
          </table:table-cell>
          <table:table-cell office:value-type="string">
            <text:p>jambangan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anao</text:p>
          </table:table-cell>
          <table:table-cell office:value-type="string">
            <text:p>Zamboanga City "Province"; Municipality of Pasonanca; Pasonanca Natural Park, Tumaga River</text:p>
          </table:table-cell>
          <table:table-cell office:value-type="float" office:value="6.9922333">
            <text:p>6.9922333</text:p>
          </table:table-cell>
          <table:table-cell office:value-type="float" office:value="122.0604333">
            <text:p>122.0604333</text:p>
          </table:table-cell>
          <table:table-cell office:value-type="string">
            <text:p>V-324-B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4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79.1">
            <text:p>79.1</text:p>
          </table:table-cell>
          <table:table-cell table:formula="of:=175/[.D40]" office:value-type="float" office:value="2.21238938053097">
            <text:p>2.2123893805</text:p>
          </table:table-cell>
          <table:table-cell table:formula="of:=35-[.E40]" office:value-type="float" office:value="32.787610619469">
            <text:p>32.7876106195</text:p>
          </table:table-cell>
          <table:table-cell office:value-type="string">
            <text:p>KU</text:p>
          </table:table-cell>
          <table:table-cell office:value-type="float" office:value="310112">
            <text:p>310112</text:p>
          </table:table-cell>
          <table:table-cell office:value-type="string">
            <text:p>RMB</text:p>
          </table:table-cell>
          <table:table-cell office:value-type="float" office:value="8416">
            <text:p>8416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3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27.8">
            <text:p>27.8</text:p>
          </table:table-cell>
          <table:table-cell table:formula="of:=175/[.D41]" office:value-type="float" office:value="6.29496402877698">
            <text:p>6.2949640288</text:p>
          </table:table-cell>
          <table:table-cell table:formula="of:=35-[.E41]" office:value-type="float" office:value="28.705035971223">
            <text:p>28.7050359712</text:p>
          </table:table-cell>
          <table:table-cell office:value-type="string">
            <text:p>KU</text:p>
          </table:table-cell>
          <table:table-cell office:value-type="float" office:value="310098">
            <text:p>310098</text:p>
          </table:table-cell>
          <table:table-cell office:value-type="string">
            <text:p>RMB</text:p>
          </table:table-cell>
          <table:table-cell office:value-type="float" office:value="8417">
            <text:p>8417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3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165">
            <text:p>165</text:p>
          </table:table-cell>
          <table:table-cell table:formula="of:=175/[.D42]" office:value-type="float" office:value="1.06060606060606">
            <text:p>1.0606060606</text:p>
          </table:table-cell>
          <table:table-cell table:formula="of:=35-[.E42]" office:value-type="float" office:value="33.9393939393939">
            <text:p>33.9393939394</text:p>
          </table:table-cell>
          <table:table-cell office:value-type="string">
            <text:p>KU</text:p>
          </table:table-cell>
          <table:table-cell office:value-type="float" office:value="310099">
            <text:p>310099</text:p>
          </table:table-cell>
          <table:table-cell office:value-type="string">
            <text:p>RMB</text:p>
          </table:table-cell>
          <table:table-cell office:value-type="float" office:value="8418">
            <text:p>8418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3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173">
            <text:p>173</text:p>
          </table:table-cell>
          <table:table-cell table:formula="of:=175/[.D43]" office:value-type="float" office:value="1.01156069364162">
            <text:p>1.0115606936</text:p>
          </table:table-cell>
          <table:table-cell table:formula="of:=35-[.E43]" office:value-type="float" office:value="33.9884393063584">
            <text:p>33.9884393064</text:p>
          </table:table-cell>
          <table:table-cell office:value-type="string">
            <text:p>KU</text:p>
          </table:table-cell>
          <table:table-cell office:value-type="float" office:value="310102">
            <text:p>310102</text:p>
          </table:table-cell>
          <table:table-cell office:value-type="string">
            <text:p>RMB</text:p>
          </table:table-cell>
          <table:table-cell office:value-type="float" office:value="8444">
            <text:p>8444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4-A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85.8">
            <text:p>85.8</text:p>
          </table:table-cell>
          <table:table-cell table:formula="of:=175/[.D44]" office:value-type="float" office:value="2.03962703962704">
            <text:p>2.0396270396</text:p>
          </table:table-cell>
          <table:table-cell table:formula="of:=35-[.E44]" office:value-type="float" office:value="32.960372960373">
            <text:p>32.9603729604</text:p>
          </table:table-cell>
          <table:table-cell office:value-type="string">
            <text:p>KU</text:p>
          </table:table-cell>
          <table:table-cell office:value-type="float" office:value="310103">
            <text:p>310103</text:p>
          </table:table-cell>
          <table:table-cell office:value-type="string">
            <text:p>RMB</text:p>
          </table:table-cell>
          <table:table-cell office:value-type="float" office:value="8445">
            <text:p>8445</text:p>
          </table:table-cell>
          <table:table-cell office:value-type="string">
            <text:p>Cyrtodactylus</text:p>
          </table:table-cell>
          <table:table-cell office:value-type="string">
            <text:p>mamanwa</text:p>
          </table:table-cell>
          <table:table-cell office:value-type="string">
            <text:p>Philippines</text:p>
          </table:table-cell>
          <table:table-cell office:value-type="string">
            <text:p>Dinagat</text:p>
          </table:table-cell>
          <table:table-cell office:value-type="string">
            <text:p>Mindanao</text:p>
          </table:table-cell>
          <table:table-cell office:value-type="string">
            <text:p>Dinagat Islands Province; Municipality of Loreto; Barangay Santiago, sitio Cambinlia (Sudlon)</text:p>
          </table:table-cell>
          <table:table-cell office:value-type="float" office:value="10.3436833">
            <text:p>10.3436833</text:p>
          </table:table-cell>
          <table:table-cell office:value-type="float" office:value="125.6181167">
            <text:p>125.6181167</text:p>
          </table:table-cell>
          <table:table-cell office:value-type="string">
            <text:p>Q-244-A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8-0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72.6">
            <text:p>72.6</text:p>
          </table:table-cell>
          <table:table-cell table:formula="of:=175/[.D45]" office:value-type="float" office:value="2.41046831955923">
            <text:p>2.4104683196</text:p>
          </table:table-cell>
          <table:table-cell table:formula="of:=35-[.E45]" office:value-type="float" office:value="32.5895316804408">
            <text:p>32.5895316804</text:p>
          </table:table-cell>
          <table:table-cell office:value-type="string">
            <text:p>KU</text:p>
          </table:table-cell>
          <table:table-cell office:value-type="float" office:value="304784">
            <text:p>304784</text:p>
          </table:table-cell>
          <table:table-cell office:value-type="string">
            <text:p>RMB</text:p>
          </table:table-cell>
          <table:table-cell office:value-type="float" office:value="5905">
            <text:p>590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, Local Name "Asked"</text:p>
          </table:table-cell>
          <table:table-cell table:number-columns-repeated="2"/>
          <table:table-cell office:value-type="string">
            <text:p>H-111-A3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03-12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113">
            <text:p>113</text:p>
          </table:table-cell>
          <table:table-cell table:formula="of:=175/[.D46]" office:value-type="float" office:value="1.54867256637168">
            <text:p>1.5486725664</text:p>
          </table:table-cell>
          <table:table-cell table:formula="of:=35-[.E46]" office:value-type="float" office:value="33.4513274336283">
            <text:p>33.4513274336</text:p>
          </table:table-cell>
          <table:table-cell office:value-type="string">
            <text:p>KU</text:p>
          </table:table-cell>
          <table:table-cell office:value-type="float" office:value="304785">
            <text:p>304785</text:p>
          </table:table-cell>
          <table:table-cell office:value-type="string">
            <text:p>RMB</text:p>
          </table:table-cell>
          <table:table-cell office:value-type="float" office:value="5906">
            <text:p>590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, Local Name "Asked"</text:p>
          </table:table-cell>
          <table:table-cell table:number-columns-repeated="2"/>
          <table:table-cell office:value-type="string">
            <text:p>H-111-A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31.8">
            <text:p>31.8</text:p>
          </table:table-cell>
          <table:table-cell table:formula="of:=175/[.D47]" office:value-type="float" office:value="5.50314465408805">
            <text:p>5.5031446541</text:p>
          </table:table-cell>
          <table:table-cell table:formula="of:=35-[.E47]" office:value-type="float" office:value="29.4968553459119">
            <text:p>29.4968553459</text:p>
          </table:table-cell>
          <table:table-cell office:value-type="string">
            <text:p>KU</text:p>
          </table:table-cell>
          <table:table-cell office:value-type="float" office:value="304786">
            <text:p>304786</text:p>
          </table:table-cell>
          <table:table-cell office:value-type="string">
            <text:p>RMB</text:p>
          </table:table-cell>
          <table:table-cell office:value-type="float" office:value="5907">
            <text:p>590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, Local Name "Asked"</text:p>
          </table:table-cell>
          <table:table-cell table:number-columns-repeated="2"/>
          <table:table-cell office:value-type="string">
            <text:p>H-111-A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03-12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150">
            <text:p>150</text:p>
          </table:table-cell>
          <table:table-cell table:formula="of:=175/[.D48]" office:value-type="float" office:value="1.16666666666667">
            <text:p>1.1666666667</text:p>
          </table:table-cell>
          <table:table-cell table:formula="of:=35-[.E48]" office:value-type="float" office:value="33.8333333333333">
            <text:p>33.8333333333</text:p>
          </table:table-cell>
          <table:table-cell office:value-type="string">
            <text:p>KU</text:p>
          </table:table-cell>
          <table:table-cell office:value-type="float" office:value="304634">
            <text:p>304634</text:p>
          </table:table-cell>
          <table:table-cell office:value-type="string">
            <text:p>RMB</text:p>
          </table:table-cell>
          <table:table-cell office:value-type="float" office:value="5754">
            <text:p>575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table:formula="of:=175/[.D49]" office:value-type="float" office:value="1.38888888888889">
            <text:p>1.3888888889</text:p>
          </table:table-cell>
          <table:table-cell table:formula="of:=35-[.E49]" office:value-type="float" office:value="33.6111111111111">
            <text:p>33.6111111111</text:p>
          </table:table-cell>
          <table:table-cell office:value-type="string">
            <text:p>KU</text:p>
          </table:table-cell>
          <table:table-cell office:value-type="float" office:value="304635">
            <text:p>304635</text:p>
          </table:table-cell>
          <table:table-cell office:value-type="string">
            <text:p>RMB</text:p>
          </table:table-cell>
          <table:table-cell office:value-type="float" office:value="5755">
            <text:p>575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B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164">
            <text:p>164</text:p>
          </table:table-cell>
          <table:table-cell table:formula="of:=175/[.D50]" office:value-type="float" office:value="1.06707317073171">
            <text:p>1.0670731707</text:p>
          </table:table-cell>
          <table:table-cell table:formula="of:=35-[.E50]" office:value-type="float" office:value="33.9329268292683">
            <text:p>33.9329268293</text:p>
          </table:table-cell>
          <table:table-cell office:value-type="string">
            <text:p>KU</text:p>
          </table:table-cell>
          <table:table-cell office:value-type="float" office:value="304637">
            <text:p>304637</text:p>
          </table:table-cell>
          <table:table-cell office:value-type="string">
            <text:p>RMB</text:p>
          </table:table-cell>
          <table:table-cell office:value-type="float" office:value="5757">
            <text:p>575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B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float" office:value="210">
            <text:p>210</text:p>
          </table:table-cell>
          <table:table-cell table:formula="of:=175/[.D51]" office:value-type="float" office:value="0.833333333333333">
            <text:p>0.8333333333</text:p>
          </table:table-cell>
          <table:table-cell table:formula="of:=35-[.E51]" office:value-type="float" office:value="34.1666666666667">
            <text:p>34.1666666667</text:p>
          </table:table-cell>
          <table:table-cell office:value-type="string">
            <text:p>KU</text:p>
          </table:table-cell>
          <table:table-cell office:value-type="float" office:value="304690">
            <text:p>304690</text:p>
          </table:table-cell>
          <table:table-cell office:value-type="string">
            <text:p>RMB</text:p>
          </table:table-cell>
          <table:table-cell office:value-type="float" office:value="5811">
            <text:p>581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H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57.9">
            <text:p>57.9</text:p>
          </table:table-cell>
          <table:table-cell table:formula="of:=175/[.D52]" office:value-type="float" office:value="3.02245250431779">
            <text:p>3.0224525043</text:p>
          </table:table-cell>
          <table:table-cell table:formula="of:=35-[.E52]" office:value-type="float" office:value="31.9775474956822">
            <text:p>31.9775474957</text:p>
          </table:table-cell>
          <table:table-cell office:value-type="string">
            <text:p>KU</text:p>
          </table:table-cell>
          <table:table-cell office:value-type="float" office:value="320346">
            <text:p>320346</text:p>
          </table:table-cell>
          <table:table-cell office:value-type="string">
            <text:p>CDS</text:p>
          </table:table-cell>
          <table:table-cell office:value-type="float" office:value="3751">
            <text:p>375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1-C1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4.3">
            <text:p>14.3</text:p>
          </table:table-cell>
          <table:table-cell table:formula="of:=175/[.D53]" office:value-type="float" office:value="12.2377622377622">
            <text:p>12.2377622378</text:p>
          </table:table-cell>
          <table:table-cell table:formula="of:=35-[.E53]" office:value-type="float" office:value="22.7622377622378">
            <text:p>22.7622377622</text:p>
          </table:table-cell>
          <table:table-cell office:value-type="string">
            <text:p>KU</text:p>
          </table:table-cell>
          <table:table-cell office:value-type="float" office:value="320347">
            <text:p>320347</text:p>
          </table:table-cell>
          <table:table-cell office:value-type="string">
            <text:p>CDS</text:p>
          </table:table-cell>
          <table:table-cell office:value-type="float" office:value="3752">
            <text:p>375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1-C2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office:value-type="float" office:value="155">
            <text:p>155</text:p>
          </table:table-cell>
          <table:table-cell table:formula="of:=175/[.D54]" office:value-type="float" office:value="1.12903225806452">
            <text:p>1.1290322581</text:p>
          </table:table-cell>
          <table:table-cell table:formula="of:=35-[.E54]" office:value-type="float" office:value="33.8709677419355">
            <text:p>33.8709677419</text:p>
          </table:table-cell>
          <table:table-cell office:value-type="string">
            <text:p>KU</text:p>
          </table:table-cell>
          <table:table-cell office:value-type="float" office:value="320349">
            <text:p>320349</text:p>
          </table:table-cell>
          <table:table-cell office:value-type="string">
            <text:p>CDS</text:p>
          </table:table-cell>
          <table:table-cell office:value-type="float" office:value="3793">
            <text:p>379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1-G4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93.1">
            <text:p>93.1</text:p>
          </table:table-cell>
          <table:table-cell table:formula="of:=175/[.D55]" office:value-type="float" office:value="1.8796992481203">
            <text:p>1.8796992481</text:p>
          </table:table-cell>
          <table:table-cell table:formula="of:=35-[.E55]" office:value-type="float" office:value="33.1203007518797">
            <text:p>33.1203007519</text:p>
          </table:table-cell>
          <table:table-cell office:value-type="string">
            <text:p>KU</text:p>
          </table:table-cell>
          <table:table-cell office:value-type="float" office:value="320350">
            <text:p>320350</text:p>
          </table:table-cell>
          <table:table-cell office:value-type="string">
            <text:p>CDS</text:p>
          </table:table-cell>
          <table:table-cell office:value-type="float" office:value="3869">
            <text:p>386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F9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279">
            <text:p>279</text:p>
          </table:table-cell>
          <table:table-cell table:formula="of:=175/[.D56]" office:value-type="float" office:value="0.627240143369176">
            <text:p>0.6272401434</text:p>
          </table:table-cell>
          <table:table-cell table:formula="of:=35-[.E56]" office:value-type="float" office:value="34.3727598566308">
            <text:p>34.3727598566</text:p>
          </table:table-cell>
          <table:table-cell office:value-type="string">
            <text:p>KU</text:p>
          </table:table-cell>
          <table:table-cell office:value-type="float" office:value="320351">
            <text:p>320351</text:p>
          </table:table-cell>
          <table:table-cell office:value-type="string">
            <text:p>CDS</text:p>
          </table:table-cell>
          <table:table-cell office:value-type="float" office:value="3932">
            <text:p>393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3-D8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112">
            <text:p>112</text:p>
          </table:table-cell>
          <table:table-cell table:formula="of:=175/[.D57]" office:value-type="float" office:value="1.5625">
            <text:p>1.5625</text:p>
          </table:table-cell>
          <table:table-cell table:formula="of:=35-[.E57]" office:value-type="float" office:value="33.4375">
            <text:p>33.4375</text:p>
          </table:table-cell>
          <table:table-cell office:value-type="string">
            <text:p>KU</text:p>
          </table:table-cell>
          <table:table-cell office:value-type="float" office:value="328804">
            <text:p>328804</text:p>
          </table:table-cell>
          <table:table-cell office:value-type="string">
            <text:p>RMB</text:p>
          </table:table-cell>
          <table:table-cell office:value-type="float" office:value="13669">
            <text:p>1366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0-I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float" office:value="50.6">
            <text:p>50.6</text:p>
          </table:table-cell>
          <table:table-cell table:formula="of:=175/[.D58]" office:value-type="float" office:value="3.45849802371541">
            <text:p>3.4584980237</text:p>
          </table:table-cell>
          <table:table-cell table:formula="of:=35-[.E58]" office:value-type="float" office:value="31.5415019762846">
            <text:p>31.5415019763</text:p>
          </table:table-cell>
          <table:table-cell office:value-type="string">
            <text:p>KU</text:p>
          </table:table-cell>
          <table:table-cell office:value-type="float" office:value="328805">
            <text:p>328805</text:p>
          </table:table-cell>
          <table:table-cell office:value-type="string">
            <text:p>RMB</text:p>
          </table:table-cell>
          <table:table-cell office:value-type="float" office:value="13670">
            <text:p>1367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0-I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office:value-type="float" office:value="47.7">
            <text:p>47.7</text:p>
          </table:table-cell>
          <table:table-cell table:formula="of:=175/[.D59]" office:value-type="float" office:value="3.66876310272537">
            <text:p>3.6687631027</text:p>
          </table:table-cell>
          <table:table-cell table:formula="of:=35-[.E59]" office:value-type="float" office:value="31.3312368972746">
            <text:p>31.3312368973</text:p>
          </table:table-cell>
          <table:table-cell office:value-type="string">
            <text:p>KU</text:p>
          </table:table-cell>
          <table:table-cell office:value-type="float" office:value="328806">
            <text:p>328806</text:p>
          </table:table-cell>
          <table:table-cell office:value-type="string">
            <text:p>RMB</text:p>
          </table:table-cell>
          <table:table-cell office:value-type="float" office:value="13713">
            <text:p>1371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1-E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52.1">
            <text:p>52.1</text:p>
          </table:table-cell>
          <table:table-cell table:formula="of:=175/[.D60]" office:value-type="float" office:value="3.35892514395393">
            <text:p>3.358925144</text:p>
          </table:table-cell>
          <table:table-cell table:formula="of:=35-[.E60]" office:value-type="float" office:value="31.6410748560461">
            <text:p>31.641074856</text:p>
          </table:table-cell>
          <table:table-cell office:value-type="string">
            <text:p>KU</text:p>
          </table:table-cell>
          <table:table-cell office:value-type="float" office:value="328807">
            <text:p>328807</text:p>
          </table:table-cell>
          <table:table-cell office:value-type="string">
            <text:p>RMB</text:p>
          </table:table-cell>
          <table:table-cell office:value-type="float" office:value="13719">
            <text:p>1371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Sugcad, Sitio Kumagingking, "Sugcad Plaza"</text:p>
          </table:table-cell>
          <table:table-cell office:value-type="float" office:value="13.40508">
            <text:p>13.40508</text:p>
          </table:table-cell>
          <table:table-cell office:value-type="float" office:value="123.63882">
            <text:p>123.63882</text:p>
          </table:table-cell>
          <table:table-cell office:value-type="string">
            <text:p>Z-381-F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167">
            <text:p>167</text:p>
          </table:table-cell>
          <table:table-cell table:formula="of:=175/[.D61]" office:value-type="float" office:value="1.04790419161677">
            <text:p>1.0479041916</text:p>
          </table:table-cell>
          <table:table-cell table:formula="of:=35-[.E61]" office:value-type="float" office:value="33.9520958083832">
            <text:p>33.9520958084</text:p>
          </table:table-cell>
          <table:table-cell office:value-type="string">
            <text:p>KU</text:p>
          </table:table-cell>
          <table:table-cell office:value-type="float" office:value="323189">
            <text:p>323189</text:p>
          </table:table-cell>
          <table:table-cell office:value-type="string">
            <text:p>RMB</text:p>
          </table:table-cell>
          <table:table-cell office:value-type="float" office:value="12834">
            <text:p>1283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office:value-type="float" office:value="52">
            <text:p>52</text:p>
          </table:table-cell>
          <table:table-cell table:formula="of:=175/[.D62]" office:value-type="float" office:value="3.36538461538462">
            <text:p>3.3653846154</text:p>
          </table:table-cell>
          <table:table-cell table:formula="of:=35-[.E62]" office:value-type="float" office:value="31.6346153846154">
            <text:p>31.6346153846</text:p>
          </table:table-cell>
          <table:table-cell office:value-type="string">
            <text:p>KU</text:p>
          </table:table-cell>
          <table:table-cell office:value-type="float" office:value="323190">
            <text:p>323190</text:p>
          </table:table-cell>
          <table:table-cell office:value-type="string">
            <text:p>RMB</text:p>
          </table:table-cell>
          <table:table-cell office:value-type="float" office:value="12835">
            <text:p>1283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292">
            <text:p>292</text:p>
          </table:table-cell>
          <table:table-cell table:formula="of:=175/[.D63]" office:value-type="float" office:value="0.599315068493151">
            <text:p>0.5993150685</text:p>
          </table:table-cell>
          <table:table-cell table:formula="of:=35-[.E63]" office:value-type="float" office:value="34.4006849315069">
            <text:p>34.4006849315</text:p>
          </table:table-cell>
          <table:table-cell office:value-type="string">
            <text:p>KU</text:p>
          </table:table-cell>
          <table:table-cell office:value-type="float" office:value="323191">
            <text:p>323191</text:p>
          </table:table-cell>
          <table:table-cell office:value-type="string">
            <text:p>RMB</text:p>
          </table:table-cell>
          <table:table-cell office:value-type="float" office:value="12836">
            <text:p>1283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91.8">
            <text:p>91.8</text:p>
          </table:table-cell>
          <table:table-cell table:formula="of:=175/[.D64]" office:value-type="float" office:value="1.90631808278867">
            <text:p>1.9063180828</text:p>
          </table:table-cell>
          <table:table-cell table:formula="of:=35-[.E64]" office:value-type="float" office:value="33.0936819172113">
            <text:p>33.0936819172</text:p>
          </table:table-cell>
          <table:table-cell office:value-type="string">
            <text:p>KU</text:p>
          </table:table-cell>
          <table:table-cell office:value-type="float" office:value="323192">
            <text:p>323192</text:p>
          </table:table-cell>
          <table:table-cell office:value-type="string">
            <text:p>RMB</text:p>
          </table:table-cell>
          <table:table-cell office:value-type="float" office:value="12837">
            <text:p>1283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170">
            <text:p>170</text:p>
          </table:table-cell>
          <table:table-cell table:formula="of:=175/[.D65]" office:value-type="float" office:value="1.02941176470588">
            <text:p>1.0294117647</text:p>
          </table:table-cell>
          <table:table-cell table:formula="of:=35-[.E65]" office:value-type="float" office:value="33.9705882352941">
            <text:p>33.9705882353</text:p>
          </table:table-cell>
          <table:table-cell office:value-type="string">
            <text:p>KU</text:p>
          </table:table-cell>
          <table:table-cell office:value-type="float" office:value="323193">
            <text:p>323193</text:p>
          </table:table-cell>
          <table:table-cell office:value-type="string">
            <text:p>RMB</text:p>
          </table:table-cell>
          <table:table-cell office:value-type="float" office:value="12838">
            <text:p>12838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San Luis; Barangay Real, Sitio Minoli, limestone forest</text:p>
          </table:table-cell>
          <table:table-cell office:value-type="float" office:value="15.68">
            <text:p>15.68</text:p>
          </table:table-cell>
          <table:table-cell office:value-type="float" office:value="121.529">
            <text:p>121.529</text:p>
          </table:table-cell>
          <table:table-cell office:value-type="string">
            <text:p>W-343-C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float" office:value="39.8">
            <text:p>39.8</text:p>
          </table:table-cell>
          <table:table-cell table:formula="of:=175/[.D66]" office:value-type="float" office:value="4.39698492462312">
            <text:p>4.3969849246</text:p>
          </table:table-cell>
          <table:table-cell table:formula="of:=35-[.E66]" office:value-type="float" office:value="30.6030150753769">
            <text:p>30.6030150754</text:p>
          </table:table-cell>
          <table:table-cell office:value-type="string">
            <text:p>KU</text:p>
          </table:table-cell>
          <table:table-cell office:value-type="float" office:value="329346">
            <text:p>329346</text:p>
          </table:table-cell>
          <table:table-cell office:value-type="string">
            <text:p>RMB</text:p>
          </table:table-cell>
          <table:table-cell office:value-type="float" office:value="13902">
            <text:p>1390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7-F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float" office:value="220">
            <text:p>220</text:p>
          </table:table-cell>
          <table:table-cell table:formula="of:=175/[.D67]" office:value-type="float" office:value="0.795454545454545">
            <text:p>0.7954545455</text:p>
          </table:table-cell>
          <table:table-cell table:formula="of:=35-[.E67]" office:value-type="float" office:value="34.2045454545455">
            <text:p>34.2045454545</text:p>
          </table:table-cell>
          <table:table-cell office:value-type="string">
            <text:p>KU</text:p>
          </table:table-cell>
          <table:table-cell office:value-type="float" office:value="329348">
            <text:p>329348</text:p>
          </table:table-cell>
          <table:table-cell office:value-type="string">
            <text:p>RMB</text:p>
          </table:table-cell>
          <table:table-cell office:value-type="float" office:value="13961">
            <text:p>1396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8-C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300">
            <text:p>300</text:p>
          </table:table-cell>
          <table:table-cell table:formula="of:=175/[.D68]" office:value-type="float" office:value="0.583333333333333">
            <text:p>0.5833333333</text:p>
          </table:table-cell>
          <table:table-cell table:formula="of:=35-[.E68]" office:value-type="float" office:value="34.4166666666667">
            <text:p>34.4166666667</text:p>
          </table:table-cell>
          <table:table-cell office:value-type="string">
            <text:p>KU</text:p>
          </table:table-cell>
          <table:table-cell office:value-type="float" office:value="329351">
            <text:p>329351</text:p>
          </table:table-cell>
          <table:table-cell office:value-type="string">
            <text:p>RMB</text:p>
          </table:table-cell>
          <table:table-cell office:value-type="float" office:value="13964">
            <text:p>1396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8-D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368">
            <text:p>368</text:p>
          </table:table-cell>
          <table:table-cell table:formula="of:=175/[.D69]" office:value-type="float" office:value="0.47554347826087">
            <text:p>0.4755434783</text:p>
          </table:table-cell>
          <table:table-cell table:formula="of:=35-[.E69]" office:value-type="float" office:value="34.5244565217391">
            <text:p>34.5244565217</text:p>
          </table:table-cell>
          <table:table-cell office:value-type="string">
            <text:p>KU</text:p>
          </table:table-cell>
          <table:table-cell office:value-type="float" office:value="329353">
            <text:p>329353</text:p>
          </table:table-cell>
          <table:table-cell office:value-type="string">
            <text:p>RMB</text:p>
          </table:table-cell>
          <table:table-cell office:value-type="float" office:value="13966">
            <text:p>1396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Bulacan Province; Municipality of Dona Remedios Trinidad; Barangay Kabayunan, Sitio Langud, Langud River, Angat Watershed</text:p>
          </table:table-cell>
          <table:table-cell office:value-type="float" office:value="15.0333">
            <text:p>15.0333</text:p>
          </table:table-cell>
          <table:table-cell office:value-type="float" office:value="121.2032">
            <text:p>121.2032</text:p>
          </table:table-cell>
          <table:table-cell office:value-type="string">
            <text:p>AB-418-D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office:value-type="float" office:value="21.2">
            <text:p>21.2</text:p>
          </table:table-cell>
          <table:table-cell table:formula="of:=175/[.D70]" office:value-type="float" office:value="8.25471698113208">
            <text:p>8.2547169811</text:p>
          </table:table-cell>
          <table:table-cell table:formula="of:=35-[.E70]" office:value-type="float" office:value="26.7452830188679">
            <text:p>26.7452830189</text:p>
          </table:table-cell>
          <table:table-cell office:value-type="string">
            <text:p>KU</text:p>
          </table:table-cell>
          <table:table-cell office:value-type="float" office:value="330191">
            <text:p>330191</text:p>
          </table:table-cell>
          <table:table-cell office:value-type="string">
            <text:p>RMB</text:p>
          </table:table-cell>
          <table:table-cell office:value-type="float" office:value="14956">
            <text:p>1495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3-D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16">
            <text:p>116</text:p>
          </table:table-cell>
          <table:table-cell table:formula="of:=175/[.D71]" office:value-type="float" office:value="1.50862068965517">
            <text:p>1.5086206897</text:p>
          </table:table-cell>
          <table:table-cell table:formula="of:=35-[.E71]" office:value-type="float" office:value="33.4913793103448">
            <text:p>33.4913793103</text:p>
          </table:table-cell>
          <table:table-cell office:value-type="string">
            <text:p>KU</text:p>
          </table:table-cell>
          <table:table-cell office:value-type="float" office:value="330192">
            <text:p>330192</text:p>
          </table:table-cell>
          <table:table-cell office:value-type="string">
            <text:p>RMB</text:p>
          </table:table-cell>
          <table:table-cell office:value-type="float" office:value="15052">
            <text:p>1505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4-E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161">
            <text:p>161</text:p>
          </table:table-cell>
          <table:table-cell table:formula="of:=175/[.D72]" office:value-type="float" office:value="1.08695652173913">
            <text:p>1.0869565217</text:p>
          </table:table-cell>
          <table:table-cell table:formula="of:=35-[.E72]" office:value-type="float" office:value="33.9130434782609">
            <text:p>33.9130434783</text:p>
          </table:table-cell>
          <table:table-cell office:value-type="string">
            <text:p>KU</text:p>
          </table:table-cell>
          <table:table-cell office:value-type="float" office:value="330195">
            <text:p>330195</text:p>
          </table:table-cell>
          <table:table-cell office:value-type="string">
            <text:p>RMB</text:p>
          </table:table-cell>
          <table:table-cell office:value-type="float" office:value="15119">
            <text:p>1511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5-C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6.47">
            <text:p>6.47</text:p>
          </table:table-cell>
          <table:table-cell table:formula="of:=175/[.D73]" office:value-type="float" office:value="27.047913446677">
            <text:p>27.0479134467</text:p>
          </table:table-cell>
          <table:table-cell table:formula="of:=35-[.E73]" office:value-type="float" office:value="7.95208655332303">
            <text:p>7.9520865533</text:p>
          </table:table-cell>
          <table:table-cell office:value-type="string">
            <text:p>KU</text:p>
          </table:table-cell>
          <table:table-cell office:value-type="float" office:value="330196">
            <text:p>330196</text:p>
          </table:table-cell>
          <table:table-cell office:value-type="string">
            <text:p>RMB</text:p>
          </table:table-cell>
          <table:table-cell office:value-type="float" office:value="15211">
            <text:p>1521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6-E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31.4">
            <text:p>31.4</text:p>
          </table:table-cell>
          <table:table-cell table:formula="of:=175/[.D74]" office:value-type="float" office:value="5.57324840764331">
            <text:p>5.5732484076</text:p>
          </table:table-cell>
          <table:table-cell table:formula="of:=35-[.E74]" office:value-type="float" office:value="29.4267515923567">
            <text:p>29.4267515924</text:p>
          </table:table-cell>
          <table:table-cell office:value-type="string">
            <text:p>KU</text:p>
          </table:table-cell>
          <table:table-cell office:value-type="float" office:value="330197">
            <text:p>330197</text:p>
          </table:table-cell>
          <table:table-cell office:value-type="string">
            <text:p>RMB</text:p>
          </table:table-cell>
          <table:table-cell office:value-type="float" office:value="15212">
            <text:p>1521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gayan Province; Municipality of Gonzaga; Barangay Magrafil, Site 2, Mt. Cagua</text:p>
          </table:table-cell>
          <table:table-cell office:value-type="float" office:value="18.236">
            <text:p>18.236</text:p>
          </table:table-cell>
          <table:table-cell office:value-type="float" office:value="122.104">
            <text:p>122.104</text:p>
          </table:table-cell>
          <table:table-cell office:value-type="string">
            <text:p>AB-416-E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7-2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office:value-type="float" office:value="101">
            <text:p>101</text:p>
          </table:table-cell>
          <table:table-cell table:formula="of:=175/[.D75]" office:value-type="float" office:value="1.73267326732673">
            <text:p>1.7326732673</text:p>
          </table:table-cell>
          <table:table-cell table:formula="of:=35-[.E75]" office:value-type="float" office:value="33.2673267326733">
            <text:p>33.2673267327</text:p>
          </table:table-cell>
          <table:table-cell office:value-type="string">
            <text:p>KU</text:p>
          </table:table-cell>
          <table:table-cell office:value-type="float" office:value="313815">
            <text:p>313815</text:p>
          </table:table-cell>
          <table:table-cell office:value-type="string">
            <text:p>RMB</text:p>
          </table:table-cell>
          <table:table-cell office:value-type="float" office:value="9693">
            <text:p>969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2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451">
            <text:p>451</text:p>
          </table:table-cell>
          <table:table-cell table:formula="of:=175/[.D76]" office:value-type="float" office:value="0.388026607538803">
            <text:p>0.3880266075</text:p>
          </table:table-cell>
          <table:table-cell table:formula="of:=35-[.E76]" office:value-type="float" office:value="34.6119733924612">
            <text:p>34.6119733925</text:p>
          </table:table-cell>
          <table:table-cell office:value-type="string">
            <text:p>KU</text:p>
          </table:table-cell>
          <table:table-cell office:value-type="float" office:value="313818">
            <text:p>313818</text:p>
          </table:table-cell>
          <table:table-cell office:value-type="string">
            <text:p>RMB</text:p>
          </table:table-cell>
          <table:table-cell office:value-type="float" office:value="9740">
            <text:p>974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3-C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510">
            <text:p>510</text:p>
          </table:table-cell>
          <table:table-cell table:formula="of:=175/[.D77]" office:value-type="float" office:value="0.343137254901961">
            <text:p>0.3431372549</text:p>
          </table:table-cell>
          <table:table-cell table:formula="of:=35-[.E77]" office:value-type="float" office:value="34.656862745098">
            <text:p>34.6568627451</text:p>
          </table:table-cell>
          <table:table-cell office:value-type="string">
            <text:p>KU</text:p>
          </table:table-cell>
          <table:table-cell office:value-type="float" office:value="313819">
            <text:p>313819</text:p>
          </table:table-cell>
          <table:table-cell office:value-type="string">
            <text:p>RMB</text:p>
          </table:table-cell>
          <table:table-cell office:value-type="float" office:value="9745">
            <text:p>974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3-C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office:value-type="float" office:value="91.8">
            <text:p>91.8</text:p>
          </table:table-cell>
          <table:table-cell table:formula="of:=175/[.D78]" office:value-type="float" office:value="1.90631808278867">
            <text:p>1.9063180828</text:p>
          </table:table-cell>
          <table:table-cell table:formula="of:=35-[.E78]" office:value-type="float" office:value="33.0936819172113">
            <text:p>33.0936819172</text:p>
          </table:table-cell>
          <table:table-cell office:value-type="string">
            <text:p>KU</text:p>
          </table:table-cell>
          <table:table-cell office:value-type="float" office:value="313820">
            <text:p>313820</text:p>
          </table:table-cell>
          <table:table-cell office:value-type="string">
            <text:p>RMB</text:p>
          </table:table-cell>
          <table:table-cell office:value-type="float" office:value="9748">
            <text:p>9748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3-D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25.4">
            <text:p>25.4</text:p>
          </table:table-cell>
          <table:table-cell table:formula="of:=175/[.D79]" office:value-type="float" office:value="6.88976377952756">
            <text:p>6.8897637795</text:p>
          </table:table-cell>
          <table:table-cell table:formula="of:=35-[.E79]" office:value-type="float" office:value="28.1102362204724">
            <text:p>28.1102362205</text:p>
          </table:table-cell>
          <table:table-cell office:value-type="string">
            <text:p>KU</text:p>
          </table:table-cell>
          <table:table-cell office:value-type="float" office:value="313821">
            <text:p>313821</text:p>
          </table:table-cell>
          <table:table-cell office:value-type="string">
            <text:p>RMB</text:p>
          </table:table-cell>
          <table:table-cell office:value-type="float" office:value="9749">
            <text:p>974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Camarines Norte Province; Municipality of Labo; Barangay Tulay Na Lupa, Mt. Labo camp 1</text:p>
          </table:table-cell>
          <table:table-cell office:value-type="float" office:value="14.02381">
            <text:p>14.02381</text:p>
          </table:table-cell>
          <table:table-cell office:value-type="float" office:value="122.47294">
            <text:p>122.47294</text:p>
          </table:table-cell>
          <table:table-cell office:value-type="string">
            <text:p>S-273-D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64.4">
            <text:p>64.4</text:p>
          </table:table-cell>
          <table:table-cell table:formula="of:=175/[.D80]" office:value-type="float" office:value="2.71739130434783">
            <text:p>2.7173913043</text:p>
          </table:table-cell>
          <table:table-cell table:formula="of:=35-[.E80]" office:value-type="float" office:value="32.2826086956522">
            <text:p>32.2826086957</text:p>
          </table:table-cell>
          <table:table-cell office:value-type="string">
            <text:p>KU</text:p>
          </table:table-cell>
          <table:table-cell office:value-type="float" office:value="329530">
            <text:p>329530</text:p>
          </table:table-cell>
          <table:table-cell office:value-type="string">
            <text:p>RMB</text:p>
          </table:table-cell>
          <table:table-cell office:value-type="float" office:value="14180">
            <text:p>1418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Ilocos Norte Province; Municipality of Adams; Barangay Adams, Site 1, Mt. Pao</text:p>
          </table:table-cell>
          <table:table-cell office:value-type="float" office:value="-18.438">
            <text:p>-18.438</text:p>
          </table:table-cell>
          <table:table-cell office:value-type="float" office:value="120.878">
            <text:p>120.878</text:p>
          </table:table-cell>
          <table:table-cell office:value-type="string">
            <text:p>AA-403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160">
            <text:p>160</text:p>
          </table:table-cell>
          <table:table-cell table:formula="of:=175/[.D81]" office:value-type="float" office:value="1.09375">
            <text:p>1.09375</text:p>
          </table:table-cell>
          <table:table-cell table:formula="of:=35-[.E81]" office:value-type="float" office:value="33.90625">
            <text:p>33.90625</text:p>
          </table:table-cell>
          <table:table-cell office:value-type="string">
            <text:p>KU</text:p>
          </table:table-cell>
          <table:table-cell office:value-type="float" office:value="329532">
            <text:p>329532</text:p>
          </table:table-cell>
          <table:table-cell office:value-type="string">
            <text:p>RMB</text:p>
          </table:table-cell>
          <table:table-cell office:value-type="float" office:value="14249">
            <text:p>1424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Ilocos Norte Province; Municipality of Adams; Barangay Adams, Site 1, Mt. Pao</text:p>
          </table:table-cell>
          <table:table-cell office:value-type="float" office:value="-18.438">
            <text:p>-18.438</text:p>
          </table:table-cell>
          <table:table-cell office:value-type="float" office:value="120.878">
            <text:p>120.878</text:p>
          </table:table-cell>
          <table:table-cell office:value-type="string">
            <text:p>AA-404-F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1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float" office:value="63.6">
            <text:p>63.6</text:p>
          </table:table-cell>
          <table:table-cell table:formula="of:=175/[.D82]" office:value-type="float" office:value="2.75157232704402">
            <text:p>2.751572327</text:p>
          </table:table-cell>
          <table:table-cell table:formula="of:=35-[.E82]" office:value-type="float" office:value="32.248427672956">
            <text:p>32.248427673</text:p>
          </table:table-cell>
          <table:table-cell office:value-type="string">
            <text:p>KU</text:p>
          </table:table-cell>
          <table:table-cell office:value-type="float" office:value="329533">
            <text:p>329533</text:p>
          </table:table-cell>
          <table:table-cell office:value-type="string">
            <text:p>RMB</text:p>
          </table:table-cell>
          <table:table-cell office:value-type="float" office:value="14310">
            <text:p>1431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Ilocos Norte Province; Municipality of Adams; Barangay Adams, Site 1, Mt. Pao</text:p>
          </table:table-cell>
          <table:table-cell office:value-type="float" office:value="-18.438">
            <text:p>-18.438</text:p>
          </table:table-cell>
          <table:table-cell office:value-type="float" office:value="120.878">
            <text:p>120.878</text:p>
          </table:table-cell>
          <table:table-cell office:value-type="string">
            <text:p>AA-405-C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2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float" office:value="235">
            <text:p>235</text:p>
          </table:table-cell>
          <table:table-cell table:formula="of:=175/[.D83]" office:value-type="float" office:value="0.74468085106383">
            <text:p>0.7446808511</text:p>
          </table:table-cell>
          <table:table-cell table:formula="of:=35-[.E83]" office:value-type="float" office:value="34.2553191489362">
            <text:p>34.2553191489</text:p>
          </table:table-cell>
          <table:table-cell office:value-type="string">
            <text:p>KU</text:p>
          </table:table-cell>
          <table:table-cell office:value-type="float" office:value="329534">
            <text:p>329534</text:p>
          </table:table-cell>
          <table:table-cell office:value-type="string">
            <text:p>RMB</text:p>
          </table:table-cell>
          <table:table-cell office:value-type="float" office:value="14453">
            <text:p>1445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Ilocos Norte Province; Municipality of Adams; Barangay Adams, Site 3, Mt. Pao</text:p>
          </table:table-cell>
          <table:table-cell office:value-type="float" office:value="-18.449">
            <text:p>-18.449</text:p>
          </table:table-cell>
          <table:table-cell office:value-type="float" office:value="120.894">
            <text:p>120.894</text:p>
          </table:table-cell>
          <table:table-cell office:value-type="string">
            <text:p>AB-407-A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6-2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129">
            <text:p>129</text:p>
          </table:table-cell>
          <table:table-cell table:formula="of:=175/[.D84]" office:value-type="float" office:value="1.35658914728682">
            <text:p>1.3565891473</text:p>
          </table:table-cell>
          <table:table-cell table:formula="of:=35-[.E84]" office:value-type="float" office:value="33.6434108527132">
            <text:p>33.6434108527</text:p>
          </table:table-cell>
          <table:table-cell office:value-type="string">
            <text:p>KU</text:p>
          </table:table-cell>
          <table:table-cell office:value-type="float" office:value="330794">
            <text:p>330794</text:p>
          </table:table-cell>
          <table:table-cell office:value-type="string">
            <text:p>CDS</text:p>
          </table:table-cell>
          <table:table-cell office:value-type="float" office:value="5627">
            <text:p>562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6-A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90.8">
            <text:p>90.8</text:p>
          </table:table-cell>
          <table:table-cell table:formula="of:=175/[.D85]" office:value-type="float" office:value="1.9273127753304">
            <text:p>1.9273127753</text:p>
          </table:table-cell>
          <table:table-cell table:formula="of:=35-[.E85]" office:value-type="float" office:value="33.0726872246696">
            <text:p>33.0726872247</text:p>
          </table:table-cell>
          <table:table-cell office:value-type="string">
            <text:p>KU</text:p>
          </table:table-cell>
          <table:table-cell office:value-type="float" office:value="331667">
            <text:p>331667</text:p>
          </table:table-cell>
          <table:table-cell office:value-type="string">
            <text:p>CDS</text:p>
          </table:table-cell>
          <table:table-cell office:value-type="float" office:value="5724">
            <text:p>572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7-C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office:value-type="float" office:value="8.13">
            <text:p>8.13</text:p>
          </table:table-cell>
          <table:table-cell table:formula="of:=175/[.D86]" office:value-type="float" office:value="21.5252152521525">
            <text:p>21.5252152522</text:p>
          </table:table-cell>
          <table:table-cell table:formula="of:=35-[.E86]" office:value-type="float" office:value="13.4747847478475">
            <text:p>13.4747847478</text:p>
          </table:table-cell>
          <table:table-cell office:value-type="string">
            <text:p>KU</text:p>
          </table:table-cell>
          <table:table-cell office:value-type="float" office:value="330796">
            <text:p>330796</text:p>
          </table:table-cell>
          <table:table-cell office:value-type="string">
            <text:p>CDS</text:p>
          </table:table-cell>
          <table:table-cell office:value-type="float" office:value="5727">
            <text:p>572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7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08">
            <text:p>208</text:p>
          </table:table-cell>
          <table:table-cell table:formula="of:=175/[.D87]" office:value-type="float" office:value="0.841346153846154">
            <text:p>0.8413461538</text:p>
          </table:table-cell>
          <table:table-cell table:formula="of:=35-[.E87]" office:value-type="float" office:value="34.1586538461538">
            <text:p>34.1586538462</text:p>
          </table:table-cell>
          <table:table-cell office:value-type="string">
            <text:p>KU</text:p>
          </table:table-cell>
          <table:table-cell office:value-type="float" office:value="330797">
            <text:p>330797</text:p>
          </table:table-cell>
          <table:table-cell office:value-type="string">
            <text:p>CDS</text:p>
          </table:table-cell>
          <table:table-cell office:value-type="float" office:value="5822">
            <text:p>582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8-E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218">
            <text:p>218</text:p>
          </table:table-cell>
          <table:table-cell table:formula="of:=175/[.D88]" office:value-type="float" office:value="0.802752293577982">
            <text:p>0.8027522936</text:p>
          </table:table-cell>
          <table:table-cell table:formula="of:=35-[.E88]" office:value-type="float" office:value="34.197247706422">
            <text:p>34.1972477064</text:p>
          </table:table-cell>
          <table:table-cell office:value-type="string">
            <text:p>KU</text:p>
          </table:table-cell>
          <table:table-cell office:value-type="float" office:value="330798">
            <text:p>330798</text:p>
          </table:table-cell>
          <table:table-cell office:value-type="string">
            <text:p>CDS</text:p>
          </table:table-cell>
          <table:table-cell office:value-type="float" office:value="5823">
            <text:p>582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gong Silang, Mt. Makiling Forest Reserve, Camp Malaboo</text:p>
          </table:table-cell>
          <table:table-cell office:value-type="float" office:value="14.13356">
            <text:p>14.13356</text:p>
          </table:table-cell>
          <table:table-cell office:value-type="float" office:value="121.20447">
            <text:p>121.20447</text:p>
          </table:table-cell>
          <table:table-cell office:value-type="string">
            <text:p>AA-398-E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105">
            <text:p>105</text:p>
          </table:table-cell>
          <table:table-cell table:formula="of:=175/[.D89]" office:value-type="float" office:value="1.66666666666667">
            <text:p>1.6666666667</text:p>
          </table:table-cell>
          <table:table-cell table:formula="of:=35-[.E89]" office:value-type="float" office:value="33.3333333333333">
            <text:p>33.3333333333</text:p>
          </table:table-cell>
          <table:table-cell office:value-type="string">
            <text:p>KU</text:p>
          </table:table-cell>
          <table:table-cell office:value-type="float" office:value="325814">
            <text:p>325814</text:p>
          </table:table-cell>
          <table:table-cell office:value-type="string">
            <text:p>RMB</text:p>
          </table:table-cell>
          <table:table-cell office:value-type="float" office:value="13366">
            <text:p>13366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Sitio Upper Dayog</text:p>
          </table:table-cell>
          <table:table-cell office:value-type="float" office:value="16.462">
            <text:p>16.462</text:p>
          </table:table-cell>
          <table:table-cell office:value-type="float" office:value="121.22">
            <text:p>121.22</text:p>
          </table:table-cell>
          <table:table-cell office:value-type="string">
            <text:p>Y-367-B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office:value-type="float" office:value="20.1">
            <text:p>20.1</text:p>
          </table:table-cell>
          <table:table-cell table:formula="of:=175/[.D90]" office:value-type="float" office:value="8.70646766169154">
            <text:p>8.7064676617</text:p>
          </table:table-cell>
          <table:table-cell table:formula="of:=35-[.E90]" office:value-type="float" office:value="26.2935323383085">
            <text:p>26.2935323383</text:p>
          </table:table-cell>
          <table:table-cell office:value-type="string">
            <text:p>KU</text:p>
          </table:table-cell>
          <table:table-cell office:value-type="float" office:value="325815">
            <text:p>325815</text:p>
          </table:table-cell>
          <table:table-cell office:value-type="string">
            <text:p>RMB</text:p>
          </table:table-cell>
          <table:table-cell office:value-type="float" office:value="13367">
            <text:p>1336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Sitio Upper Dayog</text:p>
          </table:table-cell>
          <table:table-cell office:value-type="float" office:value="16.462">
            <text:p>16.462</text:p>
          </table:table-cell>
          <table:table-cell office:value-type="float" office:value="121.22">
            <text:p>121.22</text:p>
          </table:table-cell>
          <table:table-cell office:value-type="string">
            <text:p>Y-367-B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office:value-type="float" office:value="155">
            <text:p>155</text:p>
          </table:table-cell>
          <table:table-cell table:formula="of:=175/[.D91]" office:value-type="float" office:value="1.12903225806452">
            <text:p>1.1290322581</text:p>
          </table:table-cell>
          <table:table-cell table:formula="of:=35-[.E91]" office:value-type="float" office:value="33.8709677419355">
            <text:p>33.8709677419</text:p>
          </table:table-cell>
          <table:table-cell office:value-type="string">
            <text:p>KU</text:p>
          </table:table-cell>
          <table:table-cell office:value-type="float" office:value="325816">
            <text:p>325816</text:p>
          </table:table-cell>
          <table:table-cell office:value-type="string">
            <text:p>RMB</text:p>
          </table:table-cell>
          <table:table-cell office:value-type="float" office:value="13510">
            <text:p>1351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Sitio Upper Dayog</text:p>
          </table:table-cell>
          <table:table-cell office:value-type="float" office:value="16.462">
            <text:p>16.462</text:p>
          </table:table-cell>
          <table:table-cell office:value-type="float" office:value="121.22">
            <text:p>121.22</text:p>
          </table:table-cell>
          <table:table-cell office:value-type="string">
            <text:p>Y-368-I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20">
            <text:p>20</text:p>
          </table:table-cell>
          <table:table-cell table:formula="of:=175/[.D92]" office:value-type="float" office:value="8.75">
            <text:p>8.75</text:p>
          </table:table-cell>
          <table:table-cell table:formula="of:=35-[.E92]" office:value-type="float" office:value="26.25">
            <text:p>26.25</text:p>
          </table:table-cell>
          <table:table-cell office:value-type="string">
            <text:p>KU</text:p>
          </table:table-cell>
          <table:table-cell office:value-type="float" office:value="325817">
            <text:p>325817</text:p>
          </table:table-cell>
          <table:table-cell office:value-type="string">
            <text:p>RMB</text:p>
          </table:table-cell>
          <table:table-cell office:value-type="float" office:value="13571">
            <text:p>1357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Sitio Upper Dayog</text:p>
          </table:table-cell>
          <table:table-cell office:value-type="float" office:value="16.462">
            <text:p>16.462</text:p>
          </table:table-cell>
          <table:table-cell office:value-type="float" office:value="121.22">
            <text:p>121.22</text:p>
          </table:table-cell>
          <table:table-cell office:value-type="string">
            <text:p>Y-369-G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58">
            <text:p>258</text:p>
          </table:table-cell>
          <table:table-cell table:formula="of:=175/[.D93]" office:value-type="float" office:value="0.678294573643411">
            <text:p>0.6782945736</text:p>
          </table:table-cell>
          <table:table-cell table:formula="of:=35-[.E93]" office:value-type="float" office:value="34.3217054263566">
            <text:p>34.3217054264</text:p>
          </table:table-cell>
          <table:table-cell office:value-type="string">
            <text:p>KU</text:p>
          </table:table-cell>
          <table:table-cell office:value-type="float" office:value="328799">
            <text:p>328799</text:p>
          </table:table-cell>
          <table:table-cell office:value-type="string">
            <text:p>RMB</text:p>
          </table:table-cell>
          <table:table-cell office:value-type="float" office:value="13651">
            <text:p>1365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office:value-type="float" office:value="560">
            <text:p>560</text:p>
          </table:table-cell>
          <table:table-cell table:formula="of:=175/[.D94]" office:value-type="float" office:value="0.3125">
            <text:p>0.3125</text:p>
          </table:table-cell>
          <table:table-cell table:formula="of:=35-[.E94]" office:value-type="float" office:value="34.6875">
            <text:p>34.6875</text:p>
          </table:table-cell>
          <table:table-cell office:value-type="string">
            <text:p>KU</text:p>
          </table:table-cell>
          <table:table-cell office:value-type="float" office:value="328800">
            <text:p>328800</text:p>
          </table:table-cell>
          <table:table-cell office:value-type="string">
            <text:p>RMB</text:p>
          </table:table-cell>
          <table:table-cell office:value-type="float" office:value="13652">
            <text:p>1365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186">
            <text:p>186</text:p>
          </table:table-cell>
          <table:table-cell table:formula="of:=175/[.D95]" office:value-type="float" office:value="0.940860215053763">
            <text:p>0.9408602151</text:p>
          </table:table-cell>
          <table:table-cell table:formula="of:=35-[.E95]" office:value-type="float" office:value="34.0591397849462">
            <text:p>34.0591397849</text:p>
          </table:table-cell>
          <table:table-cell office:value-type="string">
            <text:p>KU</text:p>
          </table:table-cell>
          <table:table-cell office:value-type="float" office:value="328802">
            <text:p>328802</text:p>
          </table:table-cell>
          <table:table-cell office:value-type="string">
            <text:p>RMB</text:p>
          </table:table-cell>
          <table:table-cell office:value-type="float" office:value="13654">
            <text:p>1365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436">
            <text:p>436</text:p>
          </table:table-cell>
          <table:table-cell table:formula="of:=175/[.D96]" office:value-type="float" office:value="0.401376146788991">
            <text:p>0.4013761468</text:p>
          </table:table-cell>
          <table:table-cell table:formula="of:=35-[.E96]" office:value-type="float" office:value="34.598623853211">
            <text:p>34.5986238532</text:p>
          </table:table-cell>
          <table:table-cell office:value-type="string">
            <text:p>KU</text:p>
          </table:table-cell>
          <table:table-cell office:value-type="float" office:value="328803">
            <text:p>328803</text:p>
          </table:table-cell>
          <table:table-cell office:value-type="string">
            <text:p>RMB</text:p>
          </table:table-cell>
          <table:table-cell office:value-type="float" office:value="13664">
            <text:p>1366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I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</text:p>
          </table:table-cell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103">
            <text:p>103</text:p>
          </table:table-cell>
          <table:table-cell table:formula="of:=175/[.D97]" office:value-type="float" office:value="1.69902912621359">
            <text:p>1.6990291262</text:p>
          </table:table-cell>
          <table:table-cell table:formula="of:=35-[.E97]" office:value-type="float" office:value="33.3009708737864">
            <text:p>33.3009708738</text:p>
          </table:table-cell>
          <table:table-cell office:value-type="string">
            <text:p>KU</text:p>
          </table:table-cell>
          <table:table-cell office:value-type="float" office:value="305430">
            <text:p>305430</text:p>
          </table:table-cell>
          <table:table-cell office:value-type="string">
            <text:p>ELR</text:p>
          </table:table-cell>
          <table:table-cell office:value-type="float" office:value="681">
            <text:p>68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3-F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72">
            <text:p>272</text:p>
          </table:table-cell>
          <table:table-cell table:formula="of:=175/[.D98]" office:value-type="float" office:value="0.643382352941176">
            <text:p>0.6433823529</text:p>
          </table:table-cell>
          <table:table-cell table:formula="of:=35-[.E98]" office:value-type="float" office:value="34.3566176470588">
            <text:p>34.3566176471</text:p>
          </table:table-cell>
          <table:table-cell office:value-type="string">
            <text:p>KU</text:p>
          </table:table-cell>
          <table:table-cell office:value-type="float" office:value="305431">
            <text:p>305431</text:p>
          </table:table-cell>
          <table:table-cell office:value-type="string">
            <text:p>ELR</text:p>
          </table:table-cell>
          <table:table-cell office:value-type="float" office:value="682">
            <text:p>68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3-F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61.9">
            <text:p>61.9</text:p>
          </table:table-cell>
          <table:table-cell table:formula="of:=175/[.D99]" office:value-type="float" office:value="2.82714054927302">
            <text:p>2.8271405493</text:p>
          </table:table-cell>
          <table:table-cell table:formula="of:=35-[.E99]" office:value-type="float" office:value="32.172859450727">
            <text:p>32.1728594507</text:p>
          </table:table-cell>
          <table:table-cell office:value-type="string">
            <text:p>KU</text:p>
          </table:table-cell>
          <table:table-cell office:value-type="float" office:value="306613">
            <text:p>306613</text:p>
          </table:table-cell>
          <table:table-cell office:value-type="string">
            <text:p>RMB</text:p>
          </table:table-cell>
          <table:table-cell office:value-type="float" office:value="6447">
            <text:p>6447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0-D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10-01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247">
            <text:p>247</text:p>
          </table:table-cell>
          <table:table-cell table:formula="of:=175/[.D100]" office:value-type="float" office:value="0.708502024291498">
            <text:p>0.7085020243</text:p>
          </table:table-cell>
          <table:table-cell table:formula="of:=35-[.E100]" office:value-type="float" office:value="34.2914979757085">
            <text:p>34.2914979757</text:p>
          </table:table-cell>
          <table:table-cell office:value-type="string">
            <text:p>KU</text:p>
          </table:table-cell>
          <table:table-cell office:value-type="float" office:value="306612">
            <text:p>306612</text:p>
          </table:table-cell>
          <table:table-cell office:value-type="string">
            <text:p>RMB</text:p>
          </table:table-cell>
          <table:table-cell office:value-type="float" office:value="6455">
            <text:p>645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0-E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129">
            <text:p>129</text:p>
          </table:table-cell>
          <table:table-cell table:formula="of:=175/[.D101]" office:value-type="float" office:value="1.35658914728682">
            <text:p>1.3565891473</text:p>
          </table:table-cell>
          <table:table-cell table:formula="of:=35-[.E101]" office:value-type="float" office:value="33.6434108527132">
            <text:p>33.6434108527</text:p>
          </table:table-cell>
          <table:table-cell office:value-type="string">
            <text:p>KU</text:p>
          </table:table-cell>
          <table:table-cell office:value-type="float" office:value="306614">
            <text:p>306614</text:p>
          </table:table-cell>
          <table:table-cell office:value-type="string">
            <text:p>RMB</text:p>
          </table:table-cell>
          <table:table-cell office:value-type="float" office:value="6628">
            <text:p>6628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Sablayan; Barangay Batong Buhay</text:p>
          </table:table-cell>
          <table:table-cell table:number-columns-repeated="2"/>
          <table:table-cell office:value-type="string">
            <text:p>K-152-F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139">
            <text:p>139</text:p>
          </table:table-cell>
          <table:table-cell table:formula="of:=175/[.D102]" office:value-type="float" office:value="1.2589928057554">
            <text:p>1.2589928058</text:p>
          </table:table-cell>
          <table:table-cell table:formula="of:=35-[.E102]" office:value-type="float" office:value="33.7410071942446">
            <text:p>33.7410071942</text:p>
          </table:table-cell>
          <table:table-cell office:value-type="string">
            <text:p>KU</text:p>
          </table:table-cell>
          <table:table-cell office:value-type="float" office:value="324376">
            <text:p>324376</text:p>
          </table:table-cell>
          <table:table-cell office:value-type="string">
            <text:p>CDS</text:p>
          </table:table-cell>
          <table:table-cell office:value-type="float" office:value="4341">
            <text:p>434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; Barangay Patag; city of Silay; Mt. Bungol</text:p>
          </table:table-cell>
          <table:table-cell office:value-type="float" office:value="10.67599">
            <text:p>10.67599</text:p>
          </table:table-cell>
          <table:table-cell office:value-type="float" office:value="123.18777">
            <text:p>123.18777</text:p>
          </table:table-cell>
          <table:table-cell office:value-type="string">
            <text:p>W-340-G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7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26.6">
            <text:p>26.6</text:p>
          </table:table-cell>
          <table:table-cell table:formula="of:=175/[.D103]" office:value-type="float" office:value="6.57894736842105">
            <text:p>6.5789473684</text:p>
          </table:table-cell>
          <table:table-cell table:formula="of:=35-[.E103]" office:value-type="float" office:value="28.4210526315789">
            <text:p>28.4210526316</text:p>
          </table:table-cell>
          <table:table-cell office:value-type="string">
            <text:p>KU</text:p>
          </table:table-cell>
          <table:table-cell office:value-type="float" office:value="324377">
            <text:p>324377</text:p>
          </table:table-cell>
          <table:table-cell office:value-type="string">
            <text:p>CDS</text:p>
          </table:table-cell>
          <table:table-cell office:value-type="float" office:value="4342">
            <text:p>434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; Barangay Patag; city of Silay; Mt. Bungol</text:p>
          </table:table-cell>
          <table:table-cell office:value-type="float" office:value="10.67599">
            <text:p>10.67599</text:p>
          </table:table-cell>
          <table:table-cell office:value-type="float" office:value="123.18777">
            <text:p>123.18777</text:p>
          </table:table-cell>
          <table:table-cell office:value-type="string">
            <text:p>W-340-G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7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55.3">
            <text:p>55.3</text:p>
          </table:table-cell>
          <table:table-cell table:formula="of:=175/[.D104]" office:value-type="float" office:value="3.16455696202532">
            <text:p>3.164556962</text:p>
          </table:table-cell>
          <table:table-cell table:formula="of:=35-[.E104]" office:value-type="float" office:value="31.8354430379747">
            <text:p>31.835443038</text:p>
          </table:table-cell>
          <table:table-cell office:value-type="string">
            <text:p>KU</text:p>
          </table:table-cell>
          <table:table-cell office:value-type="float" office:value="324378">
            <text:p>324378</text:p>
          </table:table-cell>
          <table:table-cell office:value-type="string">
            <text:p>CDS</text:p>
          </table:table-cell>
          <table:table-cell office:value-type="float" office:value="4384">
            <text:p>438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; Barangay Patag; city of Silay; Mt. Bungol</text:p>
          </table:table-cell>
          <table:table-cell office:value-type="float" office:value="10.67599">
            <text:p>10.67599</text:p>
          </table:table-cell>
          <table:table-cell office:value-type="float" office:value="123.18777">
            <text:p>123.18777</text:p>
          </table:table-cell>
          <table:table-cell office:value-type="string">
            <text:p>X-358-F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7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122">
            <text:p>122</text:p>
          </table:table-cell>
          <table:table-cell table:formula="of:=175/[.D105]" office:value-type="float" office:value="1.4344262295082">
            <text:p>1.4344262295</text:p>
          </table:table-cell>
          <table:table-cell table:formula="of:=35-[.E105]" office:value-type="float" office:value="33.5655737704918">
            <text:p>33.5655737705</text:p>
          </table:table-cell>
          <table:table-cell office:value-type="string">
            <text:p>KU</text:p>
          </table:table-cell>
          <table:table-cell office:value-type="float" office:value="302639">
            <text:p>302639</text:p>
          </table:table-cell>
          <table:table-cell office:value-type="string">
            <text:p>CDS</text:p>
          </table:table-cell>
          <table:table-cell office:value-type="float" office:value="173">
            <text:p>173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E-61-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10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32.9">
            <text:p>32.9</text:p>
          </table:table-cell>
          <table:table-cell table:formula="of:=175/[.D106]" office:value-type="float" office:value="5.31914893617021">
            <text:p>5.3191489362</text:p>
          </table:table-cell>
          <table:table-cell table:formula="of:=35-[.E106]" office:value-type="float" office:value="29.6808510638298">
            <text:p>29.6808510638</text:p>
          </table:table-cell>
          <table:table-cell office:value-type="string">
            <text:p>KU</text:p>
          </table:table-cell>
          <table:table-cell office:value-type="float" office:value="302640">
            <text:p>302640</text:p>
          </table:table-cell>
          <table:table-cell office:value-type="string">
            <text:p>CDS</text:p>
          </table:table-cell>
          <table:table-cell office:value-type="float" office:value="1511">
            <text:p>151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81">
            <text:p>11.76081</text:p>
          </table:table-cell>
          <table:table-cell office:value-type="float" office:value="122.03974">
            <text:p>122.03974</text:p>
          </table:table-cell>
          <table:table-cell office:value-type="string">
            <text:p>G-99-B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1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67.7">
            <text:p>67.7</text:p>
          </table:table-cell>
          <table:table-cell table:formula="of:=175/[.D107]" office:value-type="float" office:value="2.58493353028065">
            <text:p>2.5849335303</text:p>
          </table:table-cell>
          <table:table-cell table:formula="of:=35-[.E107]" office:value-type="float" office:value="32.4150664697193">
            <text:p>32.4150664697</text:p>
          </table:table-cell>
          <table:table-cell office:value-type="string">
            <text:p>KU</text:p>
          </table:table-cell>
          <table:table-cell office:value-type="float" office:value="302641">
            <text:p>302641</text:p>
          </table:table-cell>
          <table:table-cell office:value-type="string">
            <text:p>CDS</text:p>
          </table:table-cell>
          <table:table-cell office:value-type="float" office:value="1550">
            <text:p>155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Barangay Duyong</text:p>
          </table:table-cell>
          <table:table-cell office:value-type="float" office:value="11.76081">
            <text:p>11.76081</text:p>
          </table:table-cell>
          <table:table-cell office:value-type="float" office:value="122.03974">
            <text:p>122.03974</text:p>
          </table:table-cell>
          <table:table-cell office:value-type="string">
            <text:p>G-99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11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134">
            <text:p>134</text:p>
          </table:table-cell>
          <table:table-cell table:formula="of:=175/[.D108]" office:value-type="float" office:value="1.30597014925373">
            <text:p>1.3059701493</text:p>
          </table:table-cell>
          <table:table-cell table:formula="of:=35-[.E108]" office:value-type="float" office:value="33.6940298507463">
            <text:p>33.6940298507</text:p>
          </table:table-cell>
          <table:table-cell office:value-type="string">
            <text:p>KU</text:p>
          </table:table-cell>
          <table:table-cell office:value-type="float" office:value="302650">
            <text:p>302650</text:p>
          </table:table-cell>
          <table:table-cell office:value-type="string">
            <text:p>CDS</text:p>
          </table:table-cell>
          <table:table-cell office:value-type="float" office:value="1112">
            <text:p>111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Pinaglubayan</text:p>
          </table:table-cell>
          <table:table-cell office:value-type="float" office:value="14.7525833">
            <text:p>14.7525833</text:p>
          </table:table-cell>
          <table:table-cell office:value-type="float" office:value="121.9682">
            <text:p>121.9682</text:p>
          </table:table-cell>
          <table:table-cell office:value-type="string">
            <text:p>E-73-3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03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1.1">
            <text:p>71.1</text:p>
          </table:table-cell>
          <table:table-cell table:formula="of:=175/[.D109]" office:value-type="float" office:value="2.46132208157525">
            <text:p>2.4613220816</text:p>
          </table:table-cell>
          <table:table-cell table:formula="of:=35-[.E109]" office:value-type="float" office:value="32.5386779184248">
            <text:p>32.5386779184</text:p>
          </table:table-cell>
          <table:table-cell office:value-type="string">
            <text:p>KU</text:p>
          </table:table-cell>
          <table:table-cell office:value-type="float" office:value="307451">
            <text:p>307451</text:p>
          </table:table-cell>
          <table:table-cell office:value-type="string">
            <text:p>RMB</text:p>
          </table:table-cell>
          <table:table-cell office:value-type="float" office:value="6259">
            <text:p>6259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Pinaglubayan</text:p>
          </table:table-cell>
          <table:table-cell office:value-type="float" office:value="14.75255">
            <text:p>14.75255</text:p>
          </table:table-cell>
          <table:table-cell office:value-type="float" office:value="121.9683167">
            <text:p>121.9683167</text:p>
          </table:table-cell>
          <table:table-cell office:value-type="string">
            <text:p>I-135-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356">
            <text:p>356</text:p>
          </table:table-cell>
          <table:table-cell table:formula="of:=175/[.D110]" office:value-type="float" office:value="0.491573033707865">
            <text:p>0.4915730337</text:p>
          </table:table-cell>
          <table:table-cell table:formula="of:=35-[.E110]" office:value-type="float" office:value="34.5084269662921">
            <text:p>34.5084269663</text:p>
          </table:table-cell>
          <table:table-cell office:value-type="string">
            <text:p>KU</text:p>
          </table:table-cell>
          <table:table-cell office:value-type="float" office:value="307452">
            <text:p>307452</text:p>
          </table:table-cell>
          <table:table-cell office:value-type="string">
            <text:p>RMB</text:p>
          </table:table-cell>
          <table:table-cell office:value-type="float" office:value="6260">
            <text:p>626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Pinaglubayan</text:p>
          </table:table-cell>
          <table:table-cell office:value-type="float" office:value="14.75255">
            <text:p>14.75255</text:p>
          </table:table-cell>
          <table:table-cell office:value-type="float" office:value="121.9683167">
            <text:p>121.9683167</text:p>
          </table:table-cell>
          <table:table-cell office:value-type="string">
            <text:p>I-135-10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45.5">
            <text:p>45.5</text:p>
          </table:table-cell>
          <table:table-cell table:formula="of:=175/[.D111]" office:value-type="float" office:value="3.84615384615385">
            <text:p>3.8461538462</text:p>
          </table:table-cell>
          <table:table-cell table:formula="of:=35-[.E111]" office:value-type="float" office:value="31.1538461538462">
            <text:p>31.1538461538</text:p>
          </table:table-cell>
          <table:table-cell office:value-type="string">
            <text:p>KU</text:p>
          </table:table-cell>
          <table:table-cell office:value-type="float" office:value="307453">
            <text:p>307453</text:p>
          </table:table-cell>
          <table:table-cell office:value-type="string">
            <text:p>RMB</text:p>
          </table:table-cell>
          <table:table-cell office:value-type="float" office:value="6261">
            <text:p>626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Pinaglubayan</text:p>
          </table:table-cell>
          <table:table-cell office:value-type="float" office:value="14.75255">
            <text:p>14.75255</text:p>
          </table:table-cell>
          <table:table-cell office:value-type="float" office:value="121.9683167">
            <text:p>121.9683167</text:p>
          </table:table-cell>
          <table:table-cell office:value-type="string">
            <text:p>I-135-1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5.14">
            <text:p>5.14</text:p>
          </table:table-cell>
          <table:table-cell table:formula="of:=175/[.D112]" office:value-type="float" office:value="34.0466926070039">
            <text:p>34.046692607</text:p>
          </table:table-cell>
          <table:table-cell table:formula="of:=35-[.E112]" office:value-type="float" office:value="0.953307392996109">
            <text:p>0.953307393</text:p>
          </table:table-cell>
          <table:table-cell office:value-type="string">
            <text:p>KU</text:p>
          </table:table-cell>
          <table:table-cell office:value-type="float" office:value="307455">
            <text:p>307455</text:p>
          </table:table-cell>
          <table:table-cell office:value-type="string">
            <text:p>RMB</text:p>
          </table:table-cell>
          <table:table-cell office:value-type="float" office:value="6332">
            <text:p>633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8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float" office:value="226">
            <text:p>226</text:p>
          </table:table-cell>
          <table:table-cell table:formula="of:=175/[.D113]" office:value-type="float" office:value="0.774336283185841">
            <text:p>0.7743362832</text:p>
          </table:table-cell>
          <table:table-cell table:formula="of:=35-[.E113]" office:value-type="float" office:value="34.2256637168142">
            <text:p>34.2256637168</text:p>
          </table:table-cell>
          <table:table-cell office:value-type="string">
            <text:p>KU</text:p>
          </table:table-cell>
          <table:table-cell office:value-type="float" office:value="302635">
            <text:p>302635</text:p>
          </table:table-cell>
          <table:table-cell office:value-type="string">
            <text:p>CDS</text:p>
          </table:table-cell>
          <table:table-cell office:value-type="float" office:value="1442">
            <text:p>144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Sibuyan</text:p>
          </table:table-cell>
          <table:table-cell office:value-type="string">
            <text:p>Romblon</text:p>
          </table:table-cell>
          <table:table-cell office:value-type="string">
            <text:p>Romblon Province; Municipaity of Magdiwang; Barangay Talaba, Mount Guiting-Guiting Natural Park</text:p>
          </table:table-cell>
          <table:table-cell office:value-type="float" office:value="12.4612167">
            <text:p>12.4612167</text:p>
          </table:table-cell>
          <table:table-cell office:value-type="float" office:value="122.66435">
            <text:p>122.66435</text:p>
          </table:table-cell>
          <table:table-cell office:value-type="string">
            <text:p>E-75-43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table:formula="of:=175/[.D114]" office:value-type="float" office:value="0.799086757990868">
            <text:p>0.799086758</text:p>
          </table:table-cell>
          <table:table-cell table:formula="of:=35-[.E114]" office:value-type="float" office:value="34.2009132420091">
            <text:p>34.200913242</text:p>
          </table:table-cell>
          <table:table-cell office:value-type="string">
            <text:p>KU</text:p>
          </table:table-cell>
          <table:table-cell office:value-type="float" office:value="303848">
            <text:p>303848</text:p>
          </table:table-cell>
          <table:table-cell office:value-type="string">
            <text:p>RMB</text:p>
          </table:table-cell>
          <table:table-cell office:value-type="float" office:value="5184">
            <text:p>5184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Sibuyan</text:p>
          </table:table-cell>
          <table:table-cell office:value-type="string">
            <text:p>Romblon</text:p>
          </table:table-cell>
          <table:table-cell office:value-type="string">
            <text:p>Romblon Province; Municipality of Magdiwang; Barangay Talaba, Mount Guiting-Guiting Natural Park</text:p>
          </table:table-cell>
          <table:table-cell office:value-type="float" office:value="12.4612167">
            <text:p>12.4612167</text:p>
          </table:table-cell>
          <table:table-cell office:value-type="float" office:value="122.66435">
            <text:p>122.66435</text:p>
          </table:table-cell>
          <table:table-cell office:value-type="string">
            <text:p>D-49-2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5-03-23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79.4">
            <text:p>79.4</text:p>
          </table:table-cell>
          <table:table-cell table:formula="of:=175/[.D115]" office:value-type="float" office:value="2.20403022670025">
            <text:p>2.2040302267</text:p>
          </table:table-cell>
          <table:table-cell table:formula="of:=35-[.E115]" office:value-type="float" office:value="32.7959697732997">
            <text:p>32.7959697733</text:p>
          </table:table-cell>
          <table:table-cell office:value-type="string">
            <text:p>KU</text:p>
          </table:table-cell>
          <table:table-cell office:value-type="float" office:value="303849">
            <text:p>303849</text:p>
          </table:table-cell>
          <table:table-cell office:value-type="string">
            <text:p>RMB</text:p>
          </table:table-cell>
          <table:table-cell office:value-type="float" office:value="5185">
            <text:p>5185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Sibuyan</text:p>
          </table:table-cell>
          <table:table-cell office:value-type="string">
            <text:p>Romblon</text:p>
          </table:table-cell>
          <table:table-cell office:value-type="string">
            <text:p>Romblon Province; Municipality of Magdiwang; Barangay Talaba, Mount Guiting-Guiting Natural Park</text:p>
          </table:table-cell>
          <table:table-cell office:value-type="float" office:value="12.4612167">
            <text:p>12.4612167</text:p>
          </table:table-cell>
          <table:table-cell office:value-type="float" office:value="122.66435">
            <text:p>122.66435</text:p>
          </table:table-cell>
          <table:table-cell office:value-type="string">
            <text:p>D-49-22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5-03-23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143">
            <text:p>143</text:p>
          </table:table-cell>
          <table:table-cell table:formula="of:=175/[.D116]" office:value-type="float" office:value="1.22377622377622">
            <text:p>1.2237762238</text:p>
          </table:table-cell>
          <table:table-cell table:formula="of:=35-[.E116]" office:value-type="float" office:value="33.7762237762238">
            <text:p>33.7762237762</text:p>
          </table:table-cell>
          <table:table-cell office:value-type="string">
            <text:p>KU</text:p>
          </table:table-cell>
          <table:table-cell office:value-type="float" office:value="315340">
            <text:p>315340</text:p>
          </table:table-cell>
          <table:table-cell office:value-type="string">
            <text:p>RMB</text:p>
          </table:table-cell>
          <table:table-cell office:value-type="float" office:value="8761">
            <text:p>8761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B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8-01-0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19.7">
            <text:p>19.7</text:p>
          </table:table-cell>
          <table:table-cell table:formula="of:=175/[.D117]" office:value-type="float" office:value="8.88324873096447">
            <text:p>8.883248731</text:p>
          </table:table-cell>
          <table:table-cell table:formula="of:=35-[.E117]" office:value-type="float" office:value="26.1167512690355">
            <text:p>26.116751269</text:p>
          </table:table-cell>
          <table:table-cell office:value-type="string">
            <text:p>KU</text:p>
          </table:table-cell>
          <table:table-cell office:value-type="float" office:value="315341">
            <text:p>315341</text:p>
          </table:table-cell>
          <table:table-cell office:value-type="string">
            <text:p>RMB</text:p>
          </table:table-cell>
          <table:table-cell office:value-type="float" office:value="8762">
            <text:p>8762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C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1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137">
            <text:p>137</text:p>
          </table:table-cell>
          <table:table-cell table:formula="of:=175/[.D118]" office:value-type="float" office:value="1.27737226277372">
            <text:p>1.2773722628</text:p>
          </table:table-cell>
          <table:table-cell table:formula="of:=35-[.E118]" office:value-type="float" office:value="33.7226277372263">
            <text:p>33.7226277372</text:p>
          </table:table-cell>
          <table:table-cell office:value-type="string">
            <text:p>KU</text:p>
          </table:table-cell>
          <table:table-cell office:value-type="float" office:value="315345">
            <text:p>315345</text:p>
          </table:table-cell>
          <table:table-cell office:value-type="string">
            <text:p>RMB</text:p>
          </table:table-cell>
          <table:table-cell office:value-type="float" office:value="8790">
            <text:p>8790</text:p>
          </table:table-cell>
          <table:table-cell office:value-type="string">
            <text:p>Cyrtodactylus</text:p>
          </table:table-cell>
          <table:table-cell office:value-type="string">
            <text:p>philippinicus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F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404">
            <text:p>404</text:p>
          </table:table-cell>
          <table:table-cell table:formula="of:=175/[.D119]" office:value-type="float" office:value="0.433168316831683">
            <text:p>0.4331683168</text:p>
          </table:table-cell>
          <table:table-cell table:formula="of:=35-[.E119]" office:value-type="float" office:value="34.5668316831683">
            <text:p>34.5668316832</text:p>
          </table:table-cell>
          <table:table-cell office:value-type="string">
            <text:p>KU</text:p>
          </table:table-cell>
          <table:table-cell office:value-type="float" office:value="309326">
            <text:p>309326</text:p>
          </table:table-cell>
          <table:table-cell office:value-type="string">
            <text:p>RMB</text:p>
          </table:table-cell>
          <table:table-cell office:value-type="float" office:value="7757">
            <text:p>7757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1-C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105">
            <text:p>105</text:p>
          </table:table-cell>
          <table:table-cell table:formula="of:=175/[.D120]" office:value-type="float" office:value="1.66666666666667">
            <text:p>1.6666666667</text:p>
          </table:table-cell>
          <table:table-cell table:formula="of:=35-[.E120]" office:value-type="float" office:value="33.3333333333333">
            <text:p>33.3333333333</text:p>
          </table:table-cell>
          <table:table-cell office:value-type="string">
            <text:p>KU</text:p>
          </table:table-cell>
          <table:table-cell office:value-type="float" office:value="309329">
            <text:p>309329</text:p>
          </table:table-cell>
          <table:table-cell office:value-type="string">
            <text:p>RMB</text:p>
          </table:table-cell>
          <table:table-cell office:value-type="float" office:value="7842">
            <text:p>7842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C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03-31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28.6">
            <text:p>28.6</text:p>
          </table:table-cell>
          <table:table-cell table:formula="of:=175/[.D121]" office:value-type="float" office:value="6.11888111888112">
            <text:p>6.1188811189</text:p>
          </table:table-cell>
          <table:table-cell table:formula="of:=35-[.E121]" office:value-type="float" office:value="28.8811188811189">
            <text:p>28.8811188811</text:p>
          </table:table-cell>
          <table:table-cell office:value-type="string">
            <text:p>KU</text:p>
          </table:table-cell>
          <table:table-cell office:value-type="float" office:value="309330">
            <text:p>309330</text:p>
          </table:table-cell>
          <table:table-cell office:value-type="string">
            <text:p>RMB</text:p>
          </table:table-cell>
          <table:table-cell office:value-type="float" office:value="7859">
            <text:p>7859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D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3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8.58">
            <text:p>8.58</text:p>
          </table:table-cell>
          <table:table-cell table:formula="of:=175/[.D122]" office:value-type="float" office:value="20.3962703962704">
            <text:p>20.3962703963</text:p>
          </table:table-cell>
          <table:table-cell table:formula="of:=35-[.E122]" office:value-type="float" office:value="14.6037296037296">
            <text:p>14.6037296037</text:p>
          </table:table-cell>
          <table:table-cell office:value-type="string">
            <text:p>KU</text:p>
          </table:table-cell>
          <table:table-cell office:value-type="float" office:value="309627">
            <text:p>309627</text:p>
          </table:table-cell>
          <table:table-cell office:value-type="string">
            <text:p>RMB</text:p>
          </table:table-cell>
          <table:table-cell office:value-type="float" office:value="7873">
            <text:p>7873</text:p>
          </table:table-cell>
          <table:table-cell office:value-type="string">
            <text:p>Cyrtodactylus</text:p>
          </table:table-cell>
          <table:table-cell office:value-type="string">
            <text:p>redimicul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oundary of Barangay Samarinana and Saubg: Mt. Mantalingahan: Area "Pitang"</text:p>
          </table:table-cell>
          <table:table-cell office:value-type="float" office:value="8.7637167">
            <text:p>8.7637167</text:p>
          </table:table-cell>
          <table:table-cell office:value-type="float" office:value="117.6867">
            <text:p>117.6867</text:p>
          </table:table-cell>
          <table:table-cell office:value-type="string">
            <text:p>M-192-F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30.1">
            <text:p>30.1</text:p>
          </table:table-cell>
          <table:table-cell table:formula="of:=175/[.D123]" office:value-type="float" office:value="5.81395348837209">
            <text:p>5.8139534884</text:p>
          </table:table-cell>
          <table:table-cell table:formula="of:=35-[.E123]" office:value-type="float" office:value="29.1860465116279">
            <text:p>29.1860465116</text:p>
          </table:table-cell>
          <table:table-cell office:value-type="string">
            <text:p>KU</text:p>
          </table:table-cell>
          <table:table-cell office:value-type="float" office:value="310798">
            <text:p>310798</text:p>
          </table:table-cell>
          <table:table-cell office:value-type="string">
            <text:p>CDS</text:p>
          </table:table-cell>
          <table:table-cell office:value-type="float" office:value="2844">
            <text:p>2844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1-A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10-1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9.77">
            <text:p>9.77</text:p>
          </table:table-cell>
          <table:table-cell table:formula="of:=175/[.D124]" office:value-type="float" office:value="17.9119754350051">
            <text:p>17.911975435</text:p>
          </table:table-cell>
          <table:table-cell table:formula="of:=35-[.E124]" office:value-type="float" office:value="17.0880245649949">
            <text:p>17.088024565</text:p>
          </table:table-cell>
          <table:table-cell office:value-type="string">
            <text:p>KU</text:p>
          </table:table-cell>
          <table:table-cell office:value-type="float" office:value="310799">
            <text:p>310799</text:p>
          </table:table-cell>
          <table:table-cell office:value-type="string">
            <text:p>CDS</text:p>
          </table:table-cell>
          <table:table-cell office:value-type="float" office:value="2967">
            <text:p>2967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2-E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10-22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8.78">
            <text:p>8.78</text:p>
          </table:table-cell>
          <table:table-cell table:formula="of:=175/[.D125]" office:value-type="float" office:value="19.9316628701595">
            <text:p>19.9316628702</text:p>
          </table:table-cell>
          <table:table-cell table:formula="of:=35-[.E125]" office:value-type="float" office:value="15.0683371298405">
            <text:p>15.0683371298</text:p>
          </table:table-cell>
          <table:table-cell office:value-type="string">
            <text:p>KU</text:p>
          </table:table-cell>
          <table:table-cell office:value-type="float" office:value="310800">
            <text:p>310800</text:p>
          </table:table-cell>
          <table:table-cell office:value-type="string">
            <text:p>CDS</text:p>
          </table:table-cell>
          <table:table-cell office:value-type="float" office:value="2984">
            <text:p>2984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2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10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18.9">
            <text:p>18.9</text:p>
          </table:table-cell>
          <table:table-cell table:formula="of:=175/[.D126]" office:value-type="float" office:value="9.25925925925926">
            <text:p>9.2592592593</text:p>
          </table:table-cell>
          <table:table-cell table:formula="of:=35-[.E126]" office:value-type="float" office:value="25.7407407407407">
            <text:p>25.7407407407</text:p>
          </table:table-cell>
          <table:table-cell office:value-type="string">
            <text:p>KU</text:p>
          </table:table-cell>
          <table:table-cell office:value-type="float" office:value="310801">
            <text:p>310801</text:p>
          </table:table-cell>
          <table:table-cell office:value-type="string">
            <text:p>CDS</text:p>
          </table:table-cell>
          <table:table-cell office:value-type="float" office:value="3030">
            <text:p>3030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3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10-2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5.11">
            <text:p>5.11</text:p>
          </table:table-cell>
          <table:table-cell table:formula="of:=175/[.D127]" office:value-type="float" office:value="34.2465753424658">
            <text:p>34.2465753425</text:p>
          </table:table-cell>
          <table:table-cell table:formula="of:=35-[.E127]" office:value-type="float" office:value="0.753424657534247">
            <text:p>0.7534246575</text:p>
          </table:table-cell>
          <table:table-cell office:value-type="string">
            <text:p>KU</text:p>
          </table:table-cell>
          <table:table-cell office:value-type="float" office:value="310802">
            <text:p>310802</text:p>
          </table:table-cell>
          <table:table-cell office:value-type="string">
            <text:p>CDS</text:p>
          </table:table-cell>
          <table:table-cell office:value-type="float" office:value="3047">
            <text:p>3047</text:p>
          </table:table-cell>
          <table:table-cell office:value-type="string">
            <text:p>Cyrtodactylus</text:p>
          </table:table-cell>
          <table:table-cell office:value-type="string">
            <text:p>sumuroi</text:p>
          </table:table-cell>
          <table:table-cell office:value-type="string">
            <text:p>Philippines</text:p>
          </table:table-cell>
          <table:table-cell office:value-type="string">
            <text:p>Samar</text:p>
          </table:table-cell>
          <table:table-cell office:value-type="string">
            <text:p>Mindanao</text:p>
          </table:table-cell>
          <table:table-cell office:value-type="string">
            <text:p>Eastern Samar Province; Municipality of Taft; Barangay San Rafael</text:p>
          </table:table-cell>
          <table:table-cell office:value-type="float" office:value="11.80255">
            <text:p>11.80255</text:p>
          </table:table-cell>
          <table:table-cell office:value-type="float" office:value="125.29276">
            <text:p>125.29276</text:p>
          </table:table-cell>
          <table:table-cell office:value-type="string">
            <text:p>Q-253-E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10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448">
            <text:p>448</text:p>
          </table:table-cell>
          <table:table-cell table:formula="of:=175/[.D128]" office:value-type="float" office:value="0.390625">
            <text:p>0.390625</text:p>
          </table:table-cell>
          <table:table-cell table:formula="of:=35-[.E128]" office:value-type="float" office:value="34.609375">
            <text:p>34.609375</text:p>
          </table:table-cell>
          <table:table-cell office:value-type="string">
            <text:p>KU</text:p>
          </table:table-cell>
          <table:table-cell office:value-type="float" office:value="309319">
            <text:p>309319</text:p>
          </table:table-cell>
          <table:table-cell office:value-type="string">
            <text:p>RMB</text:p>
          </table:table-cell>
          <table:table-cell office:value-type="float" office:value="7646">
            <text:p>7646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89-H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31.9">
            <text:p>31.9</text:p>
          </table:table-cell>
          <table:table-cell table:formula="of:=175/[.D129]" office:value-type="float" office:value="5.4858934169279">
            <text:p>5.4858934169</text:p>
          </table:table-cell>
          <table:table-cell table:formula="of:=35-[.E129]" office:value-type="float" office:value="29.5141065830721">
            <text:p>29.5141065831</text:p>
          </table:table-cell>
          <table:table-cell office:value-type="string">
            <text:p>KU</text:p>
          </table:table-cell>
          <table:table-cell office:value-type="float" office:value="309320">
            <text:p>309320</text:p>
          </table:table-cell>
          <table:table-cell office:value-type="string">
            <text:p>RMB</text:p>
          </table:table-cell>
          <table:table-cell office:value-type="float" office:value="7647">
            <text:p>7647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89-H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81.7">
            <text:p>81.7</text:p>
          </table:table-cell>
          <table:table-cell table:formula="of:=175/[.D130]" office:value-type="float" office:value="2.14198286413709">
            <text:p>2.1419828641</text:p>
          </table:table-cell>
          <table:table-cell table:formula="of:=35-[.E130]" office:value-type="float" office:value="32.8580171358629">
            <text:p>32.8580171359</text:p>
          </table:table-cell>
          <table:table-cell office:value-type="string">
            <text:p>KU</text:p>
          </table:table-cell>
          <table:table-cell office:value-type="float" office:value="309322">
            <text:p>309322</text:p>
          </table:table-cell>
          <table:table-cell office:value-type="string">
            <text:p>RMB</text:p>
          </table:table-cell>
          <table:table-cell office:value-type="float" office:value="7649">
            <text:p>7649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89-I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204">
            <text:p>204</text:p>
          </table:table-cell>
          <table:table-cell table:formula="of:=175/[.D131]" office:value-type="float" office:value="0.857843137254902">
            <text:p>0.8578431373</text:p>
          </table:table-cell>
          <table:table-cell table:formula="of:=35-[.E131]" office:value-type="float" office:value="34.1421568627451">
            <text:p>34.1421568627</text:p>
          </table:table-cell>
          <table:table-cell office:value-type="string">
            <text:p>KU</text:p>
          </table:table-cell>
          <table:table-cell office:value-type="float" office:value="309323">
            <text:p>309323</text:p>
          </table:table-cell>
          <table:table-cell office:value-type="string">
            <text:p>RMB</text:p>
          </table:table-cell>
          <table:table-cell office:value-type="float" office:value="7650">
            <text:p>7650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89-I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22.9">
            <text:p>22.9</text:p>
          </table:table-cell>
          <table:table-cell table:formula="of:=175/[.D132]" office:value-type="float" office:value="7.64192139737991">
            <text:p>7.6419213974</text:p>
          </table:table-cell>
          <table:table-cell table:formula="of:=35-[.E132]" office:value-type="float" office:value="27.3580786026201">
            <text:p>27.3580786026</text:p>
          </table:table-cell>
          <table:table-cell office:value-type="string">
            <text:p>KU</text:p>
          </table:table-cell>
          <table:table-cell office:value-type="float" office:value="309325">
            <text:p>309325</text:p>
          </table:table-cell>
          <table:table-cell office:value-type="string">
            <text:p>RMB</text:p>
          </table:table-cell>
          <table:table-cell office:value-type="float" office:value="7721">
            <text:p>7721</text:p>
          </table:table-cell>
          <table:table-cell office:value-type="string">
            <text:p>Cyrtodactylus</text:p>
          </table:table-cell>
          <table:table-cell office:value-type="string">
            <text:p>tautbatorum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M-190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2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369">
            <text:p>369</text:p>
          </table:table-cell>
          <table:table-cell table:formula="of:=175/[.D133]" office:value-type="float" office:value="0.474254742547426">
            <text:p>0.4742547425</text:p>
          </table:table-cell>
          <table:table-cell table:formula="of:=35-[.E133]" office:value-type="float" office:value="34.5257452574526">
            <text:p>34.5257452575</text:p>
          </table:table-cell>
          <table:table-cell office:value-type="string">
            <text:p>KU</text:p>
          </table:table-cell>
          <table:table-cell office:value-type="float" office:value="322259">
            <text:p>322259</text:p>
          </table:table-cell>
          <table:table-cell office:value-type="string">
            <text:p>RMB</text:p>
          </table:table-cell>
          <table:table-cell office:value-type="float" office:value="12536">
            <text:p>12536</text:p>
          </table:table-cell>
          <table:table-cell office:value-type="string">
            <text:p>Gehyra</text:p>
          </table:table-cell>
          <table:table-cell office:value-type="string">
            <text:p>mutilata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Baler; Barangay Zabali, Aurora State College of Technology (ASCOT)</text:p>
          </table:table-cell>
          <table:table-cell office:value-type="float" office:value="15.742">
            <text:p>15.742</text:p>
          </table:table-cell>
          <table:table-cell office:value-type="float" office:value="121.576">
            <text:p>121.576</text:p>
          </table:table-cell>
          <table:table-cell office:value-type="string">
            <text:p>U-307-F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05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float" office:value="19.5">
            <text:p>19.5</text:p>
          </table:table-cell>
          <table:table-cell table:formula="of:=175/[.D134]" office:value-type="float" office:value="8.97435897435897">
            <text:p>8.9743589744</text:p>
          </table:table-cell>
          <table:table-cell table:formula="of:=35-[.E134]" office:value-type="float" office:value="26.025641025641">
            <text:p>26.0256410256</text:p>
          </table:table-cell>
          <table:table-cell office:value-type="string">
            <text:p>KU</text:p>
          </table:table-cell>
          <table:table-cell office:value-type="float" office:value="322254">
            <text:p>322254</text:p>
          </table:table-cell>
          <table:table-cell office:value-type="string">
            <text:p>RMB</text:p>
          </table:table-cell>
          <table:table-cell office:value-type="float" office:value="12578">
            <text:p>12578</text:p>
          </table:table-cell>
          <table:table-cell office:value-type="string">
            <text:p>Gehyra</text:p>
          </table:table-cell>
          <table:table-cell office:value-type="string">
            <text:p>mutilata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Baler; Barangay Zabali, Aurora State College of Technology (ASCOT)</text:p>
          </table:table-cell>
          <table:table-cell office:value-type="float" office:value="15.742">
            <text:p>15.742</text:p>
          </table:table-cell>
          <table:table-cell office:value-type="float" office:value="121.576">
            <text:p>121.576</text:p>
          </table:table-cell>
          <table:table-cell office:value-type="string">
            <text:p>U-308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41.5">
            <text:p>41.5</text:p>
          </table:table-cell>
          <table:table-cell table:formula="of:=175/[.D135]" office:value-type="float" office:value="4.21686746987952">
            <text:p>4.2168674699</text:p>
          </table:table-cell>
          <table:table-cell table:formula="of:=35-[.E135]" office:value-type="float" office:value="30.7831325301205">
            <text:p>30.7831325301</text:p>
          </table:table-cell>
          <table:table-cell office:value-type="string">
            <text:p>KU</text:p>
          </table:table-cell>
          <table:table-cell office:value-type="float" office:value="322260">
            <text:p>322260</text:p>
          </table:table-cell>
          <table:table-cell office:value-type="string">
            <text:p>RMB</text:p>
          </table:table-cell>
          <table:table-cell office:value-type="float" office:value="12582">
            <text:p>12582</text:p>
          </table:table-cell>
          <table:table-cell office:value-type="string">
            <text:p>Gehyra</text:p>
          </table:table-cell>
          <table:table-cell office:value-type="string">
            <text:p>mutilata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Baler; Barangay Zabali, Aurora State College of Technology (ASCOT)</text:p>
          </table:table-cell>
          <table:table-cell office:value-type="float" office:value="15.742">
            <text:p>15.742</text:p>
          </table:table-cell>
          <table:table-cell office:value-type="float" office:value="121.576">
            <text:p>121.576</text:p>
          </table:table-cell>
          <table:table-cell office:value-type="string">
            <text:p>U-308-B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68.5">
            <text:p>68.5</text:p>
          </table:table-cell>
          <table:table-cell table:formula="of:=175/[.D136]" office:value-type="float" office:value="2.55474452554745">
            <text:p>2.5547445255</text:p>
          </table:table-cell>
          <table:table-cell table:formula="of:=35-[.E136]" office:value-type="float" office:value="32.4452554744526">
            <text:p>32.4452554745</text:p>
          </table:table-cell>
          <table:table-cell office:value-type="string">
            <text:p>KU</text:p>
          </table:table-cell>
          <table:table-cell office:value-type="float" office:value="322261">
            <text:p>322261</text:p>
          </table:table-cell>
          <table:table-cell office:value-type="string">
            <text:p>RMB</text:p>
          </table:table-cell>
          <table:table-cell office:value-type="float" office:value="12584">
            <text:p>12584</text:p>
          </table:table-cell>
          <table:table-cell office:value-type="string">
            <text:p>Gehyra</text:p>
          </table:table-cell>
          <table:table-cell office:value-type="string">
            <text:p>mutilata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urora Province; Municipality of Baler; Barangay Zabali, Aurora State College of Technology (ASCOT)</text:p>
          </table:table-cell>
          <table:table-cell office:value-type="float" office:value="15.742">
            <text:p>15.742</text:p>
          </table:table-cell>
          <table:table-cell office:value-type="float" office:value="121.576">
            <text:p>121.576</text:p>
          </table:table-cell>
          <table:table-cell office:value-type="string">
            <text:p>U-308-B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9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19">
            <text:p>19</text:p>
          </table:table-cell>
          <table:table-cell table:formula="of:=175/[.D137]" office:value-type="float" office:value="9.21052631578947">
            <text:p>9.2105263158</text:p>
          </table:table-cell>
          <table:table-cell table:formula="of:=35-[.E137]" office:value-type="float" office:value="25.7894736842105">
            <text:p>25.7894736842</text:p>
          </table:table-cell>
          <table:table-cell office:value-type="string">
            <text:p>KU</text:p>
          </table:table-cell>
          <table:table-cell office:value-type="float" office:value="309335">
            <text:p>309335</text:p>
          </table:table-cell>
          <table:table-cell office:value-type="string">
            <text:p>RMB</text:p>
          </table:table-cell>
          <table:table-cell office:value-type="float" office:value="3118">
            <text:p>3118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Mainit, Mainit Falls</text:p>
          </table:table-cell>
          <table:table-cell office:value-type="float" office:value="9.8367333">
            <text:p>9.8367333</text:p>
          </table:table-cell>
          <table:table-cell office:value-type="float" office:value="118.6416167">
            <text:p>118.6416167</text:p>
          </table:table-cell>
          <table:table-cell office:value-type="string">
            <text:p>B/O-20/220-A5/F5/A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83.9">
            <text:p>83.9</text:p>
          </table:table-cell>
          <table:table-cell table:formula="of:=175/[.D138]" office:value-type="float" office:value="2.08581644815256">
            <text:p>2.0858164482</text:p>
          </table:table-cell>
          <table:table-cell table:formula="of:=35-[.E138]" office:value-type="float" office:value="32.9141835518474">
            <text:p>32.9141835518</text:p>
          </table:table-cell>
          <table:table-cell office:value-type="string">
            <text:p>KU</text:p>
          </table:table-cell>
          <table:table-cell office:value-type="float" office:value="309331">
            <text:p>309331</text:p>
          </table:table-cell>
          <table:table-cell office:value-type="string">
            <text:p>RMB</text:p>
          </table:table-cell>
          <table:table-cell office:value-type="float" office:value="7828">
            <text:p>7828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A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03-3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10.1">
            <text:p>10.1</text:p>
          </table:table-cell>
          <table:table-cell table:formula="of:=175/[.D139]" office:value-type="float" office:value="17.3267326732673">
            <text:p>17.3267326733</text:p>
          </table:table-cell>
          <table:table-cell table:formula="of:=35-[.E139]" office:value-type="float" office:value="17.6732673267327">
            <text:p>17.6732673267</text:p>
          </table:table-cell>
          <table:table-cell office:value-type="string">
            <text:p>KU</text:p>
          </table:table-cell>
          <table:table-cell office:value-type="float" office:value="309332">
            <text:p>309332</text:p>
          </table:table-cell>
          <table:table-cell office:value-type="string">
            <text:p>RMB</text:p>
          </table:table-cell>
          <table:table-cell office:value-type="float" office:value="7830">
            <text:p>7830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A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30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75.9">
            <text:p>75.9</text:p>
          </table:table-cell>
          <table:table-cell table:formula="of:=175/[.D140]" office:value-type="float" office:value="2.30566534914361">
            <text:p>2.3056653491</text:p>
          </table:table-cell>
          <table:table-cell table:formula="of:=35-[.E140]" office:value-type="float" office:value="32.6943346508564">
            <text:p>32.6943346509</text:p>
          </table:table-cell>
          <table:table-cell office:value-type="string">
            <text:p>KU</text:p>
          </table:table-cell>
          <table:table-cell office:value-type="float" office:value="309333">
            <text:p>309333</text:p>
          </table:table-cell>
          <table:table-cell office:value-type="string">
            <text:p>RMB</text:p>
          </table:table-cell>
          <table:table-cell office:value-type="float" office:value="7831">
            <text:p>7831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arangay Samarinana (Border with Barangay Saulog), Mt. Mantalingahan Range,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2-A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3-30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11.5">
            <text:p>11.5</text:p>
          </table:table-cell>
          <table:table-cell table:formula="of:=175/[.D141]" office:value-type="float" office:value="15.2173913043478">
            <text:p>15.2173913043</text:p>
          </table:table-cell>
          <table:table-cell table:formula="of:=35-[.E141]" office:value-type="float" office:value="19.7826086956522">
            <text:p>19.7826086957</text:p>
          </table:table-cell>
          <table:table-cell office:value-type="string">
            <text:p>KU</text:p>
          </table:table-cell>
          <table:table-cell office:value-type="float" office:value="309334">
            <text:p>309334</text:p>
          </table:table-cell>
          <table:table-cell office:value-type="string">
            <text:p>RMB</text:p>
          </table:table-cell>
          <table:table-cell office:value-type="float" office:value="7798">
            <text:p>7798</text:p>
          </table:table-cell>
          <table:table-cell office:value-type="string">
            <text:p>Gekko</text:p>
          </table:table-cell>
          <table:table-cell office:value-type="string">
            <text:p>athym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Brooke's Point; Boundary of Barangay Samarinana and Saulog: Mt. Mantalingahan Range: Area "Pitang"</text:p>
          </table:table-cell>
          <table:table-cell office:value-type="float" office:value="8.7503">
            <text:p>8.7503</text:p>
          </table:table-cell>
          <table:table-cell office:value-type="float" office:value="117.6896">
            <text:p>117.6896</text:p>
          </table:table-cell>
          <table:table-cell office:value-type="string">
            <text:p>M-191-G2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7-03-29</text:p>
          </table:table-cell>
          <table:table-cell office:value-type="string">
            <text:p>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6.92">
            <text:p>6.92</text:p>
          </table:table-cell>
          <table:table-cell table:formula="of:=175/[.D142]" office:value-type="float" office:value="25.2890173410405">
            <text:p>25.289017341</text:p>
          </table:table-cell>
          <table:table-cell table:formula="of:=35-[.E142]" office:value-type="float" office:value="9.71098265895954">
            <text:p>9.710982659</text:p>
          </table:table-cell>
          <table:table-cell office:value-type="string">
            <text:p>KU</text:p>
          </table:table-cell>
          <table:table-cell office:value-type="float" office:value="328371">
            <text:p>328371</text:p>
          </table:table-cell>
          <table:table-cell office:value-type="string">
            <text:p>RMB</text:p>
          </table:table-cell>
          <table:table-cell office:value-type="float" office:value="13588">
            <text:p>13588</text:p>
          </table:table-cell>
          <table:table-cell office:value-type="string">
            <text:p>Gekko</text:p>
          </table:table-cell>
          <table:table-cell office:value-type="string">
            <text:p>carusad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tong Malake, UPLB Forrestry Campus</text:p>
          </table:table-cell>
          <table:table-cell office:value-type="float" office:value="14.1534333">
            <text:p>14.1534333</text:p>
          </table:table-cell>
          <table:table-cell office:value-type="float" office:value="121.2322">
            <text:p>121.2322</text:p>
          </table:table-cell>
          <table:table-cell office:value-type="string">
            <text:p>Z-378-H3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39.9">
            <text:p>39.9</text:p>
          </table:table-cell>
          <table:table-cell table:formula="of:=175/[.D143]" office:value-type="float" office:value="4.3859649122807">
            <text:p>4.3859649123</text:p>
          </table:table-cell>
          <table:table-cell table:formula="of:=35-[.E143]" office:value-type="float" office:value="30.6140350877193">
            <text:p>30.6140350877</text:p>
          </table:table-cell>
          <table:table-cell office:value-type="string">
            <text:p>KU</text:p>
          </table:table-cell>
          <table:table-cell office:value-type="float" office:value="328372">
            <text:p>328372</text:p>
          </table:table-cell>
          <table:table-cell office:value-type="string">
            <text:p>RMB</text:p>
          </table:table-cell>
          <table:table-cell office:value-type="float" office:value="13589">
            <text:p>13589</text:p>
          </table:table-cell>
          <table:table-cell office:value-type="string">
            <text:p>Gekko</text:p>
          </table:table-cell>
          <table:table-cell office:value-type="string">
            <text:p>carusad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tong Malake, UPLB Forrestry Campus</text:p>
          </table:table-cell>
          <table:table-cell office:value-type="float" office:value="14.1534333">
            <text:p>14.1534333</text:p>
          </table:table-cell>
          <table:table-cell office:value-type="float" office:value="121.2322">
            <text:p>121.2322</text:p>
          </table:table-cell>
          <table:table-cell office:value-type="string">
            <text:p>Z-378-H4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5.26">
            <text:p>5.26</text:p>
          </table:table-cell>
          <table:table-cell table:formula="of:=175/[.D144]" office:value-type="float" office:value="33.2699619771863">
            <text:p>33.2699619772</text:p>
          </table:table-cell>
          <table:table-cell table:formula="of:=35-[.E144]" office:value-type="float" office:value="1.73003802281369">
            <text:p>1.7300380228</text:p>
          </table:table-cell>
          <table:table-cell office:value-type="string">
            <text:p>KU</text:p>
          </table:table-cell>
          <table:table-cell office:value-type="float" office:value="328373">
            <text:p>328373</text:p>
          </table:table-cell>
          <table:table-cell office:value-type="string">
            <text:p>RMB</text:p>
          </table:table-cell>
          <table:table-cell office:value-type="float" office:value="13590">
            <text:p>13590</text:p>
          </table:table-cell>
          <table:table-cell office:value-type="string">
            <text:p>Gekko</text:p>
          </table:table-cell>
          <table:table-cell office:value-type="string">
            <text:p>carusad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tong Malake, UPLB Forrestry Campus</text:p>
          </table:table-cell>
          <table:table-cell office:value-type="float" office:value="14.1534333">
            <text:p>14.1534333</text:p>
          </table:table-cell>
          <table:table-cell office:value-type="float" office:value="121.2322">
            <text:p>121.2322</text:p>
          </table:table-cell>
          <table:table-cell office:value-type="string">
            <text:p>Z-378-H5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68">
            <text:p>68</text:p>
          </table:table-cell>
          <table:table-cell table:formula="of:=175/[.D145]" office:value-type="float" office:value="2.57352941176471">
            <text:p>2.5735294118</text:p>
          </table:table-cell>
          <table:table-cell table:formula="of:=35-[.E145]" office:value-type="float" office:value="32.4264705882353">
            <text:p>32.4264705882</text:p>
          </table:table-cell>
          <table:table-cell office:value-type="string">
            <text:p>KU</text:p>
          </table:table-cell>
          <table:table-cell office:value-type="float" office:value="328374">
            <text:p>328374</text:p>
          </table:table-cell>
          <table:table-cell office:value-type="string">
            <text:p>RMB</text:p>
          </table:table-cell>
          <table:table-cell office:value-type="float" office:value="13591">
            <text:p>13591</text:p>
          </table:table-cell>
          <table:table-cell office:value-type="string">
            <text:p>Gekko</text:p>
          </table:table-cell>
          <table:table-cell office:value-type="string">
            <text:p>carusad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Barangay Batong Malake, UPLB Forrestry Campus</text:p>
          </table:table-cell>
          <table:table-cell office:value-type="float" office:value="14.1534333">
            <text:p>14.1534333</text:p>
          </table:table-cell>
          <table:table-cell office:value-type="float" office:value="121.2322">
            <text:p>121.2322</text:p>
          </table:table-cell>
          <table:table-cell office:value-type="string">
            <text:p>Z-388-D2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55">
            <text:p>355</text:p>
          </table:table-cell>
          <table:table-cell table:formula="of:=175/[.D146]" office:value-type="float" office:value="0.492957746478873">
            <text:p>0.4929577465</text:p>
          </table:table-cell>
          <table:table-cell table:formula="of:=35-[.E146]" office:value-type="float" office:value="34.5070422535211">
            <text:p>34.5070422535</text:p>
          </table:table-cell>
          <table:table-cell office:value-type="string">
            <text:p>KU</text:p>
          </table:table-cell>
          <table:table-cell office:value-type="float" office:value="311493">
            <text:p>311493</text:p>
          </table:table-cell>
          <table:table-cell office:value-type="string">
            <text:p>KU-FS</text:p>
          </table:table-cell>
          <table:table-cell office:value-type="float" office:value="13">
            <text:p>13</text:p>
          </table:table-cell>
          <table:table-cell office:value-type="string">
            <text:p>Gekko</text:p>
          </table:table-cell>
          <table:table-cell office:value-type="string">
            <text:p>chinensis</text:p>
          </table:table-cell>
          <table:table-cell office:value-type="string">
            <text:p>China</text:p>
          </table:table-cell>
          <table:table-cell table:number-columns-repeated="2"/>
          <table:table-cell office:value-type="string">
            <text:p>Guangxi; ; Nanning City, People's Park</text:p>
          </table:table-cell>
          <table:table-cell table:number-columns-repeated="2"/>
          <table:table-cell office:value-type="string">
            <text:p>K-165-D8/F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4-1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float" office:value="680">
            <text:p>680</text:p>
          </table:table-cell>
          <table:table-cell table:formula="of:=175/[.D147]" office:value-type="float" office:value="0.257352941176471">
            <text:p>0.2573529412</text:p>
          </table:table-cell>
          <table:table-cell table:formula="of:=35-[.E147]" office:value-type="float" office:value="34.7426470588235">
            <text:p>34.7426470588</text:p>
          </table:table-cell>
          <table:table-cell office:value-type="string">
            <text:p>KU</text:p>
          </table:table-cell>
          <table:table-cell office:value-type="float" office:value="311494">
            <text:p>311494</text:p>
          </table:table-cell>
          <table:table-cell office:value-type="string">
            <text:p>KU-FS</text:p>
          </table:table-cell>
          <table:table-cell office:value-type="float" office:value="14">
            <text:p>14</text:p>
          </table:table-cell>
          <table:table-cell office:value-type="string">
            <text:p>Gekko</text:p>
          </table:table-cell>
          <table:table-cell office:value-type="string">
            <text:p>chinensis</text:p>
          </table:table-cell>
          <table:table-cell office:value-type="string">
            <text:p>China</text:p>
          </table:table-cell>
          <table:table-cell table:number-columns-repeated="2"/>
          <table:table-cell office:value-type="string">
            <text:p>Guangxi; ; Nanning City, People's Park</text:p>
          </table:table-cell>
          <table:table-cell table:number-columns-repeated="2"/>
          <table:table-cell office:value-type="string">
            <text:p>K-165-G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4-1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223">
            <text:p>223</text:p>
          </table:table-cell>
          <table:table-cell table:formula="of:=175/[.D148]" office:value-type="float" office:value="0.7847533632287">
            <text:p>0.7847533632</text:p>
          </table:table-cell>
          <table:table-cell table:formula="of:=35-[.E148]" office:value-type="float" office:value="34.2152466367713">
            <text:p>34.2152466368</text:p>
          </table:table-cell>
          <table:table-cell office:value-type="string">
            <text:p>KU</text:p>
          </table:table-cell>
          <table:table-cell office:value-type="float" office:value="311496">
            <text:p>311496</text:p>
          </table:table-cell>
          <table:table-cell office:value-type="string">
            <text:p>KU-FS</text:p>
          </table:table-cell>
          <table:table-cell office:value-type="float" office:value="16">
            <text:p>16</text:p>
          </table:table-cell>
          <table:table-cell office:value-type="string">
            <text:p>Gekko</text:p>
          </table:table-cell>
          <table:table-cell office:value-type="string">
            <text:p>chinensis</text:p>
          </table:table-cell>
          <table:table-cell office:value-type="string">
            <text:p>China</text:p>
          </table:table-cell>
          <table:table-cell table:number-columns-repeated="2"/>
          <table:table-cell office:value-type="string">
            <text:p>Guangxi; ; Nanning City, People's Park</text:p>
          </table:table-cell>
          <table:table-cell table:number-columns-repeated="2"/>
          <table:table-cell office:value-type="string">
            <text:p>K-165-F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4-1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325">
            <text:p>325</text:p>
          </table:table-cell>
          <table:table-cell table:formula="of:=175/[.D149]" office:value-type="float" office:value="0.538461538461538">
            <text:p>0.5384615385</text:p>
          </table:table-cell>
          <table:table-cell table:formula="of:=35-[.E149]" office:value-type="float" office:value="34.4615384615385">
            <text:p>34.4615384615</text:p>
          </table:table-cell>
          <table:table-cell office:value-type="string">
            <text:p>KU</text:p>
          </table:table-cell>
          <table:table-cell office:value-type="float" office:value="311497">
            <text:p>311497</text:p>
          </table:table-cell>
          <table:table-cell office:value-type="string">
            <text:p>KU-FS</text:p>
          </table:table-cell>
          <table:table-cell office:value-type="float" office:value="17">
            <text:p>17</text:p>
          </table:table-cell>
          <table:table-cell office:value-type="string">
            <text:p>Gekko</text:p>
          </table:table-cell>
          <table:table-cell office:value-type="string">
            <text:p>chinensis</text:p>
          </table:table-cell>
          <table:table-cell office:value-type="string">
            <text:p>China</text:p>
          </table:table-cell>
          <table:table-cell table:number-columns-repeated="2"/>
          <table:table-cell office:value-type="string">
            <text:p>Guangxi; ; Nanning City, People's Park</text:p>
          </table:table-cell>
          <table:table-cell table:number-columns-repeated="2"/>
          <table:table-cell office:value-type="string">
            <text:p>K-165-G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4-1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office:value-type="float" office:value="240">
            <text:p>240</text:p>
          </table:table-cell>
          <table:table-cell table:formula="of:=175/[.D150]" office:value-type="float" office:value="0.729166666666667">
            <text:p>0.7291666667</text:p>
          </table:table-cell>
          <table:table-cell table:formula="of:=35-[.E150]" office:value-type="float" office:value="34.2708333333333">
            <text:p>34.2708333333</text:p>
          </table:table-cell>
          <table:table-cell office:value-type="string">
            <text:p>KU</text:p>
          </table:table-cell>
          <table:table-cell office:value-type="float" office:value="304832">
            <text:p>304832</text:p>
          </table:table-cell>
          <table:table-cell office:value-type="string">
            <text:p>RMB</text:p>
          </table:table-cell>
          <table:table-cell office:value-type="float" office:value="5953">
            <text:p>5953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table:formula="of:=175/[.D151]" office:value-type="float" office:value="1.4957264957265">
            <text:p>1.4957264957</text:p>
          </table:table-cell>
          <table:table-cell table:formula="of:=35-[.E151]" office:value-type="float" office:value="33.5042735042735">
            <text:p>33.5042735043</text:p>
          </table:table-cell>
          <table:table-cell office:value-type="string">
            <text:p>KU</text:p>
          </table:table-cell>
          <table:table-cell office:value-type="float" office:value="304833">
            <text:p>304833</text:p>
          </table:table-cell>
          <table:table-cell office:value-type="string">
            <text:p>RMB</text:p>
          </table:table-cell>
          <table:table-cell office:value-type="float" office:value="5954">
            <text:p>5954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70.6">
            <text:p>70.6</text:p>
          </table:table-cell>
          <table:table-cell table:formula="of:=175/[.D152]" office:value-type="float" office:value="2.47875354107649">
            <text:p>2.4787535411</text:p>
          </table:table-cell>
          <table:table-cell table:formula="of:=35-[.E152]" office:value-type="float" office:value="32.5212464589235">
            <text:p>32.5212464589</text:p>
          </table:table-cell>
          <table:table-cell office:value-type="string">
            <text:p>KU</text:p>
          </table:table-cell>
          <table:table-cell office:value-type="float" office:value="304847">
            <text:p>304847</text:p>
          </table:table-cell>
          <table:table-cell office:value-type="string">
            <text:p>RMB</text:p>
          </table:table-cell>
          <table:table-cell office:value-type="float" office:value="5968">
            <text:p>5968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334">
            <text:p>334</text:p>
          </table:table-cell>
          <table:table-cell table:formula="of:=175/[.D153]" office:value-type="float" office:value="0.523952095808383">
            <text:p>0.5239520958</text:p>
          </table:table-cell>
          <table:table-cell table:formula="of:=35-[.E153]" office:value-type="float" office:value="34.4760479041916">
            <text:p>34.4760479042</text:p>
          </table:table-cell>
          <table:table-cell office:value-type="string">
            <text:p>KU</text:p>
          </table:table-cell>
          <table:table-cell office:value-type="float" office:value="304848">
            <text:p>304848</text:p>
          </table:table-cell>
          <table:table-cell office:value-type="string">
            <text:p>RMB</text:p>
          </table:table-cell>
          <table:table-cell office:value-type="float" office:value="5969">
            <text:p>5969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float" office:value="74.4">
            <text:p>74.4</text:p>
          </table:table-cell>
          <table:table-cell table:formula="of:=175/[.D154]" office:value-type="float" office:value="2.35215053763441">
            <text:p>2.3521505376</text:p>
          </table:table-cell>
          <table:table-cell table:formula="of:=35-[.E154]" office:value-type="float" office:value="32.6478494623656">
            <text:p>32.6478494624</text:p>
          </table:table-cell>
          <table:table-cell office:value-type="string">
            <text:p>KU</text:p>
          </table:table-cell>
          <table:table-cell office:value-type="float" office:value="304849">
            <text:p>304849</text:p>
          </table:table-cell>
          <table:table-cell office:value-type="string">
            <text:p>RMB</text:p>
          </table:table-cell>
          <table:table-cell office:value-type="float" office:value="5970">
            <text:p>5970</text:p>
          </table:table-cell>
          <table:table-cell office:value-type="string">
            <text:p>Gekko</text:p>
          </table:table-cell>
          <table:table-cell office:value-type="string">
            <text:p>crombota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office:value-type="float" office:value="206">
            <text:p>206</text:p>
          </table:table-cell>
          <table:table-cell table:formula="of:=175/[.D155]" office:value-type="float" office:value="0.849514563106796">
            <text:p>0.8495145631</text:p>
          </table:table-cell>
          <table:table-cell table:formula="of:=35-[.E155]" office:value-type="float" office:value="34.1504854368932">
            <text:p>34.1504854369</text:p>
          </table:table-cell>
          <table:table-cell office:value-type="string">
            <text:p>KU</text:p>
          </table:table-cell>
          <table:table-cell office:value-type="float" office:value="300197">
            <text:p>300197</text:p>
          </table:table-cell>
          <table:table-cell office:value-type="string">
            <text:p>CDS</text:p>
          </table:table-cell>
          <table:table-cell office:value-type="float" office:value="155">
            <text:p>155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6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46.9">
            <text:p>46.9</text:p>
          </table:table-cell>
          <table:table-cell table:formula="of:=175/[.D156]" office:value-type="float" office:value="3.73134328358209">
            <text:p>3.7313432836</text:p>
          </table:table-cell>
          <table:table-cell table:formula="of:=35-[.E156]" office:value-type="float" office:value="31.2686567164179">
            <text:p>31.2686567164</text:p>
          </table:table-cell>
          <table:table-cell office:value-type="string">
            <text:p>KU</text:p>
          </table:table-cell>
          <table:table-cell office:value-type="float" office:value="300198">
            <text:p>300198</text:p>
          </table:table-cell>
          <table:table-cell office:value-type="string">
            <text:p>CDS</text:p>
          </table:table-cell>
          <table:table-cell office:value-type="float" office:value="156">
            <text:p>156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70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75.5">
            <text:p>75.5</text:p>
          </table:table-cell>
          <table:table-cell table:formula="of:=175/[.D157]" office:value-type="float" office:value="2.31788079470199">
            <text:p>2.3178807947</text:p>
          </table:table-cell>
          <table:table-cell table:formula="of:=35-[.E157]" office:value-type="float" office:value="32.682119205298">
            <text:p>32.6821192053</text:p>
          </table:table-cell>
          <table:table-cell office:value-type="string">
            <text:p>KU</text:p>
          </table:table-cell>
          <table:table-cell office:value-type="float" office:value="300200">
            <text:p>300200</text:p>
          </table:table-cell>
          <table:table-cell office:value-type="string">
            <text:p>CDS</text:p>
          </table:table-cell>
          <table:table-cell office:value-type="float" office:value="159">
            <text:p>159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7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office:value-type="float" office:value="48.5">
            <text:p>48.5</text:p>
          </table:table-cell>
          <table:table-cell table:formula="of:=175/[.D158]" office:value-type="float" office:value="3.60824742268041">
            <text:p>3.6082474227</text:p>
          </table:table-cell>
          <table:table-cell table:formula="of:=35-[.E158]" office:value-type="float" office:value="31.3917525773196">
            <text:p>31.3917525773</text:p>
          </table:table-cell>
          <table:table-cell office:value-type="string">
            <text:p>KU</text:p>
          </table:table-cell>
          <table:table-cell office:value-type="float" office:value="300201">
            <text:p>300201</text:p>
          </table:table-cell>
          <table:table-cell office:value-type="string">
            <text:p>CDS</text:p>
          </table:table-cell>
          <table:table-cell office:value-type="float" office:value="161">
            <text:p>161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D-60-7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10-1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78">
            <text:p>178</text:p>
          </table:table-cell>
          <table:table-cell table:formula="of:=175/[.D159]" office:value-type="float" office:value="0.98314606741573">
            <text:p>0.9831460674</text:p>
          </table:table-cell>
          <table:table-cell table:formula="of:=35-[.E159]" office:value-type="float" office:value="34.0168539325843">
            <text:p>34.0168539326</text:p>
          </table:table-cell>
          <table:table-cell office:value-type="string">
            <text:p>KU</text:p>
          </table:table-cell>
          <table:table-cell office:value-type="float" office:value="300203">
            <text:p>300203</text:p>
          </table:table-cell>
          <table:table-cell office:value-type="string">
            <text:p>CDS</text:p>
          </table:table-cell>
          <table:table-cell office:value-type="float" office:value="212">
            <text:p>212</text:p>
          </table:table-cell>
          <table:table-cell office:value-type="string">
            <text:p>Gekko</text:p>
          </table:table-cell>
          <table:table-cell office:value-type="string">
            <text:p>ernstkelleri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Pandan; N/A</text:p>
          </table:table-cell>
          <table:table-cell office:value-type="float" office:value="11.7609167">
            <text:p>11.7609167</text:p>
          </table:table-cell>
          <table:table-cell office:value-type="float" office:value="122.0411833">
            <text:p>122.0411833</text:p>
          </table:table-cell>
          <table:table-cell office:value-type="string">
            <text:p>E-61-48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4-10-18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63.5">
            <text:p>63.5</text:p>
          </table:table-cell>
          <table:table-cell table:formula="of:=175/[.D160]" office:value-type="float" office:value="2.75590551181102">
            <text:p>2.7559055118</text:p>
          </table:table-cell>
          <table:table-cell table:formula="of:=35-[.E160]" office:value-type="float" office:value="32.244094488189">
            <text:p>32.2440944882</text:p>
          </table:table-cell>
          <table:table-cell office:value-type="string">
            <text:p>KU</text:p>
          </table:table-cell>
          <table:table-cell office:value-type="float" office:value="328812">
            <text:p>328812</text:p>
          </table:table-cell>
          <table:table-cell office:value-type="string">
            <text:p>RMB</text:p>
          </table:table-cell>
          <table:table-cell office:value-type="float" office:value="13764">
            <text:p>13764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23.4">
            <text:p>23.4</text:p>
          </table:table-cell>
          <table:table-cell table:formula="of:=175/[.D161]" office:value-type="float" office:value="7.47863247863248">
            <text:p>7.4786324786</text:p>
          </table:table-cell>
          <table:table-cell table:formula="of:=35-[.E161]" office:value-type="float" office:value="27.5213675213675">
            <text:p>27.5213675214</text:p>
          </table:table-cell>
          <table:table-cell office:value-type="string">
            <text:p>KU</text:p>
          </table:table-cell>
          <table:table-cell office:value-type="float" office:value="328813">
            <text:p>328813</text:p>
          </table:table-cell>
          <table:table-cell office:value-type="string">
            <text:p>RMB</text:p>
          </table:table-cell>
          <table:table-cell office:value-type="float" office:value="13766">
            <text:p>13766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float" office:value="21.2">
            <text:p>21.2</text:p>
          </table:table-cell>
          <table:table-cell table:formula="of:=175/[.D162]" office:value-type="float" office:value="8.25471698113208">
            <text:p>8.2547169811</text:p>
          </table:table-cell>
          <table:table-cell table:formula="of:=35-[.E162]" office:value-type="float" office:value="26.7452830188679">
            <text:p>26.7452830189</text:p>
          </table:table-cell>
          <table:table-cell office:value-type="string">
            <text:p>KU</text:p>
          </table:table-cell>
          <table:table-cell office:value-type="float" office:value="328814">
            <text:p>328814</text:p>
          </table:table-cell>
          <table:table-cell office:value-type="string">
            <text:p>RMB</text:p>
          </table:table-cell>
          <table:table-cell office:value-type="float" office:value="13767">
            <text:p>13767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float" office:value="13.1">
            <text:p>13.1</text:p>
          </table:table-cell>
          <table:table-cell table:formula="of:=175/[.D163]" office:value-type="float" office:value="13.3587786259542">
            <text:p>13.358778626</text:p>
          </table:table-cell>
          <table:table-cell table:formula="of:=35-[.E163]" office:value-type="float" office:value="21.6412213740458">
            <text:p>21.641221374</text:p>
          </table:table-cell>
          <table:table-cell office:value-type="string">
            <text:p>KU</text:p>
          </table:table-cell>
          <table:table-cell office:value-type="float" office:value="328815">
            <text:p>328815</text:p>
          </table:table-cell>
          <table:table-cell office:value-type="string">
            <text:p>RMB</text:p>
          </table:table-cell>
          <table:table-cell office:value-type="float" office:value="13768">
            <text:p>13768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25.7">
            <text:p>25.7</text:p>
          </table:table-cell>
          <table:table-cell table:formula="of:=175/[.D164]" office:value-type="float" office:value="6.80933852140078">
            <text:p>6.8093385214</text:p>
          </table:table-cell>
          <table:table-cell table:formula="of:=35-[.E164]" office:value-type="float" office:value="28.1906614785992">
            <text:p>28.1906614786</text:p>
          </table:table-cell>
          <table:table-cell office:value-type="string">
            <text:p>KU</text:p>
          </table:table-cell>
          <table:table-cell office:value-type="float" office:value="328817">
            <text:p>328817</text:p>
          </table:table-cell>
          <table:table-cell office:value-type="string">
            <text:p>RMB</text:p>
          </table:table-cell>
          <table:table-cell office:value-type="float" office:value="13770">
            <text:p>13770</text:p>
          </table:table-cell>
          <table:table-cell office:value-type="string">
            <text:p>Gekko</text:p>
          </table:table-cell>
          <table:table-cell office:value-type="string">
            <text:p>gecko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Albay Province; Municipality of Malinao; Barangay Tanawan</text:p>
          </table:table-cell>
          <table:table-cell office:value-type="float" office:value="13.40534">
            <text:p>13.40534</text:p>
          </table:table-cell>
          <table:table-cell office:value-type="float" office:value="123.67683">
            <text:p>123.67683</text:p>
          </table:table-cell>
          <table:table-cell office:value-type="string">
            <text:p>Z-382-B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2.9">
            <text:p>12.9</text:p>
          </table:table-cell>
          <table:table-cell table:formula="of:=175/[.D165]" office:value-type="float" office:value="13.5658914728682">
            <text:p>13.5658914729</text:p>
          </table:table-cell>
          <table:table-cell table:formula="of:=35-[.E165]" office:value-type="float" office:value="21.4341085271318">
            <text:p>21.4341085271</text:p>
          </table:table-cell>
          <table:table-cell office:value-type="string">
            <text:p>KU</text:p>
          </table:table-cell>
          <table:table-cell office:value-type="float" office:value="305140">
            <text:p>305140</text:p>
          </table:table-cell>
          <table:table-cell office:value-type="string">
            <text:p>CDS</text:p>
          </table:table-cell>
          <table:table-cell office:value-type="float" office:value="50">
            <text:p>50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Nor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Asluman</text:p>
          </table:table-cell>
          <table:table-cell table:number-columns-repeated="2"/>
          <table:table-cell office:value-type="string">
            <text:p>E-74-3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09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office:value-type="float" office:value="540">
            <text:p>540</text:p>
          </table:table-cell>
          <table:table-cell table:formula="of:=175/[.D166]" office:value-type="float" office:value="0.324074074074074">
            <text:p>0.3240740741</text:p>
          </table:table-cell>
          <table:table-cell table:formula="of:=35-[.E166]" office:value-type="float" office:value="34.6759259259259">
            <text:p>34.6759259259</text:p>
          </table:table-cell>
          <table:table-cell office:value-type="string">
            <text:p>KU</text:p>
          </table:table-cell>
          <table:table-cell office:value-type="float" office:value="302716">
            <text:p>302716</text:p>
          </table:table-cell>
          <table:table-cell office:value-type="string">
            <text:p>CDS</text:p>
          </table:table-cell>
          <table:table-cell office:value-type="float" office:value="51">
            <text:p>51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Nor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Asluman</text:p>
          </table:table-cell>
          <table:table-cell table:number-columns-repeated="2"/>
          <table:table-cell office:value-type="string">
            <text:p>E-74-3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0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39">
            <text:p>139</text:p>
          </table:table-cell>
          <table:table-cell table:formula="of:=175/[.D167]" office:value-type="float" office:value="1.2589928057554">
            <text:p>1.2589928058</text:p>
          </table:table-cell>
          <table:table-cell table:formula="of:=35-[.E167]" office:value-type="float" office:value="33.7410071942446">
            <text:p>33.7410071942</text:p>
          </table:table-cell>
          <table:table-cell office:value-type="string">
            <text:p>KU</text:p>
          </table:table-cell>
          <table:table-cell office:value-type="float" office:value="302717">
            <text:p>302717</text:p>
          </table:table-cell>
          <table:table-cell office:value-type="string">
            <text:p>CDS</text:p>
          </table:table-cell>
          <table:table-cell office:value-type="float" office:value="53">
            <text:p>53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Nor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Asluman</text:p>
          </table:table-cell>
          <table:table-cell table:number-columns-repeated="2"/>
          <table:table-cell office:value-type="string">
            <text:p>E-74-3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09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465">
            <text:p>465</text:p>
          </table:table-cell>
          <table:table-cell table:formula="of:=175/[.D168]" office:value-type="float" office:value="0.376344086021505">
            <text:p>0.376344086</text:p>
          </table:table-cell>
          <table:table-cell table:formula="of:=35-[.E168]" office:value-type="float" office:value="34.6236559139785">
            <text:p>34.623655914</text:p>
          </table:table-cell>
          <table:table-cell office:value-type="string">
            <text:p>KU</text:p>
          </table:table-cell>
          <table:table-cell office:value-type="float" office:value="305139">
            <text:p>305139</text:p>
          </table:table-cell>
          <table:table-cell office:value-type="string">
            <text:p>CDS</text:p>
          </table:table-cell>
          <table:table-cell office:value-type="float" office:value="49">
            <text:p>49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Nor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Granada</text:p>
          </table:table-cell>
          <table:table-cell table:number-columns-repeated="2"/>
          <table:table-cell office:value-type="string">
            <text:p>E-74-3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4-09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314">
            <text:p>314</text:p>
          </table:table-cell>
          <table:table-cell table:formula="of:=175/[.D169]" office:value-type="float" office:value="0.557324840764331">
            <text:p>0.5573248408</text:p>
          </table:table-cell>
          <table:table-cell table:formula="of:=35-[.E169]" office:value-type="float" office:value="34.4426751592357">
            <text:p>34.4426751592</text:p>
          </table:table-cell>
          <table:table-cell office:value-type="string">
            <text:p>KU</text:p>
          </table:table-cell>
          <table:table-cell office:value-type="float" office:value="305138">
            <text:p>305138</text:p>
          </table:table-cell>
          <table:table-cell office:value-type="string">
            <text:p>CDS</text:p>
          </table:table-cell>
          <table:table-cell office:value-type="float" office:value="31">
            <text:p>31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Sou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Barangay Asluman</text:p>
          </table:table-cell>
          <table:table-cell table:number-columns-repeated="2"/>
          <table:table-cell office:value-type="string">
            <text:p>E-74-1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4-09-0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229">
            <text:p>229</text:p>
          </table:table-cell>
          <table:table-cell table:formula="of:=175/[.D170]" office:value-type="float" office:value="0.764192139737991">
            <text:p>0.7641921397</text:p>
          </table:table-cell>
          <table:table-cell table:formula="of:=35-[.E170]" office:value-type="float" office:value="34.235807860262">
            <text:p>34.2358078603</text:p>
          </table:table-cell>
          <table:table-cell office:value-type="string">
            <text:p>KU</text:p>
          </table:table-cell>
          <table:table-cell office:value-type="float" office:value="302718">
            <text:p>302718</text:p>
          </table:table-cell>
          <table:table-cell office:value-type="string">
            <text:p>CDS</text:p>
          </table:table-cell>
          <table:table-cell office:value-type="float" office:value="46">
            <text:p>46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Sou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Sitio Antonia, Barangay Gabi</text:p>
          </table:table-cell>
          <table:table-cell table:number-columns-repeated="2"/>
          <table:table-cell office:value-type="string">
            <text:p>E-74-30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0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office:value-type="float" office:value="150">
            <text:p>150</text:p>
          </table:table-cell>
          <table:table-cell table:formula="of:=175/[.D171]" office:value-type="float" office:value="1.16666666666667">
            <text:p>1.1666666667</text:p>
          </table:table-cell>
          <table:table-cell table:formula="of:=35-[.E171]" office:value-type="float" office:value="33.8333333333333">
            <text:p>33.8333333333</text:p>
          </table:table-cell>
          <table:table-cell office:value-type="string">
            <text:p>KU</text:p>
          </table:table-cell>
          <table:table-cell office:value-type="float" office:value="302719">
            <text:p>302719</text:p>
          </table:table-cell>
          <table:table-cell office:value-type="string">
            <text:p>CDS</text:p>
          </table:table-cell>
          <table:table-cell office:value-type="float" office:value="55">
            <text:p>55</text:p>
          </table:table-cell>
          <table:table-cell office:value-type="string">
            <text:p>Gekko</text:p>
          </table:table-cell>
          <table:table-cell office:value-type="string">
            <text:p>gigante</text:p>
          </table:table-cell>
          <table:table-cell office:value-type="string">
            <text:p>Philippines</text:p>
          </table:table-cell>
          <table:table-cell office:value-type="string">
            <text:p>South Gigante</text:p>
          </table:table-cell>
          <table:table-cell office:value-type="string">
            <text:p>Visayan</text:p>
          </table:table-cell>
          <table:table-cell office:value-type="string">
            <text:p>Iloilo Province; Muncipality of Carles; Sitio Antonia, Barangay Gabi</text:p>
          </table:table-cell>
          <table:table-cell table:number-columns-repeated="2"/>
          <table:table-cell office:value-type="string">
            <text:p>E-74-3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09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70.8">
            <text:p>70.8</text:p>
          </table:table-cell>
          <table:table-cell table:formula="of:=175/[.D172]" office:value-type="float" office:value="2.47175141242938">
            <text:p>2.4717514124</text:p>
          </table:table-cell>
          <table:table-cell table:formula="of:=35-[.E172]" office:value-type="float" office:value="32.5282485875706">
            <text:p>32.5282485876</text:p>
          </table:table-cell>
          <table:table-cell office:value-type="string">
            <text:p>KU</text:p>
          </table:table-cell>
          <table:table-cell office:value-type="float" office:value="302672">
            <text:p>302672</text:p>
          </table:table-cell>
          <table:table-cell office:value-type="string">
            <text:p>CDS</text:p>
          </table:table-cell>
          <table:table-cell office:value-type="float" office:value="590">
            <text:p>59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36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82.4">
            <text:p>82.4</text:p>
          </table:table-cell>
          <table:table-cell table:formula="of:=175/[.D173]" office:value-type="float" office:value="2.12378640776699">
            <text:p>2.1237864078</text:p>
          </table:table-cell>
          <table:table-cell table:formula="of:=35-[.E173]" office:value-type="float" office:value="32.876213592233">
            <text:p>32.8762135922</text:p>
          </table:table-cell>
          <table:table-cell office:value-type="string">
            <text:p>KU</text:p>
          </table:table-cell>
          <table:table-cell office:value-type="float" office:value="302673">
            <text:p>302673</text:p>
          </table:table-cell>
          <table:table-cell office:value-type="string">
            <text:p>CDS</text:p>
          </table:table-cell>
          <table:table-cell office:value-type="float" office:value="591">
            <text:p>59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3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office:value-type="float" office:value="23.9">
            <text:p>23.9</text:p>
          </table:table-cell>
          <table:table-cell table:formula="of:=175/[.D174]" office:value-type="float" office:value="7.32217573221757">
            <text:p>7.3221757322</text:p>
          </table:table-cell>
          <table:table-cell table:formula="of:=35-[.E174]" office:value-type="float" office:value="27.6778242677824">
            <text:p>27.6778242678</text:p>
          </table:table-cell>
          <table:table-cell office:value-type="string">
            <text:p>KU</text:p>
          </table:table-cell>
          <table:table-cell office:value-type="float" office:value="302677">
            <text:p>302677</text:p>
          </table:table-cell>
          <table:table-cell office:value-type="string">
            <text:p>CDS</text:p>
          </table:table-cell>
          <table:table-cell office:value-type="float" office:value="607">
            <text:p>60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54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404">
            <text:p>404</text:p>
          </table:table-cell>
          <table:table-cell table:formula="of:=175/[.D175]" office:value-type="float" office:value="0.433168316831683">
            <text:p>0.4331683168</text:p>
          </table:table-cell>
          <table:table-cell table:formula="of:=35-[.E175]" office:value-type="float" office:value="34.5668316831683">
            <text:p>34.5668316832</text:p>
          </table:table-cell>
          <table:table-cell office:value-type="string">
            <text:p>KU</text:p>
          </table:table-cell>
          <table:table-cell office:value-type="float" office:value="302679">
            <text:p>302679</text:p>
          </table:table-cell>
          <table:table-cell office:value-type="string">
            <text:p>CDS</text:p>
          </table:table-cell>
          <table:table-cell office:value-type="float" office:value="609">
            <text:p>60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56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79.1">
            <text:p>79.1</text:p>
          </table:table-cell>
          <table:table-cell table:formula="of:=175/[.D176]" office:value-type="float" office:value="2.21238938053097">
            <text:p>2.2123893805</text:p>
          </table:table-cell>
          <table:table-cell table:formula="of:=35-[.E176]" office:value-type="float" office:value="32.787610619469">
            <text:p>32.7876106195</text:p>
          </table:table-cell>
          <table:table-cell office:value-type="string">
            <text:p>KU</text:p>
          </table:table-cell>
          <table:table-cell office:value-type="float" office:value="302680">
            <text:p>302680</text:p>
          </table:table-cell>
          <table:table-cell office:value-type="string">
            <text:p>CDS</text:p>
          </table:table-cell>
          <table:table-cell office:value-type="float" office:value="610">
            <text:p>61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luya</text:p>
          </table:table-cell>
          <table:table-cell office:value-type="string">
            <text:p>Visayan</text:p>
          </table:table-cell>
          <table:table-cell office:value-type="string">
            <text:p>Antique Province; Municipality of Caluya; Barangay Poblacion</text:p>
          </table:table-cell>
          <table:table-cell table:number-columns-repeated="2"/>
          <table:table-cell office:value-type="string">
            <text:p>E-66-5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1-1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197">
            <text:p>197</text:p>
          </table:table-cell>
          <table:table-cell table:formula="of:=175/[.D177]" office:value-type="float" office:value="0.888324873096447">
            <text:p>0.8883248731</text:p>
          </table:table-cell>
          <table:table-cell table:formula="of:=35-[.E177]" office:value-type="float" office:value="34.1116751269036">
            <text:p>34.1116751269</text:p>
          </table:table-cell>
          <table:table-cell office:value-type="string">
            <text:p>KU</text:p>
          </table:table-cell>
          <table:table-cell office:value-type="float" office:value="302683">
            <text:p>302683</text:p>
          </table:table-cell>
          <table:table-cell office:value-type="string">
            <text:p>CDS</text:p>
          </table:table-cell>
          <table:table-cell office:value-type="float" office:value="99">
            <text:p>9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Guinsiliban; Barangay Cabuan</text:p>
          </table:table-cell>
          <table:table-cell table:number-columns-repeated="2"/>
          <table:table-cell office:value-type="string">
            <text:p>D-60-1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10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float" office:value="166">
            <text:p>166</text:p>
          </table:table-cell>
          <table:table-cell table:formula="of:=175/[.D178]" office:value-type="float" office:value="1.05421686746988">
            <text:p>1.0542168675</text:p>
          </table:table-cell>
          <table:table-cell table:formula="of:=35-[.E178]" office:value-type="float" office:value="33.9457831325301">
            <text:p>33.9457831325</text:p>
          </table:table-cell>
          <table:table-cell office:value-type="string">
            <text:p>KU</text:p>
          </table:table-cell>
          <table:table-cell office:value-type="float" office:value="302684">
            <text:p>302684</text:p>
          </table:table-cell>
          <table:table-cell office:value-type="string">
            <text:p>CDS</text:p>
          </table:table-cell>
          <table:table-cell office:value-type="float" office:value="100">
            <text:p>10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Guinsiliban; Barangay Cabuan</text:p>
          </table:table-cell>
          <table:table-cell table:number-columns-repeated="2"/>
          <table:table-cell office:value-type="string">
            <text:p>D-60-13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05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float" office:value="8.58">
            <text:p>8.58</text:p>
          </table:table-cell>
          <table:table-cell table:formula="of:=175/[.D179]" office:value-type="float" office:value="20.3962703962704">
            <text:p>20.3962703963</text:p>
          </table:table-cell>
          <table:table-cell table:formula="of:=35-[.E179]" office:value-type="float" office:value="14.6037296037296">
            <text:p>14.6037296037</text:p>
          </table:table-cell>
          <table:table-cell office:value-type="string">
            <text:p>KU</text:p>
          </table:table-cell>
          <table:table-cell office:value-type="float" office:value="302685">
            <text:p>302685</text:p>
          </table:table-cell>
          <table:table-cell office:value-type="string">
            <text:p>CDS</text:p>
          </table:table-cell>
          <table:table-cell office:value-type="float" office:value="101">
            <text:p>10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Guinsiliban; Barangay Cabuan</text:p>
          </table:table-cell>
          <table:table-cell table:number-columns-repeated="2"/>
          <table:table-cell office:value-type="string">
            <text:p>D-60-14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05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193">
            <text:p>193</text:p>
          </table:table-cell>
          <table:table-cell table:formula="of:=175/[.D180]" office:value-type="float" office:value="0.906735751295337">
            <text:p>0.9067357513</text:p>
          </table:table-cell>
          <table:table-cell table:formula="of:=35-[.E180]" office:value-type="float" office:value="34.0932642487047">
            <text:p>34.0932642487</text:p>
          </table:table-cell>
          <table:table-cell office:value-type="string">
            <text:p>KU</text:p>
          </table:table-cell>
          <table:table-cell office:value-type="float" office:value="302686">
            <text:p>302686</text:p>
          </table:table-cell>
          <table:table-cell office:value-type="string">
            <text:p>CDS</text:p>
          </table:table-cell>
          <table:table-cell office:value-type="float" office:value="102">
            <text:p>102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Camiguin Sur</text:p>
          </table:table-cell>
          <table:table-cell office:value-type="string">
            <text:p>Mindanao</text:p>
          </table:table-cell>
          <table:table-cell office:value-type="string">
            <text:p>Camiguin Province; Municipality of Guinsiliban; Barangay Cabuan</text:p>
          </table:table-cell>
          <table:table-cell table:number-columns-repeated="2"/>
          <table:table-cell office:value-type="string">
            <text:p>D-60-1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05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26.4">
            <text:p>26.4</text:p>
          </table:table-cell>
          <table:table-cell table:formula="of:=175/[.D181]" office:value-type="float" office:value="6.62878787878788">
            <text:p>6.6287878788</text:p>
          </table:table-cell>
          <table:table-cell table:formula="of:=35-[.E181]" office:value-type="float" office:value="28.3712121212121">
            <text:p>28.3712121212</text:p>
          </table:table-cell>
          <table:table-cell office:value-type="string">
            <text:p>KU</text:p>
          </table:table-cell>
          <table:table-cell office:value-type="float" office:value="320390">
            <text:p>320390</text:p>
          </table:table-cell>
          <table:table-cell office:value-type="string">
            <text:p>CDS</text:p>
          </table:table-cell>
          <table:table-cell office:value-type="float" office:value="3866">
            <text:p>3866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F6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office:value-type="float" office:value="31.3">
            <text:p>31.3</text:p>
          </table:table-cell>
          <table:table-cell table:formula="of:=175/[.D182]" office:value-type="float" office:value="5.59105431309904">
            <text:p>5.5910543131</text:p>
          </table:table-cell>
          <table:table-cell table:formula="of:=35-[.E182]" office:value-type="float" office:value="29.408945686901">
            <text:p>29.4089456869</text:p>
          </table:table-cell>
          <table:table-cell office:value-type="string">
            <text:p>KU</text:p>
          </table:table-cell>
          <table:table-cell office:value-type="float" office:value="320391">
            <text:p>320391</text:p>
          </table:table-cell>
          <table:table-cell office:value-type="string">
            <text:p>CDS</text:p>
          </table:table-cell>
          <table:table-cell office:value-type="float" office:value="3867">
            <text:p>386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F7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9.61">
            <text:p>9.61</text:p>
          </table:table-cell>
          <table:table-cell table:formula="of:=175/[.D183]" office:value-type="float" office:value="18.210197710718">
            <text:p>18.2101977107</text:p>
          </table:table-cell>
          <table:table-cell table:formula="of:=35-[.E183]" office:value-type="float" office:value="16.789802289282">
            <text:p>16.7898022893</text:p>
          </table:table-cell>
          <table:table-cell office:value-type="string">
            <text:p>KU</text:p>
          </table:table-cell>
          <table:table-cell office:value-type="float" office:value="320392">
            <text:p>320392</text:p>
          </table:table-cell>
          <table:table-cell office:value-type="string">
            <text:p>CDS</text:p>
          </table:table-cell>
          <table:table-cell office:value-type="float" office:value="3868">
            <text:p>386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2-F8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279">
            <text:p>279</text:p>
          </table:table-cell>
          <table:table-cell table:formula="of:=175/[.D184]" office:value-type="float" office:value="0.627240143369176">
            <text:p>0.6272401434</text:p>
          </table:table-cell>
          <table:table-cell table:formula="of:=35-[.E184]" office:value-type="float" office:value="34.3727598566308">
            <text:p>34.3727598566</text:p>
          </table:table-cell>
          <table:table-cell office:value-type="string">
            <text:p>KU</text:p>
          </table:table-cell>
          <table:table-cell office:value-type="float" office:value="320395">
            <text:p>320395</text:p>
          </table:table-cell>
          <table:table-cell office:value-type="string">
            <text:p>CDS</text:p>
          </table:table-cell>
          <table:table-cell office:value-type="float" office:value="3935">
            <text:p>393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3-E2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12.4">
            <text:p>12.4</text:p>
          </table:table-cell>
          <table:table-cell table:formula="of:=175/[.D185]" office:value-type="float" office:value="14.1129032258065">
            <text:p>14.1129032258</text:p>
          </table:table-cell>
          <table:table-cell table:formula="of:=35-[.E185]" office:value-type="float" office:value="20.8870967741935">
            <text:p>20.8870967742</text:p>
          </table:table-cell>
          <table:table-cell office:value-type="string">
            <text:p>KU</text:p>
          </table:table-cell>
          <table:table-cell office:value-type="float" office:value="320396">
            <text:p>320396</text:p>
          </table:table-cell>
          <table:table-cell office:value-type="string">
            <text:p>CDS</text:p>
          </table:table-cell>
          <table:table-cell office:value-type="float" office:value="3936">
            <text:p>3936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Lubang</text:p>
          </table:table-cell>
          <table:table-cell office:value-type="string">
            <text:p>Lubang</text:p>
          </table:table-cell>
          <table:table-cell office:value-type="string">
            <text:p>Occidental Mindoro Province; Municipality of Lubang; Barangay Vigo, Sitio Dangay</text:p>
          </table:table-cell>
          <table:table-cell office:value-type="float" office:value="13.79995">
            <text:p>13.79995</text:p>
          </table:table-cell>
          <table:table-cell office:value-type="float" office:value="120.16393">
            <text:p>120.16393</text:p>
          </table:table-cell>
          <table:table-cell office:value-type="string">
            <text:p>U-313-E3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office:value-type="float" office:value="224">
            <text:p>224</text:p>
          </table:table-cell>
          <table:table-cell table:formula="of:=175/[.D186]" office:value-type="float" office:value="0.78125">
            <text:p>0.78125</text:p>
          </table:table-cell>
          <table:table-cell table:formula="of:=35-[.E186]" office:value-type="float" office:value="34.21875">
            <text:p>34.21875</text:p>
          </table:table-cell>
          <table:table-cell office:value-type="string">
            <text:p>KU</text:p>
          </table:table-cell>
          <table:table-cell office:value-type="float" office:value="330781">
            <text:p>330781</text:p>
          </table:table-cell>
          <table:table-cell office:value-type="string">
            <text:p>CDS</text:p>
          </table:table-cell>
          <table:table-cell office:value-type="float" office:value="6047">
            <text:p>604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B</text:p>
          </table:table-cell>
          <table:table-cell office:value-type="float" office:value="12">
            <text:p>12</text:p>
          </table:table-cell>
          <table:table-cell office:value-type="float" office:value="225">
            <text:p>225</text:p>
          </table:table-cell>
          <table:table-cell table:formula="of:=175/[.D187]" office:value-type="float" office:value="0.777777777777778">
            <text:p>0.7777777778</text:p>
          </table:table-cell>
          <table:table-cell table:formula="of:=35-[.E187]" office:value-type="float" office:value="34.2222222222222">
            <text:p>34.2222222222</text:p>
          </table:table-cell>
          <table:table-cell office:value-type="string">
            <text:p>KU</text:p>
          </table:table-cell>
          <table:table-cell office:value-type="float" office:value="330784">
            <text:p>330784</text:p>
          </table:table-cell>
          <table:table-cell office:value-type="string">
            <text:p>CDS</text:p>
          </table:table-cell>
          <table:table-cell office:value-type="float" office:value="6051">
            <text:p>605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481">
            <text:p>481</text:p>
          </table:table-cell>
          <table:table-cell table:formula="of:=175/[.D188]" office:value-type="float" office:value="0.363825363825364">
            <text:p>0.3638253638</text:p>
          </table:table-cell>
          <table:table-cell table:formula="of:=35-[.E188]" office:value-type="float" office:value="34.6361746361746">
            <text:p>34.6361746362</text:p>
          </table:table-cell>
          <table:table-cell office:value-type="string">
            <text:p>KU</text:p>
          </table:table-cell>
          <table:table-cell office:value-type="float" office:value="330785">
            <text:p>330785</text:p>
          </table:table-cell>
          <table:table-cell office:value-type="string">
            <text:p>CDS</text:p>
          </table:table-cell>
          <table:table-cell office:value-type="float" office:value="6052">
            <text:p>6052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31.8">
            <text:p>31.8</text:p>
          </table:table-cell>
          <table:table-cell table:formula="of:=175/[.D189]" office:value-type="float" office:value="5.50314465408805">
            <text:p>5.5031446541</text:p>
          </table:table-cell>
          <table:table-cell table:formula="of:=35-[.E189]" office:value-type="float" office:value="29.4968553459119">
            <text:p>29.4968553459</text:p>
          </table:table-cell>
          <table:table-cell office:value-type="string">
            <text:p>KU</text:p>
          </table:table-cell>
          <table:table-cell office:value-type="float" office:value="330787">
            <text:p>330787</text:p>
          </table:table-cell>
          <table:table-cell office:value-type="string">
            <text:p>CDS</text:p>
          </table:table-cell>
          <table:table-cell office:value-type="float" office:value="6054">
            <text:p>6054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Laguna Province; Municipality of Los Banos; UPLB Forrestry Campus, Flat Rocks Site (coordinates at Los Banos)</text:p>
          </table:table-cell>
          <table:table-cell office:value-type="float" office:value="14.166">
            <text:p>14.166</text:p>
          </table:table-cell>
          <table:table-cell office:value-type="float" office:value="121.243">
            <text:p>121.243</text:p>
          </table:table-cell>
          <table:table-cell office:value-type="string">
            <text:p>AA-401-C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5-1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office:value-type="float" office:value="235">
            <text:p>235</text:p>
          </table:table-cell>
          <table:table-cell table:formula="of:=175/[.D190]" office:value-type="float" office:value="0.74468085106383">
            <text:p>0.7446808511</text:p>
          </table:table-cell>
          <table:table-cell table:formula="of:=35-[.E190]" office:value-type="float" office:value="34.2553191489362">
            <text:p>34.2553191489</text:p>
          </table:table-cell>
          <table:table-cell office:value-type="string">
            <text:p>KU</text:p>
          </table:table-cell>
          <table:table-cell office:value-type="float" office:value="328820">
            <text:p>328820</text:p>
          </table:table-cell>
          <table:table-cell office:value-type="string">
            <text:p>RMB</text:p>
          </table:table-cell>
          <table:table-cell office:value-type="float" office:value="13657">
            <text:p>1365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277">
            <text:p>277</text:p>
          </table:table-cell>
          <table:table-cell table:formula="of:=175/[.D191]" office:value-type="float" office:value="0.631768953068592">
            <text:p>0.6317689531</text:p>
          </table:table-cell>
          <table:table-cell table:formula="of:=35-[.E191]" office:value-type="float" office:value="34.3682310469314">
            <text:p>34.3682310469</text:p>
          </table:table-cell>
          <table:table-cell office:value-type="string">
            <text:p>KU</text:p>
          </table:table-cell>
          <table:table-cell office:value-type="float" office:value="328822">
            <text:p>328822</text:p>
          </table:table-cell>
          <table:table-cell office:value-type="string">
            <text:p>RMB</text:p>
          </table:table-cell>
          <table:table-cell office:value-type="float" office:value="13659">
            <text:p>1365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436">
            <text:p>436</text:p>
          </table:table-cell>
          <table:table-cell table:formula="of:=175/[.D192]" office:value-type="float" office:value="0.401376146788991">
            <text:p>0.4013761468</text:p>
          </table:table-cell>
          <table:table-cell table:formula="of:=35-[.E192]" office:value-type="float" office:value="34.598623853211">
            <text:p>34.5986238532</text:p>
          </table:table-cell>
          <table:table-cell office:value-type="string">
            <text:p>KU</text:p>
          </table:table-cell>
          <table:table-cell office:value-type="float" office:value="328823">
            <text:p>328823</text:p>
          </table:table-cell>
          <table:table-cell office:value-type="string">
            <text:p>RMB</text:p>
          </table:table-cell>
          <table:table-cell office:value-type="float" office:value="13660">
            <text:p>1366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</text:p>
          </table:table-cell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285">
            <text:p>285</text:p>
          </table:table-cell>
          <table:table-cell table:formula="of:=175/[.D193]" office:value-type="float" office:value="0.614035087719298">
            <text:p>0.6140350877</text:p>
          </table:table-cell>
          <table:table-cell table:formula="of:=35-[.E193]" office:value-type="float" office:value="34.3859649122807">
            <text:p>34.3859649123</text:p>
          </table:table-cell>
          <table:table-cell office:value-type="string">
            <text:p>KU</text:p>
          </table:table-cell>
          <table:table-cell office:value-type="float" office:value="328824">
            <text:p>328824</text:p>
          </table:table-cell>
          <table:table-cell office:value-type="string">
            <text:p>RMB</text:p>
          </table:table-cell>
          <table:table-cell office:value-type="float" office:value="13661">
            <text:p>1366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1">
            <text:p>1</text:p>
          </table:table-cell>
          <table:table-cell office:value-type="float" office:value="230">
            <text:p>230</text:p>
          </table:table-cell>
          <table:table-cell table:formula="of:=175/[.D194]" office:value-type="float" office:value="0.760869565217391">
            <text:p>0.7608695652</text:p>
          </table:table-cell>
          <table:table-cell table:formula="of:=35-[.E194]" office:value-type="float" office:value="34.2391304347826">
            <text:p>34.2391304348</text:p>
          </table:table-cell>
          <table:table-cell office:value-type="string">
            <text:p>KU</text:p>
          </table:table-cell>
          <table:table-cell office:value-type="float" office:value="328825">
            <text:p>328825</text:p>
          </table:table-cell>
          <table:table-cell office:value-type="string">
            <text:p>RMB</text:p>
          </table:table-cell>
          <table:table-cell office:value-type="float" office:value="13662">
            <text:p>13662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Quezon Province; Municipality of Atimonan; Exact locality unknown (coordinates at center of municipality)</text:p>
          </table:table-cell>
          <table:table-cell office:value-type="float" office:value="13.99583">
            <text:p>13.99583</text:p>
          </table:table-cell>
          <table:table-cell office:value-type="float" office:value="121.905">
            <text:p>121.905</text:p>
          </table:table-cell>
          <table:table-cell office:value-type="string">
            <text:p>Z-380-H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1-01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1">
            <text:p>1</text:p>
          </table:table-cell>
          <table:table-cell office:value-type="float" office:value="108">
            <text:p>108</text:p>
          </table:table-cell>
          <table:table-cell table:formula="of:=175/[.D195]" office:value-type="float" office:value="1.62037037037037">
            <text:p>1.6203703704</text:p>
          </table:table-cell>
          <table:table-cell table:formula="of:=35-[.E195]" office:value-type="float" office:value="33.3796296296296">
            <text:p>33.3796296296</text:p>
          </table:table-cell>
          <table:table-cell office:value-type="string">
            <text:p>KU</text:p>
          </table:table-cell>
          <table:table-cell office:value-type="float" office:value="305137">
            <text:p>305137</text:p>
          </table:table-cell>
          <table:table-cell office:value-type="string">
            <text:p>CDS</text:p>
          </table:table-cell>
          <table:table-cell office:value-type="float" office:value="1459">
            <text:p>145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estre De Campo</text:p>
          </table:table-cell>
          <table:table-cell office:value-type="string">
            <text:p>Romblon</text:p>
          </table:table-cell>
          <table:table-cell office:value-type="string">
            <text:p>Romblon Province; Municipality of Concepcion; Barangay San Vicente</text:p>
          </table:table-cell>
          <table:table-cell office:value-type="float" office:value="12.9155833">
            <text:p>12.9155833</text:p>
          </table:table-cell>
          <table:table-cell office:value-type="float" office:value="121.7248833">
            <text:p>121.7248833</text:p>
          </table:table-cell>
          <table:table-cell office:value-type="string">
            <text:p>E-75-5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1-25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630">
            <text:p>630</text:p>
          </table:table-cell>
          <table:table-cell table:formula="of:=175/[.D196]" office:value-type="float" office:value="0.277777777777778">
            <text:p>0.2777777778</text:p>
          </table:table-cell>
          <table:table-cell table:formula="of:=35-[.E196]" office:value-type="float" office:value="34.7222222222222">
            <text:p>34.7222222222</text:p>
          </table:table-cell>
          <table:table-cell office:value-type="string">
            <text:p>KU</text:p>
          </table:table-cell>
          <table:table-cell office:value-type="float" office:value="302733">
            <text:p>302733</text:p>
          </table:table-cell>
          <table:table-cell office:value-type="string">
            <text:p>CDS</text:p>
          </table:table-cell>
          <table:table-cell office:value-type="float" office:value="1461">
            <text:p>146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estre De Campo</text:p>
          </table:table-cell>
          <table:table-cell office:value-type="string">
            <text:p>Romblon</text:p>
          </table:table-cell>
          <table:table-cell office:value-type="string">
            <text:p>Romblon Province; Municipality of Concepcion; Barangay San Vicente</text:p>
          </table:table-cell>
          <table:table-cell office:value-type="float" office:value="12.9155833">
            <text:p>12.9155833</text:p>
          </table:table-cell>
          <table:table-cell office:value-type="float" office:value="121.7248833">
            <text:p>121.7248833</text:p>
          </table:table-cell>
          <table:table-cell office:value-type="string">
            <text:p>E-75-5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1">
            <text:p>1</text:p>
          </table:table-cell>
          <table:table-cell office:value-type="float" office:value="370">
            <text:p>370</text:p>
          </table:table-cell>
          <table:table-cell table:formula="of:=175/[.D197]" office:value-type="float" office:value="0.472972972972973">
            <text:p>0.472972973</text:p>
          </table:table-cell>
          <table:table-cell table:formula="of:=35-[.E197]" office:value-type="float" office:value="34.527027027027">
            <text:p>34.527027027</text:p>
          </table:table-cell>
          <table:table-cell office:value-type="string">
            <text:p>KU</text:p>
          </table:table-cell>
          <table:table-cell office:value-type="float" office:value="302734">
            <text:p>302734</text:p>
          </table:table-cell>
          <table:table-cell office:value-type="string">
            <text:p>CDS</text:p>
          </table:table-cell>
          <table:table-cell office:value-type="float" office:value="1462">
            <text:p>1462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estre De Campo</text:p>
          </table:table-cell>
          <table:table-cell office:value-type="string">
            <text:p>Romblon</text:p>
          </table:table-cell>
          <table:table-cell office:value-type="string">
            <text:p>Romblon Province; Municipality of Concepcion; Barangay San Vicente</text:p>
          </table:table-cell>
          <table:table-cell office:value-type="float" office:value="12.9155833">
            <text:p>12.9155833</text:p>
          </table:table-cell>
          <table:table-cell office:value-type="float" office:value="121.7248833">
            <text:p>121.7248833</text:p>
          </table:table-cell>
          <table:table-cell office:value-type="string">
            <text:p>E-75-60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1">
            <text:p>1</text:p>
          </table:table-cell>
          <table:table-cell office:value-type="float" office:value="210">
            <text:p>210</text:p>
          </table:table-cell>
          <table:table-cell table:formula="of:=175/[.D198]" office:value-type="float" office:value="0.833333333333333">
            <text:p>0.8333333333</text:p>
          </table:table-cell>
          <table:table-cell table:formula="of:=35-[.E198]" office:value-type="float" office:value="34.1666666666667">
            <text:p>34.1666666667</text:p>
          </table:table-cell>
          <table:table-cell office:value-type="string">
            <text:p>KU</text:p>
          </table:table-cell>
          <table:table-cell office:value-type="float" office:value="302735">
            <text:p>302735</text:p>
          </table:table-cell>
          <table:table-cell office:value-type="string">
            <text:p>CDS</text:p>
          </table:table-cell>
          <table:table-cell office:value-type="float" office:value="1463">
            <text:p>1463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estre De Campo</text:p>
          </table:table-cell>
          <table:table-cell office:value-type="string">
            <text:p>Romblon</text:p>
          </table:table-cell>
          <table:table-cell office:value-type="string">
            <text:p>Romblon Province; Municipality of Concepcion; Barangay San Vicente</text:p>
          </table:table-cell>
          <table:table-cell office:value-type="float" office:value="12.9155833">
            <text:p>12.9155833</text:p>
          </table:table-cell>
          <table:table-cell office:value-type="float" office:value="121.7248833">
            <text:p>121.7248833</text:p>
          </table:table-cell>
          <table:table-cell office:value-type="string">
            <text:p>E-75-61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1">
            <text:p>1</text:p>
          </table:table-cell>
          <table:table-cell office:value-type="float" office:value="30.5">
            <text:p>30.5</text:p>
          </table:table-cell>
          <table:table-cell table:formula="of:=175/[.D199]" office:value-type="float" office:value="5.73770491803279">
            <text:p>5.737704918</text:p>
          </table:table-cell>
          <table:table-cell table:formula="of:=35-[.E199]" office:value-type="float" office:value="29.2622950819672">
            <text:p>29.262295082</text:p>
          </table:table-cell>
          <table:table-cell office:value-type="string">
            <text:p>KU</text:p>
          </table:table-cell>
          <table:table-cell office:value-type="float" office:value="305135">
            <text:p>305135</text:p>
          </table:table-cell>
          <table:table-cell office:value-type="string">
            <text:p>CDS</text:p>
          </table:table-cell>
          <table:table-cell office:value-type="float" office:value="754">
            <text:p>754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sbate</text:p>
          </table:table-cell>
          <table:table-cell office:value-type="string">
            <text:p>Visayan</text:p>
          </table:table-cell>
          <table:table-cell office:value-type="string">
            <text:p>Masbate Province; Municipality of Mandaon; Barangay Poblacion</text:p>
          </table:table-cell>
          <table:table-cell table:number-columns-repeated="2"/>
          <table:table-cell office:value-type="string">
            <text:p>E-68-4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1-25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1">
            <text:p>1</text:p>
          </table:table-cell>
          <table:table-cell office:value-type="float" office:value="28.9">
            <text:p>28.9</text:p>
          </table:table-cell>
          <table:table-cell table:formula="of:=175/[.D200]" office:value-type="float" office:value="6.05536332179931">
            <text:p>6.0553633218</text:p>
          </table:table-cell>
          <table:table-cell table:formula="of:=35-[.E200]" office:value-type="float" office:value="28.9446366782007">
            <text:p>28.9446366782</text:p>
          </table:table-cell>
          <table:table-cell office:value-type="string">
            <text:p>KU</text:p>
          </table:table-cell>
          <table:table-cell office:value-type="float" office:value="302726">
            <text:p>302726</text:p>
          </table:table-cell>
          <table:table-cell office:value-type="string">
            <text:p>CDS</text:p>
          </table:table-cell>
          <table:table-cell office:value-type="float" office:value="755">
            <text:p>75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sbate</text:p>
          </table:table-cell>
          <table:table-cell office:value-type="string">
            <text:p>Visayan</text:p>
          </table:table-cell>
          <table:table-cell office:value-type="string">
            <text:p>Masbate Province; Municipality of Mandaon; Barangay Poblacion</text:p>
          </table:table-cell>
          <table:table-cell table:number-columns-repeated="2"/>
          <table:table-cell office:value-type="string">
            <text:p>E-68-4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1">
            <text:p>1</text:p>
          </table:table-cell>
          <table:table-cell office:value-type="float" office:value="58.6">
            <text:p>58.6</text:p>
          </table:table-cell>
          <table:table-cell table:formula="of:=175/[.D201]" office:value-type="float" office:value="2.98634812286689">
            <text:p>2.9863481229</text:p>
          </table:table-cell>
          <table:table-cell table:formula="of:=35-[.E201]" office:value-type="float" office:value="32.0136518771331">
            <text:p>32.0136518771</text:p>
          </table:table-cell>
          <table:table-cell office:value-type="string">
            <text:p>KU</text:p>
          </table:table-cell>
          <table:table-cell office:value-type="float" office:value="302727">
            <text:p>302727</text:p>
          </table:table-cell>
          <table:table-cell office:value-type="string">
            <text:p>CDS</text:p>
          </table:table-cell>
          <table:table-cell office:value-type="float" office:value="757">
            <text:p>75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sbate</text:p>
          </table:table-cell>
          <table:table-cell office:value-type="string">
            <text:p>Visayan</text:p>
          </table:table-cell>
          <table:table-cell office:value-type="string">
            <text:p>Masbate Province; Municipality of Mandaon; Barangay Poblacion</text:p>
          </table:table-cell>
          <table:table-cell table:number-columns-repeated="2"/>
          <table:table-cell office:value-type="string">
            <text:p>E-68-4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2">
            <text:p>2</text:p>
          </table:table-cell>
          <table:table-cell office:value-type="float" office:value="344">
            <text:p>344</text:p>
          </table:table-cell>
          <table:table-cell table:formula="of:=175/[.D202]" office:value-type="float" office:value="0.508720930232558">
            <text:p>0.5087209302</text:p>
          </table:table-cell>
          <table:table-cell table:formula="of:=35-[.E202]" office:value-type="float" office:value="34.4912790697674">
            <text:p>34.4912790698</text:p>
          </table:table-cell>
          <table:table-cell office:value-type="string">
            <text:p>KU</text:p>
          </table:table-cell>
          <table:table-cell office:value-type="float" office:value="302728">
            <text:p>302728</text:p>
          </table:table-cell>
          <table:table-cell office:value-type="string">
            <text:p>CDS</text:p>
          </table:table-cell>
          <table:table-cell office:value-type="float" office:value="758">
            <text:p>75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Masbate</text:p>
          </table:table-cell>
          <table:table-cell office:value-type="string">
            <text:p>Visayan</text:p>
          </table:table-cell>
          <table:table-cell office:value-type="string">
            <text:p>Masbate Province; Municipality of Mandaon; Barangay Poblacion</text:p>
          </table:table-cell>
          <table:table-cell table:number-columns-repeated="2"/>
          <table:table-cell office:value-type="string">
            <text:p>E-68-50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4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2">
            <text:p>2</text:p>
          </table:table-cell>
          <table:table-cell office:value-type="float" office:value="35.4">
            <text:p>35.4</text:p>
          </table:table-cell>
          <table:table-cell table:formula="of:=175/[.D203]" office:value-type="float" office:value="4.94350282485876">
            <text:p>4.9435028249</text:p>
          </table:table-cell>
          <table:table-cell table:formula="of:=35-[.E203]" office:value-type="float" office:value="30.0564971751412">
            <text:p>30.0564971751</text:p>
          </table:table-cell>
          <table:table-cell office:value-type="string">
            <text:p>KU</text:p>
          </table:table-cell>
          <table:table-cell office:value-type="float" office:value="308455">
            <text:p>308455</text:p>
          </table:table-cell>
          <table:table-cell office:value-type="string">
            <text:p>ELR</text:p>
          </table:table-cell>
          <table:table-cell office:value-type="float" office:value="911">
            <text:p>91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</text:p>
          </table:table-cell>
          <table:table-cell office:value-type="float" office:value="13.4491667">
            <text:p>13.4491667</text:p>
          </table:table-cell>
          <table:table-cell office:value-type="float" office:value="120.4241667">
            <text:p>120.4241667</text:p>
          </table:table-cell>
          <table:table-cell office:value-type="string">
            <text:p>L-176-C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4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 office:value-type="float" office:value="41.4">
            <text:p>41.4</text:p>
          </table:table-cell>
          <table:table-cell table:formula="of:=175/[.D204]" office:value-type="float" office:value="4.22705314009662">
            <text:p>4.2270531401</text:p>
          </table:table-cell>
          <table:table-cell table:formula="of:=35-[.E204]" office:value-type="float" office:value="30.7729468599034">
            <text:p>30.7729468599</text:p>
          </table:table-cell>
          <table:table-cell office:value-type="string">
            <text:p>KU</text:p>
          </table:table-cell>
          <table:table-cell office:value-type="float" office:value="308549">
            <text:p>308549</text:p>
          </table:table-cell>
          <table:table-cell office:value-type="string">
            <text:p>ELR</text:p>
          </table:table-cell>
          <table:table-cell office:value-type="float" office:value="1007">
            <text:p>100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, Local Name " Matingaram"</text:p>
          </table:table-cell>
          <table:table-cell office:value-type="float" office:value="13.4630556">
            <text:p>13.4630556</text:p>
          </table:table-cell>
          <table:table-cell office:value-type="float" office:value="120.4122222">
            <text:p>120.4122222</text:p>
          </table:table-cell>
          <table:table-cell office:value-type="string">
            <text:p>L-177-E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2">
            <text:p>2</text:p>
          </table:table-cell>
          <table:table-cell office:value-type="float" office:value="71">
            <text:p>71</text:p>
          </table:table-cell>
          <table:table-cell table:formula="of:=175/[.D205]" office:value-type="float" office:value="2.46478873239437">
            <text:p>2.4647887324</text:p>
          </table:table-cell>
          <table:table-cell table:formula="of:=35-[.E205]" office:value-type="float" office:value="32.5352112676056">
            <text:p>32.5352112676</text:p>
          </table:table-cell>
          <table:table-cell office:value-type="string">
            <text:p>KU</text:p>
          </table:table-cell>
          <table:table-cell office:value-type="float" office:value="308550">
            <text:p>308550</text:p>
          </table:table-cell>
          <table:table-cell office:value-type="string">
            <text:p>ELR</text:p>
          </table:table-cell>
          <table:table-cell office:value-type="float" office:value="1008">
            <text:p>100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, Local Name " Matingaram"</text:p>
          </table:table-cell>
          <table:table-cell office:value-type="float" office:value="13.4630556">
            <text:p>13.4630556</text:p>
          </table:table-cell>
          <table:table-cell office:value-type="float" office:value="120.4122222">
            <text:p>120.4122222</text:p>
          </table:table-cell>
          <table:table-cell office:value-type="string">
            <text:p>L-177-E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2">
            <text:p>2</text:p>
          </table:table-cell>
          <table:table-cell office:value-type="float" office:value="79.2">
            <text:p>79.2</text:p>
          </table:table-cell>
          <table:table-cell table:formula="of:=175/[.D206]" office:value-type="float" office:value="2.20959595959596">
            <text:p>2.2095959596</text:p>
          </table:table-cell>
          <table:table-cell table:formula="of:=35-[.E206]" office:value-type="float" office:value="32.790404040404">
            <text:p>32.7904040404</text:p>
          </table:table-cell>
          <table:table-cell office:value-type="string">
            <text:p>KU</text:p>
          </table:table-cell>
          <table:table-cell office:value-type="float" office:value="308551">
            <text:p>308551</text:p>
          </table:table-cell>
          <table:table-cell office:value-type="string">
            <text:p>ELR</text:p>
          </table:table-cell>
          <table:table-cell office:value-type="float" office:value="1009">
            <text:p>100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, Local Name " Matingaram"</text:p>
          </table:table-cell>
          <table:table-cell office:value-type="float" office:value="13.4630556">
            <text:p>13.4630556</text:p>
          </table:table-cell>
          <table:table-cell office:value-type="float" office:value="120.4122222">
            <text:p>120.4122222</text:p>
          </table:table-cell>
          <table:table-cell office:value-type="string">
            <text:p>L-177-E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2">
            <text:p>2</text:p>
          </table:table-cell>
          <table:table-cell office:value-type="float" office:value="168">
            <text:p>168</text:p>
          </table:table-cell>
          <table:table-cell table:formula="of:=175/[.D207]" office:value-type="float" office:value="1.04166666666667">
            <text:p>1.0416666667</text:p>
          </table:table-cell>
          <table:table-cell table:formula="of:=35-[.E207]" office:value-type="float" office:value="33.9583333333333">
            <text:p>33.9583333333</text:p>
          </table:table-cell>
          <table:table-cell office:value-type="string">
            <text:p>KU</text:p>
          </table:table-cell>
          <table:table-cell office:value-type="float" office:value="308552">
            <text:p>308552</text:p>
          </table:table-cell>
          <table:table-cell office:value-type="string">
            <text:p>ELR</text:p>
          </table:table-cell>
          <table:table-cell office:value-type="float" office:value="1010">
            <text:p>101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ccidental Mindoro Province; Municipality of Paluan; Barangay Harrison, Sitio Ulasan, Local Name " Matingaram"</text:p>
          </table:table-cell>
          <table:table-cell office:value-type="float" office:value="13.4630556">
            <text:p>13.4630556</text:p>
          </table:table-cell>
          <table:table-cell office:value-type="float" office:value="120.4122222">
            <text:p>120.4122222</text:p>
          </table:table-cell>
          <table:table-cell office:value-type="string">
            <text:p>L-177-E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1-08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2">
            <text:p>2</text:p>
          </table:table-cell>
          <table:table-cell office:value-type="float" office:value="413">
            <text:p>413</text:p>
          </table:table-cell>
          <table:table-cell table:formula="of:=175/[.D208]" office:value-type="float" office:value="0.423728813559322">
            <text:p>0.4237288136</text:p>
          </table:table-cell>
          <table:table-cell table:formula="of:=35-[.E208]" office:value-type="float" office:value="34.5762711864407">
            <text:p>34.5762711864</text:p>
          </table:table-cell>
          <table:table-cell office:value-type="string">
            <text:p>KU</text:p>
          </table:table-cell>
          <table:table-cell office:value-type="float" office:value="302669">
            <text:p>302669</text:p>
          </table:table-cell>
          <table:table-cell office:value-type="string">
            <text:p>CDS</text:p>
          </table:table-cell>
          <table:table-cell office:value-type="float" office:value="1230">
            <text:p>123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D-51-73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11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2">
            <text:p>2</text:p>
          </table:table-cell>
          <table:table-cell office:value-type="float" office:value="16.5">
            <text:p>16.5</text:p>
          </table:table-cell>
          <table:table-cell table:formula="of:=175/[.D209]" office:value-type="float" office:value="10.6060606060606">
            <text:p>10.6060606061</text:p>
          </table:table-cell>
          <table:table-cell table:formula="of:=35-[.E209]" office:value-type="float" office:value="24.3939393939394">
            <text:p>24.3939393939</text:p>
          </table:table-cell>
          <table:table-cell office:value-type="string">
            <text:p>KU</text:p>
          </table:table-cell>
          <table:table-cell office:value-type="float" office:value="302670">
            <text:p>302670</text:p>
          </table:table-cell>
          <table:table-cell office:value-type="string">
            <text:p>CDS</text:p>
          </table:table-cell>
          <table:table-cell office:value-type="float" office:value="1231">
            <text:p>123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D-51-74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3-11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3">
            <text:p>3</text:p>
          </table:table-cell>
          <table:table-cell office:value-type="float" office:value="127">
            <text:p>127</text:p>
          </table:table-cell>
          <table:table-cell table:formula="of:=175/[.D210]" office:value-type="float" office:value="1.37795275590551">
            <text:p>1.3779527559</text:p>
          </table:table-cell>
          <table:table-cell table:formula="of:=35-[.E210]" office:value-type="float" office:value="33.6220472440945">
            <text:p>33.6220472441</text:p>
          </table:table-cell>
          <table:table-cell office:value-type="string">
            <text:p>KU</text:p>
          </table:table-cell>
          <table:table-cell office:value-type="float" office:value="303911">
            <text:p>303911</text:p>
          </table:table-cell>
          <table:table-cell office:value-type="string">
            <text:p>RMB</text:p>
          </table:table-cell>
          <table:table-cell office:value-type="float" office:value="5005">
            <text:p>500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, Sitio Balogbog, Cueba Simbaha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F-76-2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3-1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3">
            <text:p>3</text:p>
          </table:table-cell>
          <table:table-cell office:value-type="float" office:value="229">
            <text:p>229</text:p>
          </table:table-cell>
          <table:table-cell table:formula="of:=175/[.D211]" office:value-type="float" office:value="0.764192139737991">
            <text:p>0.7641921397</text:p>
          </table:table-cell>
          <table:table-cell table:formula="of:=35-[.E211]" office:value-type="float" office:value="34.235807860262">
            <text:p>34.2358078603</text:p>
          </table:table-cell>
          <table:table-cell office:value-type="string">
            <text:p>KU</text:p>
          </table:table-cell>
          <table:table-cell office:value-type="float" office:value="303912">
            <text:p>303912</text:p>
          </table:table-cell>
          <table:table-cell office:value-type="string">
            <text:p>RMB</text:p>
          </table:table-cell>
          <table:table-cell office:value-type="float" office:value="5006">
            <text:p>5006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table:number-columns-repeated="2" office:value-type="string">
            <text:p>Mindoro</text:p>
          </table:table-cell>
          <table:table-cell office:value-type="string">
            <text:p>Oriental Mindoro Province; Municipality of Bongabong; Barangay Formon, Sitio Balogbog, Cueba Simbahan</text:p>
          </table:table-cell>
          <table:table-cell office:value-type="float" office:value="12.72105">
            <text:p>12.72105</text:p>
          </table:table-cell>
          <table:table-cell office:value-type="float" office:value="121.3824167">
            <text:p>121.3824167</text:p>
          </table:table-cell>
          <table:table-cell office:value-type="string">
            <text:p>F-76-2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5-03-1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3">
            <text:p>3</text:p>
          </table:table-cell>
          <table:table-cell office:value-type="float" office:value="219">
            <text:p>219</text:p>
          </table:table-cell>
          <table:table-cell table:formula="of:=175/[.D212]" office:value-type="float" office:value="0.799086757990868">
            <text:p>0.799086758</text:p>
          </table:table-cell>
          <table:table-cell table:formula="of:=35-[.E212]" office:value-type="float" office:value="34.2009132420091">
            <text:p>34.200913242</text:p>
          </table:table-cell>
          <table:table-cell office:value-type="string">
            <text:p>KU</text:p>
          </table:table-cell>
          <table:table-cell office:value-type="float" office:value="302722">
            <text:p>302722</text:p>
          </table:table-cell>
          <table:table-cell office:value-type="string">
            <text:p>CDS</text:p>
          </table:table-cell>
          <table:table-cell office:value-type="float" office:value="277">
            <text:p>277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Municipality of Cauayan; Barangay Camalanda-an</text:p>
          </table:table-cell>
          <table:table-cell office:value-type="float" office:value="9.8378667">
            <text:p>9.8378667</text:p>
          </table:table-cell>
          <table:table-cell office:value-type="float" office:value="122.5053667">
            <text:p>122.5053667</text:p>
          </table:table-cell>
          <table:table-cell office:value-type="string">
            <text:p>E-62-37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2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3">
            <text:p>3</text:p>
          </table:table-cell>
          <table:table-cell office:value-type="float" office:value="20.1">
            <text:p>20.1</text:p>
          </table:table-cell>
          <table:table-cell table:formula="of:=175/[.D213]" office:value-type="float" office:value="8.70646766169154">
            <text:p>8.7064676617</text:p>
          </table:table-cell>
          <table:table-cell table:formula="of:=35-[.E213]" office:value-type="float" office:value="26.2935323383085">
            <text:p>26.2935323383</text:p>
          </table:table-cell>
          <table:table-cell office:value-type="string">
            <text:p>KU</text:p>
          </table:table-cell>
          <table:table-cell office:value-type="float" office:value="302723">
            <text:p>302723</text:p>
          </table:table-cell>
          <table:table-cell office:value-type="string">
            <text:p>CDS</text:p>
          </table:table-cell>
          <table:table-cell office:value-type="float" office:value="278">
            <text:p>27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 office:value-type="string">
            <text:p>Visayan</text:p>
          </table:table-cell>
          <table:table-cell office:value-type="string">
            <text:p>Negros Occidental Province; Municipality of Cauayan; Barangay Camalanda-an</text:p>
          </table:table-cell>
          <table:table-cell office:value-type="float" office:value="9.8378667">
            <text:p>9.8378667</text:p>
          </table:table-cell>
          <table:table-cell office:value-type="float" office:value="122.5053667">
            <text:p>122.5053667</text:p>
          </table:table-cell>
          <table:table-cell office:value-type="string">
            <text:p>E-62-38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10-2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3">
            <text:p>3</text:p>
          </table:table-cell>
          <table:table-cell office:value-type="float" office:value="294">
            <text:p>294</text:p>
          </table:table-cell>
          <table:table-cell table:formula="of:=175/[.D214]" office:value-type="float" office:value="0.595238095238095">
            <text:p>0.5952380952</text:p>
          </table:table-cell>
          <table:table-cell table:formula="of:=35-[.E214]" office:value-type="float" office:value="34.4047619047619">
            <text:p>34.4047619048</text:p>
          </table:table-cell>
          <table:table-cell table:number-columns-repeated="2"/>
          <table:table-cell office:value-type="string">
            <text:p>CDSGS</text:p>
          </table:table-cell>
          <table:table-cell office:value-type="float" office:value="39">
            <text:p>3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/>
          <table:table-cell office:value-type="string">
            <text:p>Occidental; Sipalay City; Camindangan; 9deg47.182N, 122deg30.640E</text:p>
          </table:table-cell>
          <table:table-cell table:number-columns-repeated="2"/>
          <table:table-cell office:value-type="string">
            <text:p>F-80-LOOSE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3">
            <text:p>3</text:p>
          </table:table-cell>
          <table:table-cell office:value-type="float" office:value="375">
            <text:p>375</text:p>
          </table:table-cell>
          <table:table-cell table:formula="of:=175/[.D215]" office:value-type="float" office:value="0.466666666666667">
            <text:p>0.4666666667</text:p>
          </table:table-cell>
          <table:table-cell table:formula="of:=35-[.E215]" office:value-type="float" office:value="34.5333333333333">
            <text:p>34.5333333333</text:p>
          </table:table-cell>
          <table:table-cell table:number-columns-repeated="2"/>
          <table:table-cell office:value-type="string">
            <text:p>CDSGS</text:p>
          </table:table-cell>
          <table:table-cell office:value-type="float" office:value="40">
            <text:p>40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/>
          <table:table-cell office:value-type="string">
            <text:p>Occidental; Sipalay City; Camindangan; 9deg47.182N, 122deg30.640E</text:p>
          </table:table-cell>
          <table:table-cell table:number-columns-repeated="2"/>
          <table:table-cell office:value-type="string">
            <text:p>F-81-LOOSE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3">
            <text:p>3</text:p>
          </table:table-cell>
          <table:table-cell office:value-type="float" office:value="580">
            <text:p>580</text:p>
          </table:table-cell>
          <table:table-cell table:formula="of:=175/[.D216]" office:value-type="float" office:value="0.301724137931034">
            <text:p>0.3017241379</text:p>
          </table:table-cell>
          <table:table-cell table:formula="of:=35-[.E216]" office:value-type="float" office:value="34.698275862069">
            <text:p>34.6982758621</text:p>
          </table:table-cell>
          <table:table-cell table:number-columns-repeated="2"/>
          <table:table-cell office:value-type="string">
            <text:p>CDSGS</text:p>
          </table:table-cell>
          <table:table-cell office:value-type="float" office:value="41">
            <text:p>4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Negros</text:p>
          </table:table-cell>
          <table:table-cell/>
          <table:table-cell office:value-type="string">
            <text:p>Occidental; Sipalay City; Camindangan; 9deg47.182N, 122deg30.640E</text:p>
          </table:table-cell>
          <table:table-cell table:number-columns-repeated="2"/>
          <table:table-cell office:value-type="string">
            <text:p>F-80-LOOSE</text:p>
          </table:table-cell>
          <table:table-cell table:style-name="ce1" office:value-type="string">
            <text:p>True</text:p>
          </table:table-cell>
          <table:table-cell/>
          <table:table-cell office:value-type="string">
            <text:p>ku_freezer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3">
            <text:p>3</text:p>
          </table:table-cell>
          <table:table-cell office:value-type="float" office:value="47.1">
            <text:p>47.1</text:p>
          </table:table-cell>
          <table:table-cell table:formula="of:=175/[.D217]" office:value-type="float" office:value="3.71549893842887">
            <text:p>3.7154989384</text:p>
          </table:table-cell>
          <table:table-cell table:formula="of:=35-[.E217]" office:value-type="float" office:value="31.2845010615711">
            <text:p>31.2845010616</text:p>
          </table:table-cell>
          <table:table-cell office:value-type="string">
            <text:p>KU</text:p>
          </table:table-cell>
          <table:table-cell office:value-type="float" office:value="307059">
            <text:p>307059</text:p>
          </table:table-cell>
          <table:table-cell office:value-type="string">
            <text:p>RMB</text:p>
          </table:table-cell>
          <table:table-cell office:value-type="float" office:value="6425">
            <text:p>642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B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2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4">
            <text:p>4</text:p>
          </table:table-cell>
          <table:table-cell office:value-type="float" office:value="114">
            <text:p>114</text:p>
          </table:table-cell>
          <table:table-cell table:formula="of:=175/[.D218]" office:value-type="float" office:value="1.53508771929825">
            <text:p>1.5350877193</text:p>
          </table:table-cell>
          <table:table-cell table:formula="of:=35-[.E218]" office:value-type="float" office:value="33.4649122807018">
            <text:p>33.4649122807</text:p>
          </table:table-cell>
          <table:table-cell office:value-type="string">
            <text:p>KU</text:p>
          </table:table-cell>
          <table:table-cell office:value-type="float" office:value="307062">
            <text:p>307062</text:p>
          </table:table-cell>
          <table:table-cell office:value-type="string">
            <text:p>RMB</text:p>
          </table:table-cell>
          <table:table-cell office:value-type="float" office:value="6431">
            <text:p>6431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B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3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4">
            <text:p>4</text:p>
          </table:table-cell>
          <table:table-cell office:value-type="float" office:value="147">
            <text:p>147</text:p>
          </table:table-cell>
          <table:table-cell table:formula="of:=175/[.D219]" office:value-type="float" office:value="1.19047619047619">
            <text:p>1.1904761905</text:p>
          </table:table-cell>
          <table:table-cell table:formula="of:=35-[.E219]" office:value-type="float" office:value="33.8095238095238">
            <text:p>33.8095238095</text:p>
          </table:table-cell>
          <table:table-cell office:value-type="string">
            <text:p>KU</text:p>
          </table:table-cell>
          <table:table-cell office:value-type="float" office:value="307063">
            <text:p>307063</text:p>
          </table:table-cell>
          <table:table-cell office:value-type="string">
            <text:p>RMB</text:p>
          </table:table-cell>
          <table:table-cell office:value-type="float" office:value="6448">
            <text:p>6448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D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251">
            <text:p>251</text:p>
          </table:table-cell>
          <table:table-cell table:formula="of:=175/[.D220]" office:value-type="float" office:value="0.697211155378486">
            <text:p>0.6972111554</text:p>
          </table:table-cell>
          <table:table-cell table:formula="of:=35-[.E220]" office:value-type="float" office:value="34.3027888446215">
            <text:p>34.3027888446</text:p>
          </table:table-cell>
          <table:table-cell office:value-type="string">
            <text:p>KU</text:p>
          </table:table-cell>
          <table:table-cell office:value-type="float" office:value="307064">
            <text:p>307064</text:p>
          </table:table-cell>
          <table:table-cell office:value-type="string">
            <text:p>RMB</text:p>
          </table:table-cell>
          <table:table-cell office:value-type="float" office:value="6449">
            <text:p>644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D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02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4">
            <text:p>4</text:p>
          </table:table-cell>
          <table:table-cell office:value-type="float" office:value="51.5">
            <text:p>51.5</text:p>
          </table:table-cell>
          <table:table-cell table:formula="of:=175/[.D221]" office:value-type="float" office:value="3.39805825242718">
            <text:p>3.3980582524</text:p>
          </table:table-cell>
          <table:table-cell table:formula="of:=35-[.E221]" office:value-type="float" office:value="31.6019417475728">
            <text:p>31.6019417476</text:p>
          </table:table-cell>
          <table:table-cell office:value-type="string">
            <text:p>KU</text:p>
          </table:table-cell>
          <table:table-cell office:value-type="float" office:value="307065">
            <text:p>307065</text:p>
          </table:table-cell>
          <table:table-cell office:value-type="string">
            <text:p>RMB</text:p>
          </table:table-cell>
          <table:table-cell office:value-type="float" office:value="6479">
            <text:p>6479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Antique Province; Municipality of San Remigio; Barangay Aningalan</text:p>
          </table:table-cell>
          <table:table-cell office:value-type="float" office:value="10.8088">
            <text:p>10.8088</text:p>
          </table:table-cell>
          <table:table-cell office:value-type="float" office:value="122.1013">
            <text:p>122.1013</text:p>
          </table:table-cell>
          <table:table-cell office:value-type="string">
            <text:p>K-150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10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4">
            <text:p>4</text:p>
          </table:table-cell>
          <table:table-cell office:value-type="float" office:value="760">
            <text:p>760</text:p>
          </table:table-cell>
          <table:table-cell table:formula="of:=175/[.D222]" office:value-type="float" office:value="0.230263157894737">
            <text:p>0.2302631579</text:p>
          </table:table-cell>
          <table:table-cell table:formula="of:=35-[.E222]" office:value-type="float" office:value="34.7697368421053">
            <text:p>34.7697368421</text:p>
          </table:table-cell>
          <table:table-cell office:value-type="string">
            <text:p>KU</text:p>
          </table:table-cell>
          <table:table-cell office:value-type="float" office:value="302729">
            <text:p>302729</text:p>
          </table:table-cell>
          <table:table-cell office:value-type="string">
            <text:p>CDS</text:p>
          </table:table-cell>
          <table:table-cell office:value-type="float" office:value="63">
            <text:p>63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Capiz Province; Municipality of Pilar; Barangay Natividad</text:p>
          </table:table-cell>
          <table:table-cell table:number-columns-repeated="2"/>
          <table:table-cell office:value-type="string">
            <text:p>E-74-4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0-09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4">
            <text:p>4</text:p>
          </table:table-cell>
          <table:table-cell office:value-type="float" office:value="421">
            <text:p>421</text:p>
          </table:table-cell>
          <table:table-cell table:formula="of:=175/[.D223]" office:value-type="float" office:value="0.415676959619953">
            <text:p>0.4156769596</text:p>
          </table:table-cell>
          <table:table-cell table:formula="of:=35-[.E223]" office:value-type="float" office:value="34.58432304038">
            <text:p>34.5843230404</text:p>
          </table:table-cell>
          <table:table-cell office:value-type="string">
            <text:p>KU</text:p>
          </table:table-cell>
          <table:table-cell office:value-type="float" office:value="302730">
            <text:p>302730</text:p>
          </table:table-cell>
          <table:table-cell office:value-type="string">
            <text:p>CDS</text:p>
          </table:table-cell>
          <table:table-cell office:value-type="float" office:value="64">
            <text:p>64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Capiz Province; Municipality of Pilar; Barangay Natividad</text:p>
          </table:table-cell>
          <table:table-cell table:number-columns-repeated="2"/>
          <table:table-cell office:value-type="string">
            <text:p>E-74-48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1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4">
            <text:p>4</text:p>
          </table:table-cell>
          <table:table-cell office:value-type="float" office:value="314">
            <text:p>314</text:p>
          </table:table-cell>
          <table:table-cell table:formula="of:=175/[.D224]" office:value-type="float" office:value="0.557324840764331">
            <text:p>0.5573248408</text:p>
          </table:table-cell>
          <table:table-cell table:formula="of:=35-[.E224]" office:value-type="float" office:value="34.4426751592357">
            <text:p>34.4426751592</text:p>
          </table:table-cell>
          <table:table-cell office:value-type="string">
            <text:p>KU</text:p>
          </table:table-cell>
          <table:table-cell office:value-type="float" office:value="302731">
            <text:p>302731</text:p>
          </table:table-cell>
          <table:table-cell office:value-type="string">
            <text:p>CDS</text:p>
          </table:table-cell>
          <table:table-cell office:value-type="float" office:value="65">
            <text:p>65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Capiz Province; Municipality of Pilar; Barangay Natividad</text:p>
          </table:table-cell>
          <table:table-cell table:number-columns-repeated="2"/>
          <table:table-cell office:value-type="string">
            <text:p>E-74-4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1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4">
            <text:p>4</text:p>
          </table:table-cell>
          <table:table-cell office:value-type="float" office:value="451">
            <text:p>451</text:p>
          </table:table-cell>
          <table:table-cell table:formula="of:=175/[.D225]" office:value-type="float" office:value="0.388026607538803">
            <text:p>0.3880266075</text:p>
          </table:table-cell>
          <table:table-cell table:formula="of:=35-[.E225]" office:value-type="float" office:value="34.6119733924612">
            <text:p>34.6119733925</text:p>
          </table:table-cell>
          <table:table-cell office:value-type="string">
            <text:p>KU</text:p>
          </table:table-cell>
          <table:table-cell office:value-type="float" office:value="302732">
            <text:p>302732</text:p>
          </table:table-cell>
          <table:table-cell office:value-type="string">
            <text:p>CDS</text:p>
          </table:table-cell>
          <table:table-cell office:value-type="float" office:value="66">
            <text:p>66</text:p>
          </table:table-cell>
          <table:table-cell office:value-type="string">
            <text:p>Gekko</text:p>
          </table:table-cell>
          <table:table-cell office:value-type="string">
            <text:p>mindorensis</text:p>
          </table:table-cell>
          <table:table-cell office:value-type="string">
            <text:p>Philippines</text:p>
          </table:table-cell>
          <table:table-cell office:value-type="string">
            <text:p>Panay</text:p>
          </table:table-cell>
          <table:table-cell office:value-type="string">
            <text:p>Visayan</text:p>
          </table:table-cell>
          <table:table-cell office:value-type="string">
            <text:p>Capiz Province; Municipality of Pilar; Barangay Natividad</text:p>
          </table:table-cell>
          <table:table-cell table:number-columns-repeated="2"/>
          <table:table-cell office:value-type="string">
            <text:p>E-74-50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0-09-10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5">
            <text:p>5</text:p>
          </table:table-cell>
          <table:table-cell office:value-type="float" office:value="41.1">
            <text:p>41.1</text:p>
          </table:table-cell>
          <table:table-cell table:formula="of:=175/[.D226]" office:value-type="float" office:value="4.25790754257908">
            <text:p>4.2579075426</text:p>
          </table:table-cell>
          <table:table-cell table:formula="of:=35-[.E226]" office:value-type="float" office:value="30.7420924574209">
            <text:p>30.7420924574</text:p>
          </table:table-cell>
          <table:table-cell office:value-type="string">
            <text:p>KU</text:p>
          </table:table-cell>
          <table:table-cell office:value-type="float" office:value="309289">
            <text:p>309289</text:p>
          </table:table-cell>
          <table:table-cell office:value-type="string">
            <text:p>RMB</text:p>
          </table:table-cell>
          <table:table-cell office:value-type="float" office:value="7922">
            <text:p>7922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B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5">
            <text:p>5</text:p>
          </table:table-cell>
          <table:table-cell office:value-type="float" office:value="106">
            <text:p>106</text:p>
          </table:table-cell>
          <table:table-cell table:formula="of:=175/[.D227]" office:value-type="float" office:value="1.65094339622642">
            <text:p>1.6509433962</text:p>
          </table:table-cell>
          <table:table-cell table:formula="of:=35-[.E227]" office:value-type="float" office:value="33.3490566037736">
            <text:p>33.3490566038</text:p>
          </table:table-cell>
          <table:table-cell office:value-type="string">
            <text:p>KU</text:p>
          </table:table-cell>
          <table:table-cell office:value-type="float" office:value="309290">
            <text:p>309290</text:p>
          </table:table-cell>
          <table:table-cell office:value-type="string">
            <text:p>RMB</text:p>
          </table:table-cell>
          <table:table-cell office:value-type="float" office:value="7923">
            <text:p>7923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B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5">
            <text:p>5</text:p>
          </table:table-cell>
          <table:table-cell office:value-type="float" office:value="8.42">
            <text:p>8.42</text:p>
          </table:table-cell>
          <table:table-cell table:formula="of:=175/[.D228]" office:value-type="float" office:value="20.7838479809976">
            <text:p>20.783847981</text:p>
          </table:table-cell>
          <table:table-cell table:formula="of:=35-[.E228]" office:value-type="float" office:value="14.2161520190024">
            <text:p>14.216152019</text:p>
          </table:table-cell>
          <table:table-cell office:value-type="string">
            <text:p>KU</text:p>
          </table:table-cell>
          <table:table-cell office:value-type="float" office:value="309291">
            <text:p>309291</text:p>
          </table:table-cell>
          <table:table-cell office:value-type="string">
            <text:p>RMB</text:p>
          </table:table-cell>
          <table:table-cell office:value-type="float" office:value="7924">
            <text:p>7924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C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5">
            <text:p>5</text:p>
          </table:table-cell>
          <table:table-cell office:value-type="float" office:value="42.9">
            <text:p>42.9</text:p>
          </table:table-cell>
          <table:table-cell table:formula="of:=175/[.D229]" office:value-type="float" office:value="4.07925407925408">
            <text:p>4.0792540793</text:p>
          </table:table-cell>
          <table:table-cell table:formula="of:=35-[.E229]" office:value-type="float" office:value="30.9207459207459">
            <text:p>30.9207459207</text:p>
          </table:table-cell>
          <table:table-cell office:value-type="string">
            <text:p>KU</text:p>
          </table:table-cell>
          <table:table-cell office:value-type="float" office:value="309294">
            <text:p>309294</text:p>
          </table:table-cell>
          <table:table-cell office:value-type="string">
            <text:p>RMB</text:p>
          </table:table-cell>
          <table:table-cell office:value-type="float" office:value="7937">
            <text:p>7937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D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5">
            <text:p>5</text:p>
          </table:table-cell>
          <table:table-cell office:value-type="float" office:value="256">
            <text:p>256</text:p>
          </table:table-cell>
          <table:table-cell table:formula="of:=175/[.D230]" office:value-type="float" office:value="0.68359375">
            <text:p>0.68359375</text:p>
          </table:table-cell>
          <table:table-cell table:formula="of:=35-[.E230]" office:value-type="float" office:value="34.31640625">
            <text:p>34.31640625</text:p>
          </table:table-cell>
          <table:table-cell office:value-type="string">
            <text:p>KU</text:p>
          </table:table-cell>
          <table:table-cell office:value-type="float" office:value="309295">
            <text:p>309295</text:p>
          </table:table-cell>
          <table:table-cell office:value-type="string">
            <text:p>RMB</text:p>
          </table:table-cell>
          <table:table-cell office:value-type="float" office:value="7938">
            <text:p>7938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Philippines</text:p>
          </table:table-cell>
          <table:table-cell office:value-type="string">
            <text:p>Palawan</text:p>
          </table:table-cell>
          <table:table-cell office:value-type="string">
            <text:p>Palawan</text:p>
          </table:table-cell>
          <table:table-cell office:value-type="string">
            <text:p>Palawan Province; Municipality of Quezon; Poblacion Quezon: National Museum Complex</text:p>
          </table:table-cell>
          <table:table-cell office:value-type="float" office:value="9.2310667">
            <text:p>9.2310667</text:p>
          </table:table-cell>
          <table:table-cell office:value-type="float" office:value="117.99375">
            <text:p>117.99375</text:p>
          </table:table-cell>
          <table:table-cell office:value-type="string">
            <text:p>M-193-D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7-04-0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5">
            <text:p>5</text:p>
          </table:table-cell>
          <table:table-cell office:value-type="float" office:value="129">
            <text:p>129</text:p>
          </table:table-cell>
          <table:table-cell table:formula="of:=175/[.D231]" office:value-type="float" office:value="1.35658914728682">
            <text:p>1.3565891473</text:p>
          </table:table-cell>
          <table:table-cell table:formula="of:=35-[.E231]" office:value-type="float" office:value="33.6434108527132">
            <text:p>33.6434108527</text:p>
          </table:table-cell>
          <table:table-cell office:value-type="string">
            <text:p>LSUHC</text:p>
          </table:table-cell>
          <table:table-cell office:value-type="float" office:value="7289">
            <text:p>7289</text:p>
          </table:table-cell>
          <table:table-cell office:value-type="string">
            <text:p>LSUHC</text:p>
          </table:table-cell>
          <table:table-cell office:value-type="float" office:value="7289">
            <text:p>7289</text:p>
          </table:table-cell>
          <table:table-cell office:value-type="string">
            <text:p>Gekko</text:p>
          </table:table-cell>
          <table:table-cell office:value-type="string">
            <text:p>monarchus</text:p>
          </table:table-cell>
          <table:table-cell office:value-type="string">
            <text:p>West Malaysia</text:p>
          </table:table-cell>
          <table:table-cell office:value-type="string">
            <text:p>Pulau Aur</text:p>
          </table:table-cell>
          <table:table-cell/>
          <table:table-cell office:value-type="string">
            <text:p>Johor</text:p>
          </table:table-cell>
          <table:table-cell table:number-columns-repeated="2"/>
          <table:table-cell office:value-type="string">
            <text:p>Z-379-B6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5">
            <text:p>5</text:p>
          </table:table-cell>
          <table:table-cell office:value-type="float" office:value="212">
            <text:p>212</text:p>
          </table:table-cell>
          <table:table-cell table:formula="of:=175/[.D232]" office:value-type="float" office:value="0.825471698113208">
            <text:p>0.8254716981</text:p>
          </table:table-cell>
          <table:table-cell table:formula="of:=35-[.E232]" office:value-type="float" office:value="34.1745283018868">
            <text:p>34.1745283019</text:p>
          </table:table-cell>
          <table:table-cell office:value-type="string">
            <text:p>KU</text:p>
          </table:table-cell>
          <table:table-cell office:value-type="float" office:value="313983">
            <text:p>313983</text:p>
          </table:table-cell>
          <table:table-cell office:value-type="string">
            <text:p>RMB</text:p>
          </table:table-cell>
          <table:table-cell office:value-type="float" office:value="9575">
            <text:p>9575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H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5">
            <text:p>5</text:p>
          </table:table-cell>
          <table:table-cell office:value-type="float" office:value="358">
            <text:p>358</text:p>
          </table:table-cell>
          <table:table-cell table:formula="of:=175/[.D233]" office:value-type="float" office:value="0.488826815642458">
            <text:p>0.4888268156</text:p>
          </table:table-cell>
          <table:table-cell table:formula="of:=35-[.E233]" office:value-type="float" office:value="34.5111731843575">
            <text:p>34.5111731844</text:p>
          </table:table-cell>
          <table:table-cell office:value-type="string">
            <text:p>KU</text:p>
          </table:table-cell>
          <table:table-cell office:value-type="float" office:value="313987">
            <text:p>313987</text:p>
          </table:table-cell>
          <table:table-cell office:value-type="string">
            <text:p>RMB</text:p>
          </table:table-cell>
          <table:table-cell office:value-type="float" office:value="9584">
            <text:p>9584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I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9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6">
            <text:p>6</text:p>
          </table:table-cell>
          <table:table-cell office:value-type="float" office:value="105">
            <text:p>105</text:p>
          </table:table-cell>
          <table:table-cell table:formula="of:=175/[.D234]" office:value-type="float" office:value="1.66666666666667">
            <text:p>1.6666666667</text:p>
          </table:table-cell>
          <table:table-cell table:formula="of:=35-[.E234]" office:value-type="float" office:value="33.3333333333333">
            <text:p>33.3333333333</text:p>
          </table:table-cell>
          <table:table-cell office:value-type="string">
            <text:p>KU</text:p>
          </table:table-cell>
          <table:table-cell office:value-type="float" office:value="313988">
            <text:p>313988</text:p>
          </table:table-cell>
          <table:table-cell office:value-type="string">
            <text:p>RMB</text:p>
          </table:table-cell>
          <table:table-cell office:value-type="float" office:value="9585">
            <text:p>9585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I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6">
            <text:p>6</text:p>
          </table:table-cell>
          <table:table-cell office:value-type="float" office:value="38.1">
            <text:p>38.1</text:p>
          </table:table-cell>
          <table:table-cell table:formula="of:=175/[.D235]" office:value-type="float" office:value="4.59317585301837">
            <text:p>4.593175853</text:p>
          </table:table-cell>
          <table:table-cell table:formula="of:=35-[.E235]" office:value-type="float" office:value="30.4068241469816">
            <text:p>30.406824147</text:p>
          </table:table-cell>
          <table:table-cell office:value-type="string">
            <text:p>KU</text:p>
          </table:table-cell>
          <table:table-cell office:value-type="float" office:value="313989">
            <text:p>313989</text:p>
          </table:table-cell>
          <table:table-cell office:value-type="string">
            <text:p>RMB</text:p>
          </table:table-cell>
          <table:table-cell office:value-type="float" office:value="9586">
            <text:p>9586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Ivana; Barangay Salagao, Sitio Imnadyed</text:p>
          </table:table-cell>
          <table:table-cell table:number-columns-repeated="2"/>
          <table:table-cell office:value-type="string">
            <text:p>T-287-I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10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6">
            <text:p>6</text:p>
          </table:table-cell>
          <table:table-cell office:value-type="float" office:value="540">
            <text:p>540</text:p>
          </table:table-cell>
          <table:table-cell table:formula="of:=175/[.D236]" office:value-type="float" office:value="0.324074074074074">
            <text:p>0.3240740741</text:p>
          </table:table-cell>
          <table:table-cell table:formula="of:=35-[.E236]" office:value-type="float" office:value="34.6759259259259">
            <text:p>34.6759259259</text:p>
          </table:table-cell>
          <table:table-cell office:value-type="string">
            <text:p>KU</text:p>
          </table:table-cell>
          <table:table-cell office:value-type="float" office:value="313977">
            <text:p>313977</text:p>
          </table:table-cell>
          <table:table-cell office:value-type="string">
            <text:p>RMB</text:p>
          </table:table-cell>
          <table:table-cell office:value-type="float" office:value="9552">
            <text:p>9552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E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6">
            <text:p>6</text:p>
          </table:table-cell>
          <table:table-cell office:value-type="float" office:value="76.9">
            <text:p>76.9</text:p>
          </table:table-cell>
          <table:table-cell table:formula="of:=175/[.D237]" office:value-type="float" office:value="2.27568270481144">
            <text:p>2.2756827048</text:p>
          </table:table-cell>
          <table:table-cell table:formula="of:=35-[.E237]" office:value-type="float" office:value="32.7243172951886">
            <text:p>32.7243172952</text:p>
          </table:table-cell>
          <table:table-cell office:value-type="string">
            <text:p>KU</text:p>
          </table:table-cell>
          <table:table-cell office:value-type="float" office:value="313978">
            <text:p>313978</text:p>
          </table:table-cell>
          <table:table-cell office:value-type="string">
            <text:p>RMB</text:p>
          </table:table-cell>
          <table:table-cell office:value-type="float" office:value="9554">
            <text:p>9554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F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6">
            <text:p>6</text:p>
          </table:table-cell>
          <table:table-cell office:value-type="float" office:value="345">
            <text:p>345</text:p>
          </table:table-cell>
          <table:table-cell table:formula="of:=175/[.D238]" office:value-type="float" office:value="0.507246376811594">
            <text:p>0.5072463768</text:p>
          </table:table-cell>
          <table:table-cell table:formula="of:=35-[.E238]" office:value-type="float" office:value="34.4927536231884">
            <text:p>34.4927536232</text:p>
          </table:table-cell>
          <table:table-cell office:value-type="string">
            <text:p>KU</text:p>
          </table:table-cell>
          <table:table-cell office:value-type="float" office:value="313979">
            <text:p>313979</text:p>
          </table:table-cell>
          <table:table-cell office:value-type="string">
            <text:p>RMB</text:p>
          </table:table-cell>
          <table:table-cell office:value-type="float" office:value="9555">
            <text:p>9555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F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5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6">
            <text:p>6</text:p>
          </table:table-cell>
          <table:table-cell office:value-type="float" office:value="530">
            <text:p>530</text:p>
          </table:table-cell>
          <table:table-cell table:formula="of:=175/[.D239]" office:value-type="float" office:value="0.330188679245283">
            <text:p>0.3301886792</text:p>
          </table:table-cell>
          <table:table-cell table:formula="of:=35-[.E239]" office:value-type="float" office:value="34.6698113207547">
            <text:p>34.6698113208</text:p>
          </table:table-cell>
          <table:table-cell office:value-type="string">
            <text:p>KU</text:p>
          </table:table-cell>
          <table:table-cell office:value-type="float" office:value="313981">
            <text:p>313981</text:p>
          </table:table-cell>
          <table:table-cell office:value-type="string">
            <text:p>RMB</text:p>
          </table:table-cell>
          <table:table-cell office:value-type="float" office:value="9560">
            <text:p>9560</text:p>
          </table:table-cell>
          <table:table-cell office:value-type="string">
            <text:p>Gekko</text:p>
          </table:table-cell>
          <table:table-cell office:value-type="string">
            <text:p>poros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F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6">
            <text:p>6</text:p>
          </table:table-cell>
          <table:table-cell office:value-type="float" office:value="25.2">
            <text:p>25.2</text:p>
          </table:table-cell>
          <table:table-cell table:formula="of:=175/[.D240]" office:value-type="float" office:value="6.94444444444444">
            <text:p>6.9444444444</text:p>
          </table:table-cell>
          <table:table-cell table:formula="of:=35-[.E240]" office:value-type="float" office:value="28.0555555555556">
            <text:p>28.0555555556</text:p>
          </table:table-cell>
          <table:table-cell office:value-type="string">
            <text:p>KU</text:p>
          </table:table-cell>
          <table:table-cell office:value-type="float" office:value="302738">
            <text:p>302738</text:p>
          </table:table-cell>
          <table:table-cell office:value-type="string">
            <text:p>CDS</text:p>
          </table:table-cell>
          <table:table-cell office:value-type="float" office:value="788">
            <text:p>788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6">
            <text:p>6</text:p>
          </table:table-cell>
          <table:table-cell office:value-type="float" office:value="126">
            <text:p>126</text:p>
          </table:table-cell>
          <table:table-cell table:formula="of:=175/[.D241]" office:value-type="float" office:value="1.38888888888889">
            <text:p>1.3888888889</text:p>
          </table:table-cell>
          <table:table-cell table:formula="of:=35-[.E241]" office:value-type="float" office:value="33.6111111111111">
            <text:p>33.6111111111</text:p>
          </table:table-cell>
          <table:table-cell office:value-type="string">
            <text:p>KU</text:p>
          </table:table-cell>
          <table:table-cell office:value-type="float" office:value="302739">
            <text:p>302739</text:p>
          </table:table-cell>
          <table:table-cell office:value-type="string">
            <text:p>CDS</text:p>
          </table:table-cell>
          <table:table-cell office:value-type="float" office:value="789">
            <text:p>789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7">
            <text:p>7</text:p>
          </table:table-cell>
          <table:table-cell office:value-type="float" office:value="362">
            <text:p>362</text:p>
          </table:table-cell>
          <table:table-cell table:formula="of:=175/[.D242]" office:value-type="float" office:value="0.483425414364641">
            <text:p>0.4834254144</text:p>
          </table:table-cell>
          <table:table-cell table:formula="of:=35-[.E242]" office:value-type="float" office:value="34.5165745856354">
            <text:p>34.5165745856</text:p>
          </table:table-cell>
          <table:table-cell office:value-type="string">
            <text:p>KU</text:p>
          </table:table-cell>
          <table:table-cell office:value-type="float" office:value="302740">
            <text:p>302740</text:p>
          </table:table-cell>
          <table:table-cell office:value-type="string">
            <text:p>CDS</text:p>
          </table:table-cell>
          <table:table-cell office:value-type="float" office:value="790">
            <text:p>790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7">
            <text:p>7</text:p>
          </table:table-cell>
          <table:table-cell office:value-type="float" office:value="17.8">
            <text:p>17.8</text:p>
          </table:table-cell>
          <table:table-cell table:formula="of:=175/[.D243]" office:value-type="float" office:value="9.8314606741573">
            <text:p>9.8314606742</text:p>
          </table:table-cell>
          <table:table-cell table:formula="of:=35-[.E243]" office:value-type="float" office:value="25.1685393258427">
            <text:p>25.1685393258</text:p>
          </table:table-cell>
          <table:table-cell office:value-type="string">
            <text:p>KU</text:p>
          </table:table-cell>
          <table:table-cell office:value-type="float" office:value="302741">
            <text:p>302741</text:p>
          </table:table-cell>
          <table:table-cell office:value-type="string">
            <text:p>CDS</text:p>
          </table:table-cell>
          <table:table-cell office:value-type="float" office:value="791">
            <text:p>791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4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7">
            <text:p>7</text:p>
          </table:table-cell>
          <table:table-cell office:value-type="float" office:value="231">
            <text:p>231</text:p>
          </table:table-cell>
          <table:table-cell table:formula="of:=175/[.D244]" office:value-type="float" office:value="0.757575757575758">
            <text:p>0.7575757576</text:p>
          </table:table-cell>
          <table:table-cell table:formula="of:=35-[.E244]" office:value-type="float" office:value="34.2424242424242">
            <text:p>34.2424242424</text:p>
          </table:table-cell>
          <table:table-cell office:value-type="string">
            <text:p>KU</text:p>
          </table:table-cell>
          <table:table-cell office:value-type="float" office:value="302742">
            <text:p>302742</text:p>
          </table:table-cell>
          <table:table-cell office:value-type="string">
            <text:p>CDS</text:p>
          </table:table-cell>
          <table:table-cell office:value-type="float" office:value="792">
            <text:p>792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Romblon</text:p>
          </table:table-cell>
          <table:table-cell office:value-type="string">
            <text:p>Romblon</text:p>
          </table:table-cell>
          <table:table-cell office:value-type="string">
            <text:p>Romblon Province; Municipality of Romblon; Barangay Li-o</text:p>
          </table:table-cell>
          <table:table-cell office:value-type="float" office:value="12.5741">
            <text:p>12.5741</text:p>
          </table:table-cell>
          <table:table-cell office:value-type="float" office:value="122.294">
            <text:p>122.294</text:p>
          </table:table-cell>
          <table:table-cell office:value-type="string">
            <text:p>E-69-5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1-01-27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7">
            <text:p>7</text:p>
          </table:table-cell>
          <table:table-cell office:value-type="float" office:value="127">
            <text:p>127</text:p>
          </table:table-cell>
          <table:table-cell table:formula="of:=175/[.D245]" office:value-type="float" office:value="1.37795275590551">
            <text:p>1.3779527559</text:p>
          </table:table-cell>
          <table:table-cell table:formula="of:=35-[.E245]" office:value-type="float" office:value="33.6220472440945">
            <text:p>33.6220472441</text:p>
          </table:table-cell>
          <table:table-cell office:value-type="string">
            <text:p>KU</text:p>
          </table:table-cell>
          <table:table-cell office:value-type="float" office:value="315346">
            <text:p>315346</text:p>
          </table:table-cell>
          <table:table-cell office:value-type="string">
            <text:p>RMB</text:p>
          </table:table-cell>
          <table:table-cell office:value-type="float" office:value="8754">
            <text:p>8754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B2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8-01-06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7">
            <text:p>7</text:p>
          </table:table-cell>
          <table:table-cell office:value-type="float" office:value="117">
            <text:p>117</text:p>
          </table:table-cell>
          <table:table-cell table:formula="of:=175/[.D246]" office:value-type="float" office:value="1.4957264957265">
            <text:p>1.4957264957</text:p>
          </table:table-cell>
          <table:table-cell table:formula="of:=35-[.E246]" office:value-type="float" office:value="33.5042735042735">
            <text:p>33.5042735043</text:p>
          </table:table-cell>
          <table:table-cell office:value-type="string">
            <text:p>KU</text:p>
          </table:table-cell>
          <table:table-cell office:value-type="float" office:value="315347">
            <text:p>315347</text:p>
          </table:table-cell>
          <table:table-cell office:value-type="string">
            <text:p>RMB</text:p>
          </table:table-cell>
          <table:table-cell office:value-type="float" office:value="8765">
            <text:p>8765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C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1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7">
            <text:p>7</text:p>
          </table:table-cell>
          <table:table-cell office:value-type="float" office:value="123">
            <text:p>123</text:p>
          </table:table-cell>
          <table:table-cell table:formula="of:=175/[.D247]" office:value-type="float" office:value="1.42276422764228">
            <text:p>1.4227642276</text:p>
          </table:table-cell>
          <table:table-cell table:formula="of:=35-[.E247]" office:value-type="float" office:value="33.5772357723577">
            <text:p>33.5772357724</text:p>
          </table:table-cell>
          <table:table-cell office:value-type="string">
            <text:p>KU</text:p>
          </table:table-cell>
          <table:table-cell office:value-type="float" office:value="315348">
            <text:p>315348</text:p>
          </table:table-cell>
          <table:table-cell office:value-type="string">
            <text:p>RMB</text:p>
          </table:table-cell>
          <table:table-cell office:value-type="float" office:value="8789">
            <text:p>8789</text:p>
          </table:table-cell>
          <table:table-cell office:value-type="string">
            <text:p>Gekko</text:p>
          </table:table-cell>
          <table:table-cell office:value-type="string">
            <text:p>romblon</text:p>
          </table:table-cell>
          <table:table-cell office:value-type="string">
            <text:p>Philippines</text:p>
          </table:table-cell>
          <table:table-cell office:value-type="string">
            <text:p>Tablas</text:p>
          </table:table-cell>
          <table:table-cell office:value-type="string">
            <text:p>Romblon</text:p>
          </table:table-cell>
          <table:table-cell office:value-type="string">
            <text:p>Romblon Province; Municipality of Calatrava; Barangay Balogo: Sitio Piqueno</text:p>
          </table:table-cell>
          <table:table-cell office:value-type="float" office:value="12.60523">
            <text:p>12.60523</text:p>
          </table:table-cell>
          <table:table-cell office:value-type="float" office:value="122.04552">
            <text:p>122.04552</text:p>
          </table:table-cell>
          <table:table-cell office:value-type="string">
            <text:p>R-261-E9</text:p>
          </table:table-cell>
          <table:table-cell table:style-name="ce1" office:value-type="string">
            <text:p>True</text:p>
          </table:table-cell>
          <table:table-cell table:style-name="ce1" office:value-type="string">
            <text:p>2008-01-08</text:p>
          </table:table-cell>
          <table:table-cell office:value-type="string">
            <text:p>ku_freezer.txt/ku_gekkonid_tissues.txt/gekkonid_lab_work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7">
            <text:p>7</text:p>
          </table:table-cell>
          <table:table-cell office:value-type="float" office:value="231">
            <text:p>231</text:p>
          </table:table-cell>
          <table:table-cell table:formula="of:=175/[.D248]" office:value-type="float" office:value="0.757575757575758">
            <text:p>0.7575757576</text:p>
          </table:table-cell>
          <table:table-cell table:formula="of:=35-[.E248]" office:value-type="float" office:value="34.2424242424242">
            <text:p>34.2424242424</text:p>
          </table:table-cell>
          <table:table-cell office:value-type="string">
            <text:p>KU</text:p>
          </table:table-cell>
          <table:table-cell office:value-type="float" office:value="304931">
            <text:p>304931</text:p>
          </table:table-cell>
          <table:table-cell office:value-type="string">
            <text:p>RMB</text:p>
          </table:table-cell>
          <table:table-cell office:value-type="float" office:value="6052">
            <text:p>6052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G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7">
            <text:p>7</text:p>
          </table:table-cell>
          <table:table-cell office:value-type="float" office:value="309">
            <text:p>309</text:p>
          </table:table-cell>
          <table:table-cell table:formula="of:=175/[.D249]" office:value-type="float" office:value="0.566343042071197">
            <text:p>0.5663430421</text:p>
          </table:table-cell>
          <table:table-cell table:formula="of:=35-[.E249]" office:value-type="float" office:value="34.4336569579288">
            <text:p>34.4336569579</text:p>
          </table:table-cell>
          <table:table-cell office:value-type="string">
            <text:p>KU</text:p>
          </table:table-cell>
          <table:table-cell office:value-type="float" office:value="304935">
            <text:p>304935</text:p>
          </table:table-cell>
          <table:table-cell office:value-type="string">
            <text:p>RMB</text:p>
          </table:table-cell>
          <table:table-cell office:value-type="float" office:value="6056">
            <text:p>6056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8">
            <text:p>8</text:p>
          </table:table-cell>
          <table:table-cell office:value-type="float" office:value="95.4">
            <text:p>95.4</text:p>
          </table:table-cell>
          <table:table-cell table:formula="of:=175/[.D250]" office:value-type="float" office:value="1.83438155136268">
            <text:p>1.8343815514</text:p>
          </table:table-cell>
          <table:table-cell table:formula="of:=35-[.E250]" office:value-type="float" office:value="33.1656184486373">
            <text:p>33.1656184486</text:p>
          </table:table-cell>
          <table:table-cell office:value-type="string">
            <text:p>KU</text:p>
          </table:table-cell>
          <table:table-cell office:value-type="float" office:value="304937">
            <text:p>304937</text:p>
          </table:table-cell>
          <table:table-cell office:value-type="string">
            <text:p>RMB</text:p>
          </table:table-cell>
          <table:table-cell office:value-type="float" office:value="6058">
            <text:p>6058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8">
            <text:p>8</text:p>
          </table:table-cell>
          <table:table-cell office:value-type="float" office:value="353">
            <text:p>353</text:p>
          </table:table-cell>
          <table:table-cell table:formula="of:=175/[.D251]" office:value-type="float" office:value="0.495750708215297">
            <text:p>0.4957507082</text:p>
          </table:table-cell>
          <table:table-cell table:formula="of:=35-[.E251]" office:value-type="float" office:value="34.5042492917847">
            <text:p>34.5042492918</text:p>
          </table:table-cell>
          <table:table-cell office:value-type="string">
            <text:p>KU</text:p>
          </table:table-cell>
          <table:table-cell office:value-type="float" office:value="304938">
            <text:p>304938</text:p>
          </table:table-cell>
          <table:table-cell office:value-type="string">
            <text:p>RMB</text:p>
          </table:table-cell>
          <table:table-cell office:value-type="float" office:value="6059">
            <text:p>6059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 office:value-type="float" office:value="90.4">
            <text:p>90.4</text:p>
          </table:table-cell>
          <table:table-cell table:formula="of:=175/[.D252]" office:value-type="float" office:value="1.9358407079646">
            <text:p>1.935840708</text:p>
          </table:table-cell>
          <table:table-cell table:formula="of:=35-[.E252]" office:value-type="float" office:value="33.0641592920354">
            <text:p>33.064159292</text:p>
          </table:table-cell>
          <table:table-cell office:value-type="string">
            <text:p>KU</text:p>
          </table:table-cell>
          <table:table-cell office:value-type="float" office:value="304939">
            <text:p>304939</text:p>
          </table:table-cell>
          <table:table-cell office:value-type="string">
            <text:p>RMB</text:p>
          </table:table-cell>
          <table:table-cell office:value-type="float" office:value="6060">
            <text:p>6060</text:p>
          </table:table-cell>
          <table:table-cell office:value-type="string">
            <text:p>Gekko</text:p>
          </table:table-cell>
          <table:table-cell office:value-type="string">
            <text:p>rossi</text:p>
          </table:table-cell>
          <table:table-cell office:value-type="string">
            <text:p>Philippines</text:p>
          </table:table-cell>
          <table:table-cell office:value-type="string">
            <text:p>Calayan</text:p>
          </table:table-cell>
          <table:table-cell office:value-type="string">
            <text:p>Babuyan Island Group</text:p>
          </table:table-cell>
          <table:table-cell office:value-type="string">
            <text:p>Cagayan Valley Province; ; Barangay Magsidel, Sitio Longog</text:p>
          </table:table-cell>
          <table:table-cell office:value-type="float" office:value="19.331">
            <text:p>19.331</text:p>
          </table:table-cell>
          <table:table-cell office:value-type="float" office:value="121.439">
            <text:p>121.439</text:p>
          </table:table-cell>
          <table:table-cell office:value-type="string">
            <text:p>H-117-H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21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8">
            <text:p>8</text:p>
          </table:table-cell>
          <table:table-cell office:value-type="float" office:value="49.8">
            <text:p>49.8</text:p>
          </table:table-cell>
          <table:table-cell table:formula="of:=175/[.D253]" office:value-type="float" office:value="3.5140562248996">
            <text:p>3.5140562249</text:p>
          </table:table-cell>
          <table:table-cell table:formula="of:=35-[.E253]" office:value-type="float" office:value="31.4859437751004">
            <text:p>31.4859437751</text:p>
          </table:table-cell>
          <table:table-cell office:value-type="string">
            <text:p>KU</text:p>
          </table:table-cell>
          <table:table-cell office:value-type="float" office:value="307046">
            <text:p>307046</text:p>
          </table:table-cell>
          <table:table-cell office:value-type="string">
            <text:p>RMB</text:p>
          </table:table-cell>
          <table:table-cell office:value-type="float" office:value="6369">
            <text:p>6369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D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8">
            <text:p>8</text:p>
          </table:table-cell>
          <table:table-cell office:value-type="float" office:value="300">
            <text:p>300</text:p>
          </table:table-cell>
          <table:table-cell table:formula="of:=175/[.D254]" office:value-type="float" office:value="0.583333333333333">
            <text:p>0.5833333333</text:p>
          </table:table-cell>
          <table:table-cell table:formula="of:=35-[.E254]" office:value-type="float" office:value="34.4166666666667">
            <text:p>34.4166666667</text:p>
          </table:table-cell>
          <table:table-cell office:value-type="string">
            <text:p>KU</text:p>
          </table:table-cell>
          <table:table-cell office:value-type="float" office:value="307047">
            <text:p>307047</text:p>
          </table:table-cell>
          <table:table-cell office:value-type="string">
            <text:p>RMB</text:p>
          </table:table-cell>
          <table:table-cell office:value-type="float" office:value="6370">
            <text:p>6370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D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8">
            <text:p>8</text:p>
          </table:table-cell>
          <table:table-cell office:value-type="float" office:value="18.1">
            <text:p>18.1</text:p>
          </table:table-cell>
          <table:table-cell table:formula="of:=175/[.D255]" office:value-type="float" office:value="9.66850828729282">
            <text:p>9.6685082873</text:p>
          </table:table-cell>
          <table:table-cell table:formula="of:=35-[.E255]" office:value-type="float" office:value="25.3314917127072">
            <text:p>25.3314917127</text:p>
          </table:table-cell>
          <table:table-cell office:value-type="string">
            <text:p>KU</text:p>
          </table:table-cell>
          <table:table-cell office:value-type="float" office:value="307049">
            <text:p>307049</text:p>
          </table:table-cell>
          <table:table-cell office:value-type="string">
            <text:p>RMB</text:p>
          </table:table-cell>
          <table:table-cell office:value-type="float" office:value="6372">
            <text:p>6372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E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8">
            <text:p>8</text:p>
          </table:table-cell>
          <table:table-cell office:value-type="float" office:value="750">
            <text:p>750</text:p>
          </table:table-cell>
          <table:table-cell table:formula="of:=175/[.D256]" office:value-type="float" office:value="0.233333333333333">
            <text:p>0.2333333333</text:p>
          </table:table-cell>
          <table:table-cell table:formula="of:=35-[.E256]" office:value-type="float" office:value="34.7666666666667">
            <text:p>34.7666666667</text:p>
          </table:table-cell>
          <table:table-cell office:value-type="string">
            <text:p>KU</text:p>
          </table:table-cell>
          <table:table-cell office:value-type="float" office:value="307050">
            <text:p>307050</text:p>
          </table:table-cell>
          <table:table-cell office:value-type="string">
            <text:p>RMB</text:p>
          </table:table-cell>
          <table:table-cell office:value-type="float" office:value="6373">
            <text:p>6373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E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8">
            <text:p>8</text:p>
          </table:table-cell>
          <table:table-cell office:value-type="float" office:value="280">
            <text:p>280</text:p>
          </table:table-cell>
          <table:table-cell table:formula="of:=175/[.D257]" office:value-type="float" office:value="0.625">
            <text:p>0.625</text:p>
          </table:table-cell>
          <table:table-cell table:formula="of:=35-[.E257]" office:value-type="float" office:value="34.375">
            <text:p>34.375</text:p>
          </table:table-cell>
          <table:table-cell office:value-type="string">
            <text:p>KU</text:p>
          </table:table-cell>
          <table:table-cell office:value-type="float" office:value="307051">
            <text:p>307051</text:p>
          </table:table-cell>
          <table:table-cell office:value-type="string">
            <text:p>RMB</text:p>
          </table:table-cell>
          <table:table-cell office:value-type="float" office:value="6374">
            <text:p>6374</text:p>
          </table:table-cell>
          <table:table-cell office:value-type="string">
            <text:p>Gekko</text:p>
          </table:table-cell>
          <table:table-cell office:value-type="string">
            <text:p>sp. a</text:p>
          </table:table-cell>
          <table:table-cell office:value-type="string">
            <text:p>Philippines</text:p>
          </table:table-cell>
          <table:table-cell office:value-type="string">
            <text:p>Dalupiri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Nipa Creek</text:p>
          </table:table-cell>
          <table:table-cell office:value-type="float" office:value="19.102">
            <text:p>19.102</text:p>
          </table:table-cell>
          <table:table-cell office:value-type="float" office:value="121.223">
            <text:p>121.223</text:p>
          </table:table-cell>
          <table:table-cell office:value-type="string">
            <text:p>J-149-E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9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9">
            <text:p>9</text:p>
          </table:table-cell>
          <table:table-cell office:value-type="float" office:value="176">
            <text:p>176</text:p>
          </table:table-cell>
          <table:table-cell table:formula="of:=175/[.D258]" office:value-type="float" office:value="0.994318181818182">
            <text:p>0.9943181818</text:p>
          </table:table-cell>
          <table:table-cell table:formula="of:=35-[.E258]" office:value-type="float" office:value="34.0056818181818">
            <text:p>34.0056818182</text:p>
          </table:table-cell>
          <table:table-cell office:value-type="string">
            <text:p>KU</text:p>
          </table:table-cell>
          <table:table-cell office:value-type="float" office:value="304608">
            <text:p>304608</text:p>
          </table:table-cell>
          <table:table-cell office:value-type="string">
            <text:p>RMB</text:p>
          </table:table-cell>
          <table:table-cell office:value-type="float" office:value="5728">
            <text:p>5728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8-G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9">
            <text:p>9</text:p>
          </table:table-cell>
          <table:table-cell office:value-type="float" office:value="19.3">
            <text:p>19.3</text:p>
          </table:table-cell>
          <table:table-cell table:formula="of:=175/[.D259]" office:value-type="float" office:value="9.06735751295337">
            <text:p>9.067357513</text:p>
          </table:table-cell>
          <table:table-cell table:formula="of:=35-[.E259]" office:value-type="float" office:value="25.9326424870466">
            <text:p>25.932642487</text:p>
          </table:table-cell>
          <table:table-cell office:value-type="string">
            <text:p>KU</text:p>
          </table:table-cell>
          <table:table-cell office:value-type="float" office:value="304609">
            <text:p>304609</text:p>
          </table:table-cell>
          <table:table-cell office:value-type="string">
            <text:p>RMB</text:p>
          </table:table-cell>
          <table:table-cell office:value-type="float" office:value="5729">
            <text:p>5729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8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9">
            <text:p>9</text:p>
          </table:table-cell>
          <table:table-cell office:value-type="float" office:value="264">
            <text:p>264</text:p>
          </table:table-cell>
          <table:table-cell table:formula="of:=175/[.D260]" office:value-type="float" office:value="0.662878787878788">
            <text:p>0.6628787879</text:p>
          </table:table-cell>
          <table:table-cell table:formula="of:=35-[.E260]" office:value-type="float" office:value="34.3371212121212">
            <text:p>34.3371212121</text:p>
          </table:table-cell>
          <table:table-cell office:value-type="string">
            <text:p>KU</text:p>
          </table:table-cell>
          <table:table-cell office:value-type="float" office:value="304610">
            <text:p>304610</text:p>
          </table:table-cell>
          <table:table-cell office:value-type="string">
            <text:p>RMB</text:p>
          </table:table-cell>
          <table:table-cell office:value-type="float" office:value="5730">
            <text:p>5730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8-G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6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9">
            <text:p>9</text:p>
          </table:table-cell>
          <table:table-cell office:value-type="float" office:value="102">
            <text:p>102</text:p>
          </table:table-cell>
          <table:table-cell table:formula="of:=175/[.D261]" office:value-type="float" office:value="1.7156862745098">
            <text:p>1.7156862745</text:p>
          </table:table-cell>
          <table:table-cell table:formula="of:=35-[.E261]" office:value-type="float" office:value="33.2843137254902">
            <text:p>33.2843137255</text:p>
          </table:table-cell>
          <table:table-cell office:value-type="string">
            <text:p>KU</text:p>
          </table:table-cell>
          <table:table-cell office:value-type="float" office:value="304617">
            <text:p>304617</text:p>
          </table:table-cell>
          <table:table-cell office:value-type="string">
            <text:p>RMB</text:p>
          </table:table-cell>
          <table:table-cell office:value-type="float" office:value="5737">
            <text:p>5737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8-H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7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9">
            <text:p>9</text:p>
          </table:table-cell>
          <table:table-cell office:value-type="float" office:value="365">
            <text:p>365</text:p>
          </table:table-cell>
          <table:table-cell table:formula="of:=175/[.D262]" office:value-type="float" office:value="0.479452054794521">
            <text:p>0.4794520548</text:p>
          </table:table-cell>
          <table:table-cell table:formula="of:=35-[.E262]" office:value-type="float" office:value="34.5205479452055">
            <text:p>34.5205479452</text:p>
          </table:table-cell>
          <table:table-cell office:value-type="string">
            <text:p>KU</text:p>
          </table:table-cell>
          <table:table-cell office:value-type="float" office:value="304673">
            <text:p>304673</text:p>
          </table:table-cell>
          <table:table-cell office:value-type="string">
            <text:p>RMB</text:p>
          </table:table-cell>
          <table:table-cell office:value-type="float" office:value="5793">
            <text:p>5793</text:p>
          </table:table-cell>
          <table:table-cell office:value-type="string">
            <text:p>Gekko</text:p>
          </table:table-cell>
          <table:table-cell office:value-type="string">
            <text:p>sp. b</text:p>
          </table:table-cell>
          <table:table-cell office:value-type="string">
            <text:p>Philippines</text:p>
          </table:table-cell>
          <table:table-cell office:value-type="string">
            <text:p>Camiguin Norte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latabat, Local Name "Limandok"</text:p>
          </table:table-cell>
          <table:table-cell office:value-type="float" office:value="18.92927">
            <text:p>18.92927</text:p>
          </table:table-cell>
          <table:table-cell office:value-type="float" office:value="121.89881">
            <text:p>121.89881</text:p>
          </table:table-cell>
          <table:table-cell office:value-type="string">
            <text:p>H-109-F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08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9">
            <text:p>9</text:p>
          </table:table-cell>
          <table:table-cell office:value-type="float" office:value="12.4">
            <text:p>12.4</text:p>
          </table:table-cell>
          <table:table-cell table:formula="of:=175/[.D263]" office:value-type="float" office:value="14.1129032258065">
            <text:p>14.1129032258</text:p>
          </table:table-cell>
          <table:table-cell table:formula="of:=35-[.E263]" office:value-type="float" office:value="20.8870967741935">
            <text:p>20.8870967742</text:p>
          </table:table-cell>
          <table:table-cell office:value-type="string">
            <text:p>KU</text:p>
          </table:table-cell>
          <table:table-cell office:value-type="float" office:value="325831">
            <text:p>325831</text:p>
          </table:table-cell>
          <table:table-cell office:value-type="string">
            <text:p>RMB</text:p>
          </table:table-cell>
          <table:table-cell office:value-type="float" office:value="13551">
            <text:p>13551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E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6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9">
            <text:p>9</text:p>
          </table:table-cell>
          <table:table-cell office:value-type="float" office:value="341">
            <text:p>341</text:p>
          </table:table-cell>
          <table:table-cell table:formula="of:=175/[.D264]" office:value-type="float" office:value="0.513196480938416">
            <text:p>0.5131964809</text:p>
          </table:table-cell>
          <table:table-cell table:formula="of:=35-[.E264]" office:value-type="float" office:value="34.4868035190616">
            <text:p>34.4868035191</text:p>
          </table:table-cell>
          <table:table-cell office:value-type="string">
            <text:p>KU</text:p>
          </table:table-cell>
          <table:table-cell office:value-type="float" office:value="325832">
            <text:p>325832</text:p>
          </table:table-cell>
          <table:table-cell office:value-type="string">
            <text:p>RMB</text:p>
          </table:table-cell>
          <table:table-cell office:value-type="float" office:value="13552">
            <text:p>13552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E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6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9">
            <text:p>9</text:p>
          </table:table-cell>
          <table:table-cell office:value-type="float" office:value="27">
            <text:p>27</text:p>
          </table:table-cell>
          <table:table-cell table:formula="of:=175/[.D265]" office:value-type="float" office:value="6.48148148148148">
            <text:p>6.4814814815</text:p>
          </table:table-cell>
          <table:table-cell table:formula="of:=35-[.E265]" office:value-type="float" office:value="28.5185185185185">
            <text:p>28.5185185185</text:p>
          </table:table-cell>
          <table:table-cell office:value-type="string">
            <text:p>KU</text:p>
          </table:table-cell>
          <table:table-cell office:value-type="float" office:value="325833">
            <text:p>325833</text:p>
          </table:table-cell>
          <table:table-cell office:value-type="string">
            <text:p>RMB</text:p>
          </table:table-cell>
          <table:table-cell office:value-type="float" office:value="13553">
            <text:p>13553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E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6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10">
            <text:p>10</text:p>
          </table:table-cell>
          <table:table-cell office:value-type="float" office:value="15.4">
            <text:p>15.4</text:p>
          </table:table-cell>
          <table:table-cell table:formula="of:=175/[.D266]" office:value-type="float" office:value="11.3636363636364">
            <text:p>11.3636363636</text:p>
          </table:table-cell>
          <table:table-cell table:formula="of:=35-[.E266]" office:value-type="float" office:value="23.6363636363636">
            <text:p>23.6363636364</text:p>
          </table:table-cell>
          <table:table-cell office:value-type="string">
            <text:p>KU</text:p>
          </table:table-cell>
          <table:table-cell office:value-type="float" office:value="325836">
            <text:p>325836</text:p>
          </table:table-cell>
          <table:table-cell office:value-type="string">
            <text:p>RMB</text:p>
          </table:table-cell>
          <table:table-cell office:value-type="float" office:value="13579">
            <text:p>13579</text:p>
          </table:table-cell>
          <table:table-cell office:value-type="string">
            <text:p>Hemidactylus</text:p>
          </table:table-cell>
          <table:table-cell office:value-type="string">
            <text:p>frenatus</text:p>
          </table:table-cell>
          <table:table-cell office:value-type="string">
            <text:p>Philippines</text:p>
          </table:table-cell>
          <table:table-cell table:number-columns-repeated="2" office:value-type="string">
            <text:p>Luzon</text:p>
          </table:table-cell>
          <table:table-cell office:value-type="string">
            <text:p>Nueva Vizcaya Province; Municipality of Quezon; Barangay Maddiangat, in and around barangay proper</text:p>
          </table:table-cell>
          <table:table-cell office:value-type="float" office:value="16.497">
            <text:p>16.497</text:p>
          </table:table-cell>
          <table:table-cell office:value-type="float" office:value="121.209">
            <text:p>121.209</text:p>
          </table:table-cell>
          <table:table-cell office:value-type="string">
            <text:p>Y-369-H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10-01-1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10">
            <text:p>10</text:p>
          </table:table-cell>
          <table:table-cell office:value-type="float" office:value="183">
            <text:p>183</text:p>
          </table:table-cell>
          <table:table-cell table:formula="of:=175/[.D267]" office:value-type="float" office:value="0.956284153005464">
            <text:p>0.956284153</text:p>
          </table:table-cell>
          <table:table-cell table:formula="of:=35-[.E267]" office:value-type="float" office:value="34.0437158469945">
            <text:p>34.043715847</text:p>
          </table:table-cell>
          <table:table-cell office:value-type="string">
            <text:p>KU</text:p>
          </table:table-cell>
          <table:table-cell office:value-type="float" office:value="314003">
            <text:p>314003</text:p>
          </table:table-cell>
          <table:table-cell office:value-type="string">
            <text:p>RMB</text:p>
          </table:table-cell>
          <table:table-cell office:value-type="float" office:value="9528">
            <text:p>9528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2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10">
            <text:p>10</text:p>
          </table:table-cell>
          <table:table-cell office:value-type="float" office:value="323">
            <text:p>323</text:p>
          </table:table-cell>
          <table:table-cell table:formula="of:=175/[.D268]" office:value-type="float" office:value="0.541795665634675">
            <text:p>0.5417956656</text:p>
          </table:table-cell>
          <table:table-cell table:formula="of:=35-[.E268]" office:value-type="float" office:value="34.4582043343653">
            <text:p>34.4582043344</text:p>
          </table:table-cell>
          <table:table-cell office:value-type="string">
            <text:p>KU</text:p>
          </table:table-cell>
          <table:table-cell office:value-type="float" office:value="314004">
            <text:p>314004</text:p>
          </table:table-cell>
          <table:table-cell office:value-type="string">
            <text:p>RMB</text:p>
          </table:table-cell>
          <table:table-cell office:value-type="float" office:value="9529">
            <text:p>9529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10">
            <text:p>10</text:p>
          </table:table-cell>
          <table:table-cell office:value-type="float" office:value="75.6">
            <text:p>75.6</text:p>
          </table:table-cell>
          <table:table-cell table:formula="of:=175/[.D269]" office:value-type="float" office:value="2.31481481481481">
            <text:p>2.3148148148</text:p>
          </table:table-cell>
          <table:table-cell table:formula="of:=35-[.E269]" office:value-type="float" office:value="32.6851851851852">
            <text:p>32.6851851852</text:p>
          </table:table-cell>
          <table:table-cell office:value-type="string">
            <text:p>KU</text:p>
          </table:table-cell>
          <table:table-cell office:value-type="float" office:value="314005">
            <text:p>314005</text:p>
          </table:table-cell>
          <table:table-cell office:value-type="string">
            <text:p>RMB</text:p>
          </table:table-cell>
          <table:table-cell office:value-type="float" office:value="9530">
            <text:p>9530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4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10">
            <text:p>10</text:p>
          </table:table-cell>
          <table:table-cell office:value-type="float" office:value="168">
            <text:p>168</text:p>
          </table:table-cell>
          <table:table-cell table:formula="of:=175/[.D270]" office:value-type="float" office:value="1.04166666666667">
            <text:p>1.0416666667</text:p>
          </table:table-cell>
          <table:table-cell table:formula="of:=35-[.E270]" office:value-type="float" office:value="33.9583333333333">
            <text:p>33.9583333333</text:p>
          </table:table-cell>
          <table:table-cell office:value-type="string">
            <text:p>KU</text:p>
          </table:table-cell>
          <table:table-cell office:value-type="float" office:value="314006">
            <text:p>314006</text:p>
          </table:table-cell>
          <table:table-cell office:value-type="string">
            <text:p>RMB</text:p>
          </table:table-cell>
          <table:table-cell office:value-type="float" office:value="9531">
            <text:p>9531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10">
            <text:p>10</text:p>
          </table:table-cell>
          <table:table-cell office:value-type="float" office:value="351">
            <text:p>351</text:p>
          </table:table-cell>
          <table:table-cell table:formula="of:=175/[.D271]" office:value-type="float" office:value="0.498575498575499">
            <text:p>0.4985754986</text:p>
          </table:table-cell>
          <table:table-cell table:formula="of:=35-[.E271]" office:value-type="float" office:value="34.5014245014245">
            <text:p>34.5014245014</text:p>
          </table:table-cell>
          <table:table-cell office:value-type="string">
            <text:p>KU</text:p>
          </table:table-cell>
          <table:table-cell office:value-type="float" office:value="314008">
            <text:p>314008</text:p>
          </table:table-cell>
          <table:table-cell office:value-type="string">
            <text:p>RMB</text:p>
          </table:table-cell>
          <table:table-cell office:value-type="float" office:value="9533">
            <text:p>9533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Batan</text:p>
          </table:table-cell>
          <table:table-cell office:value-type="string">
            <text:p>Batanes</text:p>
          </table:table-cell>
          <table:table-cell office:value-type="string">
            <text:p>Batanes Province; Municipality of Basco; Barangay San Antonio, Sitio Chadpidan</text:p>
          </table:table-cell>
          <table:table-cell office:value-type="float" office:value="20.47">
            <text:p>20.47</text:p>
          </table:table-cell>
          <table:table-cell office:value-type="float" office:value="-121.991">
            <text:p>-121.991</text:p>
          </table:table-cell>
          <table:table-cell office:value-type="string">
            <text:p>T-287-C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5-31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10">
            <text:p>10</text:p>
          </table:table-cell>
          <table:table-cell office:value-type="float" office:value="36.5">
            <text:p>36.5</text:p>
          </table:table-cell>
          <table:table-cell table:formula="of:=175/[.D272]" office:value-type="float" office:value="4.79452054794521">
            <text:p>4.7945205479</text:p>
          </table:table-cell>
          <table:table-cell table:formula="of:=35-[.E272]" office:value-type="float" office:value="30.2054794520548">
            <text:p>30.2054794521</text:p>
          </table:table-cell>
          <table:table-cell office:value-type="string">
            <text:p>KU</text:p>
          </table:table-cell>
          <table:table-cell office:value-type="float" office:value="314012">
            <text:p>314012</text:p>
          </table:table-cell>
          <table:table-cell office:value-type="string">
            <text:p>RMB</text:p>
          </table:table-cell>
          <table:table-cell office:value-type="float" office:value="9567">
            <text:p>9567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G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10">
            <text:p>10</text:p>
          </table:table-cell>
          <table:table-cell office:value-type="float" office:value="88.7">
            <text:p>88.7</text:p>
          </table:table-cell>
          <table:table-cell table:formula="of:=175/[.D273]" office:value-type="float" office:value="1.97294250281849">
            <text:p>1.9729425028</text:p>
          </table:table-cell>
          <table:table-cell table:formula="of:=35-[.E273]" office:value-type="float" office:value="33.0270574971815">
            <text:p>33.0270574972</text:p>
          </table:table-cell>
          <table:table-cell office:value-type="string">
            <text:p>KU</text:p>
          </table:table-cell>
          <table:table-cell office:value-type="float" office:value="314013">
            <text:p>314013</text:p>
          </table:table-cell>
          <table:table-cell office:value-type="string">
            <text:p>RMB</text:p>
          </table:table-cell>
          <table:table-cell office:value-type="float" office:value="9568">
            <text:p>9568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G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11">
            <text:p>11</text:p>
          </table:table-cell>
          <table:table-cell office:value-type="float" office:value="358">
            <text:p>358</text:p>
          </table:table-cell>
          <table:table-cell table:formula="of:=175/[.D274]" office:value-type="float" office:value="0.488826815642458">
            <text:p>0.4888268156</text:p>
          </table:table-cell>
          <table:table-cell table:formula="of:=35-[.E274]" office:value-type="float" office:value="34.5111731843575">
            <text:p>34.5111731844</text:p>
          </table:table-cell>
          <table:table-cell office:value-type="string">
            <text:p>KU</text:p>
          </table:table-cell>
          <table:table-cell office:value-type="float" office:value="314015">
            <text:p>314015</text:p>
          </table:table-cell>
          <table:table-cell office:value-type="string">
            <text:p>RMB</text:p>
          </table:table-cell>
          <table:table-cell office:value-type="float" office:value="9570">
            <text:p>9570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G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office:value-type="float" office:value="11">
            <text:p>11</text:p>
          </table:table-cell>
          <table:table-cell office:value-type="float" office:value="26.8">
            <text:p>26.8</text:p>
          </table:table-cell>
          <table:table-cell table:formula="of:=175/[.D275]" office:value-type="float" office:value="6.52985074626866">
            <text:p>6.5298507463</text:p>
          </table:table-cell>
          <table:table-cell table:formula="of:=35-[.E275]" office:value-type="float" office:value="28.4701492537313">
            <text:p>28.4701492537</text:p>
          </table:table-cell>
          <table:table-cell office:value-type="string">
            <text:p>KU</text:p>
          </table:table-cell>
          <table:table-cell office:value-type="float" office:value="314018">
            <text:p>314018</text:p>
          </table:table-cell>
          <table:table-cell office:value-type="string">
            <text:p>RMB</text:p>
          </table:table-cell>
          <table:table-cell office:value-type="float" office:value="9574">
            <text:p>9574</text:p>
          </table:table-cell>
          <table:table-cell office:value-type="string">
            <text:p>Lepidodactylus</text:p>
          </table:table-cell>
          <table:table-cell office:value-type="string">
            <text:p>balioburius</text:p>
          </table:table-cell>
          <table:table-cell office:value-type="string">
            <text:p>Philippines</text:p>
          </table:table-cell>
          <table:table-cell office:value-type="string">
            <text:p>Sabtang</text:p>
          </table:table-cell>
          <table:table-cell office:value-type="string">
            <text:p>Batanes</text:p>
          </table:table-cell>
          <table:table-cell office:value-type="string">
            <text:p>Batanes Province; Municipality of Sabtang; Barangay Chavayan</text:p>
          </table:table-cell>
          <table:table-cell table:number-columns-repeated="2"/>
          <table:table-cell office:value-type="string">
            <text:p>T-287-H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8-06-07</text:p>
          </table:table-cell>
          <table:table-cell office:value-type="string">
            <text:p>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11">
            <text:p>11</text:p>
          </table:table-cell>
          <table:table-cell office:value-type="float" office:value="305">
            <text:p>305</text:p>
          </table:table-cell>
          <table:table-cell table:formula="of:=175/[.D276]" office:value-type="float" office:value="0.573770491803279">
            <text:p>0.5737704918</text:p>
          </table:table-cell>
          <table:table-cell table:formula="of:=35-[.E276]" office:value-type="float" office:value="34.4262295081967">
            <text:p>34.4262295082</text:p>
          </table:table-cell>
          <table:table-cell office:value-type="string">
            <text:p>KU</text:p>
          </table:table-cell>
          <table:table-cell office:value-type="float" office:value="304824">
            <text:p>304824</text:p>
          </table:table-cell>
          <table:table-cell office:value-type="string">
            <text:p>RMB</text:p>
          </table:table-cell>
          <table:table-cell office:value-type="float" office:value="5945">
            <text:p>5945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E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11">
            <text:p>11</text:p>
          </table:table-cell>
          <table:table-cell office:value-type="float" office:value="168">
            <text:p>168</text:p>
          </table:table-cell>
          <table:table-cell table:formula="of:=175/[.D277]" office:value-type="float" office:value="1.04166666666667">
            <text:p>1.0416666667</text:p>
          </table:table-cell>
          <table:table-cell table:formula="of:=35-[.E277]" office:value-type="float" office:value="33.9583333333333">
            <text:p>33.9583333333</text:p>
          </table:table-cell>
          <table:table-cell office:value-type="string">
            <text:p>KU</text:p>
          </table:table-cell>
          <table:table-cell office:value-type="float" office:value="304828">
            <text:p>304828</text:p>
          </table:table-cell>
          <table:table-cell office:value-type="string">
            <text:p>RMB</text:p>
          </table:table-cell>
          <table:table-cell office:value-type="float" office:value="5949">
            <text:p>5949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11">
            <text:p>11</text:p>
          </table:table-cell>
          <table:table-cell office:value-type="float" office:value="158">
            <text:p>158</text:p>
          </table:table-cell>
          <table:table-cell table:formula="of:=175/[.D278]" office:value-type="float" office:value="1.10759493670886">
            <text:p>1.1075949367</text:p>
          </table:table-cell>
          <table:table-cell table:formula="of:=35-[.E278]" office:value-type="float" office:value="33.8924050632911">
            <text:p>33.8924050633</text:p>
          </table:table-cell>
          <table:table-cell office:value-type="string">
            <text:p>KU</text:p>
          </table:table-cell>
          <table:table-cell office:value-type="float" office:value="304834">
            <text:p>304834</text:p>
          </table:table-cell>
          <table:table-cell office:value-type="string">
            <text:p>RMB</text:p>
          </table:table-cell>
          <table:table-cell office:value-type="float" office:value="5955">
            <text:p>5955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F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3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11">
            <text:p>11</text:p>
          </table:table-cell>
          <table:table-cell office:value-type="float" office:value="261">
            <text:p>261</text:p>
          </table:table-cell>
          <table:table-cell table:formula="of:=175/[.D279]" office:value-type="float" office:value="0.670498084291188">
            <text:p>0.6704980843</text:p>
          </table:table-cell>
          <table:table-cell table:formula="of:=35-[.E279]" office:value-type="float" office:value="34.3295019157088">
            <text:p>34.3295019157</text:p>
          </table:table-cell>
          <table:table-cell office:value-type="string">
            <text:p>KU</text:p>
          </table:table-cell>
          <table:table-cell office:value-type="float" office:value="304846">
            <text:p>304846</text:p>
          </table:table-cell>
          <table:table-cell office:value-type="string">
            <text:p>RMB</text:p>
          </table:table-cell>
          <table:table-cell office:value-type="float" office:value="5967">
            <text:p>5967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1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11">
            <text:p>11</text:p>
          </table:table-cell>
          <table:table-cell office:value-type="float" office:value="42.2">
            <text:p>42.2</text:p>
          </table:table-cell>
          <table:table-cell table:formula="of:=175/[.D280]" office:value-type="float" office:value="4.14691943127962">
            <text:p>4.1469194313</text:p>
          </table:table-cell>
          <table:table-cell table:formula="of:=35-[.E280]" office:value-type="float" office:value="30.8530805687204">
            <text:p>30.8530805687</text:p>
          </table:table-cell>
          <table:table-cell office:value-type="string">
            <text:p>KU</text:p>
          </table:table-cell>
          <table:table-cell office:value-type="float" office:value="304850">
            <text:p>304850</text:p>
          </table:table-cell>
          <table:table-cell office:value-type="string">
            <text:p>RMB</text:p>
          </table:table-cell>
          <table:table-cell office:value-type="float" office:value="5971">
            <text:p>5971</text:p>
          </table:table-cell>
          <table:table-cell office:value-type="string">
            <text:p>Luperosaurus</text:p>
          </table:table-cell>
          <table:table-cell office:value-type="string">
            <text:p>macgregori</text:p>
          </table:table-cell>
          <table:table-cell office:value-type="string">
            <text:p>Philippines</text:p>
          </table:table-cell>
          <table:table-cell office:value-type="string">
            <text:p>Babuyan Claro</text:p>
          </table:table-cell>
          <table:table-cell office:value-type="string">
            <text:p>Babuyan Island Group</text:p>
          </table:table-cell>
          <table:table-cell office:value-type="string">
            <text:p>Cagayan Province; Municipality of Calayan; Barangay Babuyan Claro</text:p>
          </table:table-cell>
          <table:table-cell table:number-columns-repeated="2"/>
          <table:table-cell office:value-type="string">
            <text:p>H-111-H5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3-1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11">
            <text:p>11</text:p>
          </table:table-cell>
          <table:table-cell office:value-type="float" office:value="17.7">
            <text:p>17.7</text:p>
          </table:table-cell>
          <table:table-cell table:formula="of:=175/[.D281]" office:value-type="float" office:value="9.88700564971751">
            <text:p>9.8870056497</text:p>
          </table:table-cell>
          <table:table-cell table:formula="of:=35-[.E281]" office:value-type="float" office:value="25.1129943502825">
            <text:p>25.1129943503</text:p>
          </table:table-cell>
          <table:table-cell office:value-type="string">
            <text:p>KU</text:p>
          </table:table-cell>
          <table:table-cell office:value-type="float" office:value="307641">
            <text:p>307641</text:p>
          </table:table-cell>
          <table:table-cell office:value-type="string">
            <text:p>RMB</text:p>
          </table:table-cell>
          <table:table-cell office:value-type="float" office:value="6314">
            <text:p>6314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3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A</text:p>
          </table:table-cell>
          <table:table-cell office:value-type="float" office:value="12">
            <text:p>12</text:p>
          </table:table-cell>
          <table:table-cell office:value-type="float" office:value="14.7">
            <text:p>14.7</text:p>
          </table:table-cell>
          <table:table-cell table:formula="of:=175/[.D282]" office:value-type="float" office:value="11.9047619047619">
            <text:p>11.9047619048</text:p>
          </table:table-cell>
          <table:table-cell table:formula="of:=35-[.E282]" office:value-type="float" office:value="23.0952380952381">
            <text:p>23.0952380952</text:p>
          </table:table-cell>
          <table:table-cell office:value-type="string">
            <text:p>KU</text:p>
          </table:table-cell>
          <table:table-cell office:value-type="float" office:value="307644">
            <text:p>307644</text:p>
          </table:table-cell>
          <table:table-cell office:value-type="string">
            <text:p>RMB</text:p>
          </table:table-cell>
          <table:table-cell office:value-type="float" office:value="6317">
            <text:p>6317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6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B</text:p>
          </table:table-cell>
          <table:table-cell table:number-columns-repeated="2" office:value-type="float" office:value="12">
            <text:p>12</text:p>
          </table:table-cell>
          <table:table-cell table:formula="of:=175/[.D283]" office:value-type="float" office:value="14.5833333333333">
            <text:p>14.5833333333</text:p>
          </table:table-cell>
          <table:table-cell table:formula="of:=35-[.E283]" office:value-type="float" office:value="20.4166666666667">
            <text:p>20.4166666667</text:p>
          </table:table-cell>
          <table:table-cell office:value-type="string">
            <text:p>KU</text:p>
          </table:table-cell>
          <table:table-cell office:value-type="float" office:value="307645">
            <text:p>307645</text:p>
          </table:table-cell>
          <table:table-cell office:value-type="string">
            <text:p>RMB</text:p>
          </table:table-cell>
          <table:table-cell office:value-type="float" office:value="6318">
            <text:p>6318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7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C</text:p>
          </table:table-cell>
          <table:table-cell office:value-type="float" office:value="12">
            <text:p>12</text:p>
          </table:table-cell>
          <table:table-cell office:value-type="float" office:value="15">
            <text:p>15</text:p>
          </table:table-cell>
          <table:table-cell table:formula="of:=175/[.D284]" office:value-type="float" office:value="11.6666666666667">
            <text:p>11.6666666667</text:p>
          </table:table-cell>
          <table:table-cell table:formula="of:=35-[.E284]" office:value-type="float" office:value="23.3333333333333">
            <text:p>23.3333333333</text:p>
          </table:table-cell>
          <table:table-cell office:value-type="string">
            <text:p>KU</text:p>
          </table:table-cell>
          <table:table-cell office:value-type="float" office:value="307646">
            <text:p>307646</text:p>
          </table:table-cell>
          <table:table-cell office:value-type="string">
            <text:p>RMB</text:p>
          </table:table-cell>
          <table:table-cell office:value-type="float" office:value="6319">
            <text:p>6319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8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D</text:p>
          </table:table-cell>
          <table:table-cell office:value-type="float" office:value="12">
            <text:p>12</text:p>
          </table:table-cell>
          <table:table-cell office:value-type="float" office:value="200">
            <text:p>200</text:p>
          </table:table-cell>
          <table:table-cell table:formula="of:=175/[.D285]" office:value-type="float" office:value="0.875">
            <text:p>0.875</text:p>
          </table:table-cell>
          <table:table-cell table:formula="of:=35-[.E285]" office:value-type="float" office:value="34.125">
            <text:p>34.125</text:p>
          </table:table-cell>
          <table:table-cell office:value-type="string">
            <text:p>KU</text:p>
          </table:table-cell>
          <table:table-cell office:value-type="float" office:value="307647">
            <text:p>307647</text:p>
          </table:table-cell>
          <table:table-cell office:value-type="string">
            <text:p>RMB</text:p>
          </table:table-cell>
          <table:table-cell office:value-type="float" office:value="6320">
            <text:p>6320</text:p>
          </table:table-cell>
          <table:table-cell office:value-type="string">
            <text:p>Pseudogekko</text:p>
          </table:table-cell>
          <table:table-cell office:value-type="string">
            <text:p>smaragdinus</text:p>
          </table:table-cell>
          <table:table-cell office:value-type="string">
            <text:p>Philippines</text:p>
          </table:table-cell>
          <table:table-cell office:value-type="string">
            <text:p>Polillo</text:p>
          </table:table-cell>
          <table:table-cell office:value-type="string">
            <text:p>Luzon</text:p>
          </table:table-cell>
          <table:table-cell office:value-type="string">
            <text:p>Quezon Province; Municipality of Polillo; Barangay Salipsip, Sitio Kapilijan</text:p>
          </table:table-cell>
          <table:table-cell office:value-type="float" office:value="14.8447333">
            <text:p>14.8447333</text:p>
          </table:table-cell>
          <table:table-cell office:value-type="float" office:value="121.9193">
            <text:p>121.9193</text:p>
          </table:table-cell>
          <table:table-cell office:value-type="string">
            <text:p>I-135-69</text:p>
          </table:table-cell>
          <table:table-cell table:style-name="ce1" office:value-type="string">
            <text:p>False</text:p>
          </table:table-cell>
          <table:table-cell table:style-name="ce1" office:value-type="string">
            <text:p>2006-07-24</text:p>
          </table:table-cell>
          <table:table-cell office:value-type="string">
            <text:p>ku_freezer.txt/ku_gekkonid_tissues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E</text:p>
          </table:table-cell>
          <table:table-cell office:value-type="float" office:value="12">
            <text:p>12</text:p>
          </table:table-cell>
          <table:table-cell office:value-type="float" office:value="89.2">
            <text:p>89.2</text:p>
          </table:table-cell>
          <table:table-cell table:formula="of:=175/[.D286]" office:value-type="float" office:value="1.96188340807175">
            <text:p>1.9618834081</text:p>
          </table:table-cell>
          <table:table-cell table:formula="of:=35-[.E286]" office:value-type="float" office:value="33.0381165919283">
            <text:p>33.0381165919</text:p>
          </table:table-cell>
          <table:table-cell office:value-type="string">
            <text:p>LSUHC</text:p>
          </table:table-cell>
          <table:table-cell office:value-type="float" office:value="5042">
            <text:p>5042</text:p>
          </table:table-cell>
          <table:table-cell office:value-type="string">
            <text:p>LSUHC</text:p>
          </table:table-cell>
          <table:table-cell office:value-type="float" office:value="5042">
            <text:p>5042</text:p>
          </table:table-cell>
          <table:table-cell office:value-type="string">
            <text:p>Ptychozoon</text:p>
          </table:table-cell>
          <table:table-cell office:value-type="string">
            <text:p>kuhli</text:p>
          </table:table-cell>
          <table:table-cell office:value-type="string">
            <text:p>Malaysia</text:p>
          </table:table-cell>
          <table:table-cell office:value-type="string">
            <text:p>Pulau Tioman</text:p>
          </table:table-cell>
          <table:table-cell/>
          <table:table-cell office:value-type="string">
            <text:p>West Malaysia, Pahang, Pulau Tioman, Sungai Mentawak</text:p>
          </table:table-cell>
          <table:table-cell table:number-columns-repeated="2"/>
          <table:table-cell office:value-type="string">
            <text:p>B-24-Non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F</text:p>
          </table:table-cell>
          <table:table-cell office:value-type="float" office:value="12">
            <text:p>12</text:p>
          </table:table-cell>
          <table:table-cell office:value-type="float" office:value="28.4">
            <text:p>28.4</text:p>
          </table:table-cell>
          <table:table-cell table:formula="of:=175/[.D287]" office:value-type="float" office:value="6.16197183098592">
            <text:p>6.161971831</text:p>
          </table:table-cell>
          <table:table-cell table:formula="of:=35-[.E287]" office:value-type="float" office:value="28.8380281690141">
            <text:p>28.838028169</text:p>
          </table:table-cell>
          <table:table-cell table:number-columns-repeated="2"/>
          <table:table-cell office:value-type="string">
            <text:p>NOSERIES</text:p>
          </table:table-cell>
          <table:table-cell office:value-type="float" office:value="3835">
            <text:p>3835</text:p>
          </table:table-cell>
          <table:table-cell office:value-type="string">
            <text:p>Ptychozoon</text:p>
          </table:table-cell>
          <table:table-cell office:value-type="string">
            <text:p>kuhli</text:p>
          </table:table-cell>
          <table:table-cell office:value-type="string">
            <text:p>Malaysia</text:p>
          </table:table-cell>
          <table:table-cell office:value-type="string">
            <text:p>Pulau Tioman</text:p>
          </table:table-cell>
          <table:table-cell/>
          <table:table-cell office:value-type="string">
            <text:p>West Malaysia, Pahang, Pulau Tioman, Tekek-Juara Trail</text:p>
          </table:table-cell>
          <table:table-cell table:number-columns-repeated="2"/>
          <table:table-cell office:value-type="string">
            <text:p>D-54-LOOS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G</text:p>
          </table:table-cell>
          <table:table-cell office:value-type="float" office:value="12">
            <text:p>12</text:p>
          </table:table-cell>
          <table:table-cell office:value-type="float" office:value="186">
            <text:p>186</text:p>
          </table:table-cell>
          <table:table-cell table:formula="of:=175/[.D288]" office:value-type="float" office:value="0.940860215053763">
            <text:p>0.9408602151</text:p>
          </table:table-cell>
          <table:table-cell table:formula="of:=35-[.E288]" office:value-type="float" office:value="34.0591397849462">
            <text:p>34.0591397849</text:p>
          </table:table-cell>
          <table:table-cell table:number-columns-repeated="2"/>
          <table:table-cell office:value-type="string">
            <text:p>NOSERIES</text:p>
          </table:table-cell>
          <table:table-cell office:value-type="float" office:value="4679">
            <text:p>4679</text:p>
          </table:table-cell>
          <table:table-cell office:value-type="string">
            <text:p>Ptychozoon</text:p>
          </table:table-cell>
          <table:table-cell office:value-type="string">
            <text:p>kuhli</text:p>
          </table:table-cell>
          <table:table-cell office:value-type="string">
            <text:p>Malaysia</text:p>
          </table:table-cell>
          <table:table-cell office:value-type="string">
            <text:p>Pulau Tioman</text:p>
          </table:table-cell>
          <table:table-cell/>
          <table:table-cell office:value-type="string">
            <text:p>West Malaysia, Pahang, Pulau Tioman, Tekek-Juara Trail</text:p>
          </table:table-cell>
          <table:table-cell table:number-columns-repeated="2"/>
          <table:table-cell office:value-type="string">
            <text:p>D-54-LOOS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1">
          <table:table-cell office:value-type="string">
            <text:p>III</text:p>
          </table:table-cell>
          <table:table-cell office:value-type="string">
            <text:p>H</text:p>
          </table:table-cell>
          <table:table-cell office:value-type="float" office:value="12">
            <text:p>12</text:p>
          </table:table-cell>
          <table:table-cell office:value-type="float" office:value="41.6">
            <text:p>41.6</text:p>
          </table:table-cell>
          <table:table-cell table:formula="of:=175/[.D289]" office:value-type="float" office:value="4.20673076923077">
            <text:p>4.2067307692</text:p>
          </table:table-cell>
          <table:table-cell table:formula="of:=35-[.E289]" office:value-type="float" office:value="30.7932692307692">
            <text:p>30.7932692308</text:p>
          </table:table-cell>
          <table:table-cell table:number-columns-repeated="2"/>
          <table:table-cell office:value-type="string">
            <text:p>NOSERIES</text:p>
          </table:table-cell>
          <table:table-cell office:value-type="float" office:value="6433">
            <text:p>6433</text:p>
          </table:table-cell>
          <table:table-cell office:value-type="string">
            <text:p>Ptychozoon</text:p>
          </table:table-cell>
          <table:table-cell office:value-type="string">
            <text:p>kuhli</text:p>
          </table:table-cell>
          <table:table-cell office:value-type="string">
            <text:p>Malaysia</text:p>
          </table:table-cell>
          <table:table-cell office:value-type="string">
            <text:p>Pulau Tioman</text:p>
          </table:table-cell>
          <table:table-cell/>
          <table:table-cell office:value-type="string">
            <text:p>West Malaysia, Pahang, Pulau Tioman, Tekek-Juara Trail</text:p>
          </table:table-cell>
          <table:table-cell table:number-columns-repeated="2"/>
          <table:table-cell office:value-type="string">
            <text:p>D-54-LOOSE</text:p>
          </table:table-cell>
          <table:table-cell table:style-name="ce1" office:value-type="string">
            <text:p>False</text:p>
          </table:table-cell>
          <table:table-cell/>
          <table:table-cell office:value-type="string">
            <text:p>ku_freezer.txt</text:p>
          </table:table-cell>
        </table:table-row>
        <table:table-row table:style-name="ro2" table:number-rows-repeated="1048286">
          <table:table-cell table:number-columns-repeated="22"/>
        </table:table-row>
        <table:table-row table:style-name="ro2">
          <table:table-cell table:number-columns-repeated="22"/>
        </table:table-row>
      </table:table>
      <table:named-expressions/>
      <table:database-ranges>
        <table:database-range table:name="__Anonymous_Sheet_DB__0" table:target-range-address="Sheet1.A1:Sheet1.AMI1048471" table:contains-header="false">
          <table:sort>
            <table:sort-by table:field-number="1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 style:print="charts drawings grid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2-20">00/00/0000</text:date>, <text:time style:data-style-name="N2" text:time-value="0000-00-00T02:17:34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2-20T04:05:31</dc:date>
    <dc:creator>Jamie Oaks</dc:creator>
    <meta:generator>LibreOffice/3.6$Linux_X86_64 LibreOffice_project/360m1$Build-2</meta:generator>
    <meta:editing-duration>PT5H10M13S</meta:editing-duration>
    <meta:editing-cycles>142</meta:editing-cycles>
    <meta:printed-by>Jamie Oaks</meta:printed-by>
    <meta:print-date>2013-02-20T03:41:08</meta:print-date>
    <meta:document-statistic meta:table-count="1" meta:cell-count="6096" meta:object-count="0"/>
  </office:meta>
</office:document-meta>
</file>